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Basic/Standard/PathManager.xml" manifest:media-type="text/xml"/>
  <manifest:file-entry manifest:full-path="Basic/Standard/CellButton.xml" manifest:media-type="text/xml"/>
  <manifest:file-entry manifest:full-path="Basic/Standard/script-lb.xml" manifest:media-type="text/xml"/>
  <manifest:file-entry manifest:full-path="Basic/Standard/ItemManager.xml" manifest:media-type="text/xml"/>
  <manifest:file-entry manifest:full-path="Basic/Standard/KilnManager.xml" manifest:media-type="text/xml"/>
  <manifest:file-entry manifest:full-path="Basic/Standard/SolverManager.xml" manifest:media-type="text/xml"/>
  <manifest:file-entry manifest:full-path="Basic/Standard/ListManager.xml" manifest:media-type="text/xml"/>
  <manifest:file-entry manifest:full-path="Basic/Standard/FileManager.xml" manifest:media-type="text/xml"/>
  <manifest:file-entry manifest:full-path="Basic/Standard/Util.xml" manifest:media-type="text/xml"/>
  <manifest:file-entry manifest:full-path="Basic/Standard/ConstantsAndGlobals.xml" manifest:media-type="text/xml"/>
  <manifest:file-entry manifest:full-path="Basic/script-lc.xml" manifest:media-type="text/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001000000390000003927EF32C06AD0E6F3.png" manifest:media-type="image/png"/>
  <manifest:file-entry manifest:full-path="Pictures/100000010000003900000039DD070BC10933C010.png" manifest:media-type="image/png"/>
  <manifest:file-entry manifest:full-path="Pictures/10000001000000390000003978E62A8C2FE60963.png" manifest:media-type="image/png"/>
  <manifest:file-entry manifest:full-path="Pictures/100000010000003900000039F16260743D923073.png" manifest:media-type="image/png"/>
  <manifest:file-entry manifest:full-path="settings.xml" manifest:media-type="text/xml"/>
  <manifest:file-entry manifest:full-path="Thumbnails/thumbnail.png" manifest:media-type="image/png"/>
</manifest:manifest>
</file>

<file path=content.xml><?xml version="1.0" encoding="utf-8"?>
<office:document-content xmlns:officeooo="http://openoffice.org/2009/office"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event-listeners>
      <script:event-listener script:language="ooo:script" script:event-name="dom:load" xlink:href="vnd.sun.star.script:Standard.ConstantsAndGlobals.SetInitialValues?language=Basic&amp;location=document" xlink:type="simple"/>
    </office:event-listeners>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829cm"/>
    </style:style>
    <style:style style:name="co2" style:family="table-column">
      <style:table-column-properties fo:break-before="auto" style:column-width="0.199cm"/>
    </style:style>
    <style:style style:name="co3" style:family="table-column">
      <style:table-column-properties fo:break-before="auto" style:column-width="2.378cm"/>
    </style:style>
    <style:style style:name="co4" style:family="table-column">
      <style:table-column-properties fo:break-before="auto" style:column-width="2.505cm"/>
    </style:style>
    <style:style style:name="co5" style:family="table-column">
      <style:table-column-properties fo:break-before="auto" style:column-width="2.286cm"/>
    </style:style>
    <style:style style:name="co6" style:family="table-column">
      <style:table-column-properties fo:break-before="auto" style:column-width="4.411cm"/>
    </style:style>
    <style:style style:name="co7" style:family="table-column">
      <style:table-column-properties fo:break-before="auto" style:column-width="1.603cm"/>
    </style:style>
    <style:style style:name="co8" style:family="table-column">
      <style:table-column-properties fo:break-before="auto" style:column-width="2.062cm"/>
    </style:style>
    <style:style style:name="co9" style:family="table-column">
      <style:table-column-properties fo:break-before="auto" style:column-width="2.004cm"/>
    </style:style>
    <style:style style:name="co10" style:family="table-column">
      <style:table-column-properties fo:break-before="auto" style:column-width="1cm"/>
    </style:style>
    <style:style style:name="co11" style:family="table-column">
      <style:table-column-properties fo:break-before="auto" style:column-width="1.499cm"/>
    </style:style>
    <style:style style:name="co12" style:family="table-column">
      <style:table-column-properties fo:break-before="auto" style:column-width="1.002cm"/>
    </style:style>
    <style:style style:name="co13" style:family="table-column">
      <style:table-column-properties fo:break-before="auto" style:column-width="1.718cm"/>
    </style:style>
    <style:style style:name="co14" style:family="table-column">
      <style:table-column-properties fo:break-before="auto" style:column-width="2.258cm"/>
    </style:style>
    <style:style style:name="co15" style:family="table-column">
      <style:table-column-properties fo:break-before="auto" style:column-width="5.754cm"/>
    </style:style>
    <style:style style:name="ro1" style:family="table-row">
      <style:table-row-properties style:row-height="0.9cm" fo:break-before="auto" style:use-optimal-row-height="false"/>
    </style:style>
    <style:style style:name="ro2" style:family="table-row">
      <style:table-row-properties style:row-height="0.452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Status" style:data-style-name="N100">
      <style:table-cell-properties fo:background-color="#0d335b" style:cell-protect="protected" style:print-content="true" style:text-align-source="fix" style:repeat-content="false" fo:border="0.74pt solid #ffffff" style:vertical-align="middle"/>
      <style:paragraph-properties fo:text-align="center" fo:margin-left="0cm"/>
      <style:text-properties fo:color="#ffffff" fo:font-size="12pt" fo:font-weight="bold"/>
    </style:style>
    <style:style style:name="ce2" style:family="table-cell" style:parent-style-name="Status" style:data-style-name="N100">
      <style:table-cell-properties fo:background-color="#3465a4" style:cell-protect="protected" style:print-content="true" style:text-align-source="fix" style:repeat-content="false" fo:border="0.74pt solid #ffffff" style:vertical-align="middle"/>
      <style:paragraph-properties fo:text-align="center" fo:margin-left="0cm"/>
      <style:text-properties fo:color="#ffffff" fo:font-size="12pt" fo:font-weight="bold"/>
    </style:style>
    <style:style style:name="ce3" style:family="table-cell" style:parent-style-name="Default" style:data-style-name="N100">
      <style:table-cell-properties style:cell-protect="protected" style:print-content="true" style:text-align-source="fix" style:repeat-content="false" fo:border="0.74pt solid #ffffff" style:vertical-align="middle"/>
      <style:paragraph-properties fo:text-align="center"/>
    </style:style>
    <style:style style:name="ce5" style:family="table-cell" style:parent-style-name="Default" style:data-style-name="N100">
      <style:table-cell-properties style:cell-protect="protected" style:print-content="true" fo:border="0.74pt solid #ffffff" style:vertical-align="middle"/>
    </style:style>
    <style:style style:name="ce6" style:family="table-cell" style:parent-style-name="Status" style:data-style-name="N100">
      <style:table-cell-properties fo:background-color="#6b7989" style:cell-protect="protected" style:print-content="true" style:text-align-source="fix" style:repeat-content="false" fo:border="0.74pt solid #ffffff" style:vertical-align="middle"/>
      <style:paragraph-properties fo:text-align="center" fo:margin-left="0cm"/>
      <style:text-properties fo:color="#ffffff" fo:font-size="12pt" fo:font-weight="bold"/>
    </style:style>
    <style:style style:name="ce8" style:family="table-cell" style:parent-style-name="Default" style:data-style-name="N100">
      <style:table-cell-properties fo:background-color="#b5bfca" style:cell-protect="protected" style:print-content="true" fo:border="0.74pt solid #ffffff" style:vertical-align="middle"/>
    </style:style>
    <style:style style:name="ce9" style:family="table-cell" style:parent-style-name="Default" style:data-style-name="N100">
      <style:table-cell-properties fo:background-color="#6b7989" style:cell-protect="protected" style:print-content="true" style:text-align-source="fix" style:repeat-content="false" fo:border="0.74pt solid #ffffff" style:vertical-align="middle"/>
      <style:paragraph-properties fo:text-align="center" fo:margin-left="0cm"/>
    </style:style>
    <style:style style:name="ce12" style:family="table-cell" style:parent-style-name="Status" style:data-style-name="N100">
      <style:table-cell-properties fo:background-color="#93c4e2" style:cell-protect="protected" style:print-content="true" style:text-align-source="fix" style:repeat-content="false" fo:border="0.74pt solid #ffffff" style:vertical-align="middle"/>
      <style:paragraph-properties fo:text-align="center" fo:margin-left="0cm"/>
      <style:text-properties fo:color="#ffffff" fo:font-size="12pt" fo:font-weight="bold"/>
    </style:style>
    <style:style style:name="ce27" style:family="table-cell" style:parent-style-name="Status" style:data-style-name="N100">
      <style:table-cell-properties fo:background-color="#93c4e2" style:cell-protect="none" style:print-content="true" style:text-align-source="fix" style:repeat-content="false" fo:border="0.74pt solid #ffffff" style:vertical-align="middle"/>
      <style:paragraph-properties fo:text-align="center" fo:margin-left="0cm"/>
      <style:text-properties fo:color="#ffffff" fo:font-size="12pt" fo:font-weight="bold"/>
    </style:style>
    <style:style style:name="ce15" style:family="table-cell" style:parent-style-name="Default" style:data-style-name="N100">
      <style:table-cell-properties fo:background-color="#93c4e2" style:cell-protect="none" style:print-content="true" style:text-align-source="fix" style:repeat-content="false" fo:border="0.74pt solid #ffffff" style:vertical-align="middle"/>
      <style:paragraph-properties fo:text-align="center" fo:margin-left="0cm"/>
    </style:style>
    <style:style style:name="ce16" style:family="table-cell" style:parent-style-name="Status" style:data-style-name="N100">
      <style:table-cell-properties fo:background-color="#3465a4" style:cell-protect="none" style:print-content="true" style:text-align-source="fix" style:repeat-content="false" fo:border="0.74pt solid #ffffff" style:vertical-align="middle"/>
      <style:paragraph-properties fo:text-align="center" fo:margin-left="0cm"/>
      <style:text-properties fo:color="#ffffff" fo:font-size="12pt" fo:font-weight="bold"/>
    </style:style>
    <style:style style:name="ce18" style:family="table-cell" style:parent-style-name="Default" style:data-style-name="N100">
      <style:table-cell-properties fo:background-color="#6b7989" style:cell-protect="protected" style:print-content="true" style:text-align-source="fix" style:repeat-content="false" fo:wrap-option="wrap" fo:border="0.74pt solid #ffffff" style:vertical-align="middle"/>
      <style:paragraph-properties fo:text-align="center"/>
      <style:text-properties fo:color="#ffffff" style:font-name="Liberation Sans" fo:font-size="12pt" fo:font-weight="bold"/>
    </style:style>
    <style:style style:name="ce19" style:family="table-cell" style:parent-style-name="Default" style:data-style-name="N100">
      <style:table-cell-properties style:cell-protect="none" style:print-content="true" fo:border="0.74pt solid #ffffff" style:vertical-align="middle"/>
    </style:style>
    <style:style style:name="ce20" style:family="table-cell" style:parent-style-name="Status" style:data-style-name="N100">
      <style:table-cell-properties fo:background-color="#93c4e2" style:cell-protect="none" style:print-content="true" fo:border="0.74pt solid #ffffff" style:vertical-align="middle"/>
      <style:text-properties fo:color="#ffffff" fo:font-size="12pt" fo:font-weight="bold"/>
    </style:style>
    <style:style style:name="ce21" style:family="table-cell" style:parent-style-name="Status" style:data-style-name="N100">
      <style:table-cell-properties fo:background-color="#93c4e2" style:cell-protect="protected" style:print-content="true" fo:border="0.74pt solid #ffffff" style:vertical-align="middle"/>
      <style:text-properties fo:color="#ffffff" fo:font-size="12pt" fo:font-weight="bold"/>
    </style:style>
    <style:style style:name="ce25" style:family="table-cell" style:parent-style-name="Status" style:data-style-name="N100">
      <style:table-cell-properties fo:background-color="#b4c7dc" style:cell-protect="none" style:print-content="true" fo:border="0.74pt solid #ffffff" style:vertical-align="middle"/>
      <style:text-properties fo:color="#ffffff" fo:font-size="12pt" fo:font-weight="bold"/>
    </style:style>
    <style:style style:name="ce23" style:family="table-cell" style:parent-style-name="Default" style:data-style-name="N100">
      <style:table-cell-properties fo:background-color="#93c4e2" style:cell-protect="none" style:print-content="true" fo:border="0.74pt solid #ffffff" style:vertical-align="middle"/>
      <style:text-properties fo:color="#ffffff" fo:font-size="12pt" fo:font-weight="bold"/>
    </style:style>
    <style:style style:name="ce31" style:family="table-cell" style:parent-style-name="Default" style:data-style-name="N100">
      <style:table-cell-properties fo:background-color="#b5bfca" style:cell-protect="none" style:print-content="true" fo:border="0.74pt solid #ffffff" style:vertical-align="middle"/>
    </style:style>
    <style:style style:name="ce28" style:family="table-cell" style:parent-style-name="Default" style:data-style-name="N100">
      <style:table-cell-properties fo:background-color="#93c4e2" style:cell-protect="protected" style:print-content="true" fo:border="0.74pt solid #ffffff" style:vertical-align="middle"/>
      <style:text-properties fo:color="#ffffff" fo:font-size="12pt" fo:font-weight="bold"/>
    </style:style>
    <style:style style:name="ce26" style:family="table-cell" style:parent-style-name="Default" style:data-style-name="N100">
      <style:table-cell-properties fo:background-color="#93c4e2" style:cell-protect="none" style:print-content="true" fo:border="0.74pt solid #ffffff" style:vertical-align="middle"/>
      <style:text-properties fo:color="#ffffff" fo:font-size="12pt" fo:font-weight="bold"/>
    </style:style>
    <style:style style:name="ce30" style:family="table-cell" style:parent-style-name="Default" style:data-style-name="N100">
      <style:table-cell-properties fo:background-color="#72c4e2" style:cell-protect="none" style:print-content="true" style:text-align-source="fix" style:repeat-content="false" fo:wrap-option="wrap" fo:border="0.74pt solid #ffffff" style:vertical-align="middle"/>
      <style:paragraph-properties fo:text-align="center"/>
      <style:text-properties fo:color="#ffffff" style:font-name="Liberation Sans" fo:font-size="12pt" fo:font-weight="bold"/>
    </style:style>
    <style:style style:name="ce32" style:family="table-cell" style:parent-style-name="Default" style:data-style-name="N100">
      <style:table-cell-properties fo:background-color="#72c4e2" style:cell-protect="protected" style:print-content="true" style:text-align-source="fix" style:repeat-content="false" fo:wrap-option="wrap" fo:border="0.74pt solid #ffffff" style:vertical-align="middle"/>
      <style:paragraph-properties fo:text-align="center"/>
      <style:text-properties fo:color="#ffffff" style:font-name="Liberation Sans" fo:font-size="12pt" fo:font-weight="bold"/>
    </style:style>
    <style:style style:name="ce35" style:family="table-cell" style:parent-style-name="Default">
      <style:table-cell-properties style:cell-protect="none" style:print-content="true"/>
    </style:style>
    <style:style style:name="ce34" style:family="table-cell" style:parent-style-name="Default" style:data-style-name="N100">
      <style:table-cell-properties fo:background-color="#ff0000" style:cell-protect="protected" style:print-content="true" style:text-align-source="fix" style:repeat-content="false" fo:wrap-option="wrap" fo:border="0.74pt solid #ffffff" style:vertical-align="middle"/>
      <style:paragraph-properties fo:text-align="center"/>
      <style:text-properties fo:color="#ffffff" style:font-name="Liberation Sans" fo:font-size="12pt" fo:font-weight="bold"/>
    </style:style>
    <style:style style:name="ce37" style:family="table-cell" style:parent-style-name="Default" style:data-style-name="N100"/>
    <style:style style:name="gr1" style:family="graphic">
      <style:graphic-properties fo:background-color="#3aa47c" style:protect="position size"/>
    </style:style>
    <style:style style:name="gr2" style:family="graphic">
      <style:graphic-properties draw:textarea-vertical-align="middle" fo:background-color="#3aa47c"/>
      <style:text-properties fo:color="#ffffff" fo:font-size="12pt" fo:font-weight="bold"/>
    </style:style>
    <style:style style:name="gr3" style:family="graphic">
      <style:graphic-properties fo:background-color="#93c4e2"/>
      <style:text-properties fo:color="#ffffff" fo:font-weight="bold"/>
    </style:style>
    <style:style style:name="gr4" style:family="graphic">
      <style:graphic-properties draw:textarea-vertical-align="middle" fo:background-color="#d41010"/>
      <style:text-properties fo:color="#ffffff" fo:font-size="12pt" fo:font-weight="bold"/>
    </style:style>
    <style:style style:name="gr5" style:family="graphic">
      <style:graphic-properties draw:textarea-vertical-align="middle" fo:background-color="#ffd74c"/>
      <style:text-properties fo:color="#ffffff" fo:font-size="12pt" fo:font-weight="bold"/>
    </style:style>
    <style:style style:name="gr6" style:family="graphic">
      <style:graphic-properties draw:textarea-vertical-align="middle" fo:background-color="#7d9b94"/>
      <style:text-properties fo:color="#ffffff" fo:font-size="12pt" fo:font-weight="bold"/>
    </style:style>
    <style:style style:name="P1" style:family="paragraph">
      <style:paragraph-properties fo:text-align="center"/>
    </style:style>
    <style:style style:name="P2" style:family="paragraph">
      <style:paragraph-properties fo:text-align="center"/>
      <style:text-properties fo:color="#ffffff" fo:font-size="12pt" fo:font-weight="bold"/>
    </style:style>
    <style:style style:name="P3" style:family="paragraph">
      <style:paragraph-properties fo:text-align="start"/>
      <style:text-properties fo:color="#ffffff" fo:font-weight="bold"/>
    </style:style>
  </office:automatic-styles>
  <office:body>
    <office:spreadsheet>
      <table:calculation-settings table:automatic-find-labels="false" table:use-regular-expressions="false" table:use-wildcards="true"/>
      <table:table table:name="Forno" table:style-name="ta1" table:protected="true" table:protection-key="btWDPPNShuv4Zit7WUnw10K77D8=" table:protection-key-digest-algorithm="http://www.w3.org/2000/09/xmldsig#sha1">
        <loext:table-protection loext:select-protected-cells="true" loext:select-unprotected-cells="true"/>
        <officeooo:event-listeners>
          <script:event-listener script:language="ooo:script" script:event-name="dom:select" xlink:href="vnd.sun.star.script:Standard.Util.LockCellSelection?language=Basic&amp;location=document" xlink:type="simple"/>
        </officeooo:event-listeners>
        <office:forms form:automatic-focus="false" form:apply-design-mode="false">
          <form:form form:name="Formulário"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botaoCriarForno" form:control-implementation="ooo:com.sun.star.form.component.CommandButton" xml:id="control1" form:id="control1" form:label="Criar Forno" office:target-frame="" form:delay-for-repeat="PT0.050000000S" form:image-position="center">
              <form:properties>
                <form:property form:property-name="DefaultControl" office:value-type="string" office:string-value="com.sun.star.form.control.CommandButton"/>
                <form:property form:property-name="HelpText" office:value-type="string" office:string-value="Resolver o problema com os itens e quantidades descritas"/>
                <form:property form:property-name="MultiLine" office:value-type="boolean" office:boolean-value="true"/>
              </form:properties>
              <office:event-listeners>
                <script:event-listener script:language="ooo:script" script:event-name="form:performaction" xlink:href="vnd.sun.star.script:Standard.KilnManager.StoreKiln?language=Basic&amp;location=document" xlink:type="simple"/>
              </office:event-listeners>
            </form:button>
            <form:button form:name="botaoCirculo" form:control-implementation="ooo:com.sun.star.form.component.CommandButton" xml:id="control2" form:id="control2" form:label="  " form:printable="false" office:target-frame="" form:image-data="Pictures/100000010000003900000039F16260743D923073.png" form:focus-on-click="false" form:delay-for-repeat="PT0.050000000S" form:image-position="center">
              <form:properties>
                <form:property form:property-name="DefaultControl" office:value-type="string" office:string-value="com.sun.star.form.control.CommandButton"/>
                <form:property form:property-name="HelpText" office:value-type="string" office:string-value="Resolver o problema com os itens e quantidades descritas"/>
              </form:properties>
              <office:event-listeners>
                <script:event-listener script:language="ooo:script" script:event-name="dom:mouseup" xlink:href="vnd.sun.star.script:Standard.ItemManager.CircleSelected?language=Basic&amp;location=document" xlink:type="simple"/>
              </office:event-listeners>
            </form:button>
            <form:button form:name="botaoQuadrado" form:control-implementation="ooo:com.sun.star.form.component.CommandButton" xml:id="control3" form:id="control3" office:target-frame="" form:image-data="Pictures/10000001000000390000003978E62A8C2FE60963.png" form:delay-for-repeat="PT0.050000000S" form:image-position="center">
              <form:properties>
                <form:property form:property-name="DefaultControl" office:value-type="string" office:string-value="com.sun.star.form.control.CommandButton"/>
                <form:property form:property-name="HelpText" office:value-type="string" office:string-value="Resolver o problema com os itens e quantidades descritas"/>
              </form:properties>
              <office:event-listeners>
                <script:event-listener script:language="ooo:script" script:event-name="dom:mouseup" xlink:href="vnd.sun.star.script:Standard.ItemManager.SquareSelected?language=Basic&amp;location=document" xlink:type="simple"/>
              </office:event-listeners>
            </form:button>
            <form:button form:name="botaoRetangulo" form:control-implementation="ooo:com.sun.star.form.component.CommandButton" xml:id="control4" form:id="control4" office:target-frame="" form:image-data="Pictures/10000001000000390000003927EF32C06AD0E6F3.png" form:delay-for-repeat="PT0.050000000S" form:image-position="center">
              <form:properties>
                <form:property form:property-name="DefaultControl" office:value-type="string" office:string-value="com.sun.star.form.control.CommandButton"/>
                <form:property form:property-name="HelpText" office:value-type="string" office:string-value="Resolver o problema com os itens e quantidades descritas"/>
              </form:properties>
              <office:event-listeners>
                <script:event-listener script:language="ooo:script" script:event-name="dom:mouseup" xlink:href="vnd.sun.star.script:Standard.ItemManager.RectangleSelected?language=Basic&amp;location=document" xlink:type="simple"/>
              </office:event-listeners>
            </form:button>
            <form:button form:name="botaoTriangulo" form:control-implementation="ooo:com.sun.star.form.component.CommandButton" xml:id="control5" form:id="control5" office:target-frame="" form:image-data="Pictures/100000010000003900000039DD070BC10933C010.png" form:delay-for-repeat="PT0.050000000S" form:image-position="center">
              <form:properties>
                <form:property form:property-name="DefaultControl" office:value-type="string" office:string-value="com.sun.star.form.control.CommandButton"/>
                <form:property form:property-name="HelpText" office:value-type="string" office:string-value="Resolver o problema com os itens e quantidades descritas"/>
              </form:properties>
              <office:event-listeners>
                <script:event-listener script:language="ooo:script" script:event-name="dom:mouseup" xlink:href="vnd.sun.star.script:Standard.ItemManager.TriangleSelected?language=Basic&amp;location=document" xlink:type="simple"/>
              </office:event-listeners>
            </form:button>
            <form:button form:name="adicionarItem" form:control-implementation="ooo:com.sun.star.form.component.CommandButton" xml:id="control6" form:id="control6" form:label="Adicionar Item" office:target-frame="" form:delay-for-repeat="PT0.050000000S" form:image-position="center">
              <form:properties>
                <form:property form:property-name="DefaultControl" office:value-type="string" office:string-value="com.sun.star.form.control.CommandButton"/>
                <form:property form:property-name="HelpText" office:value-type="string" office:string-value="Resolver o problema com os itens e quantidades descritas"/>
                <form:property form:property-name="MultiLine" office:value-type="boolean" office:boolean-value="true"/>
              </form:properties>
              <office:event-listeners>
                <script:event-listener script:language="ooo:script" script:event-name="dom:mouseup" xlink:href="vnd.sun.star.script:Standard.ItemManager.AddItem?language=Basic&amp;location=document" xlink:type="simple"/>
              </office:event-listeners>
            </form:button>
            <form:button form:name="salvarProjeto" form:control-implementation="ooo:com.sun.star.form.component.CommandButton" xml:id="control7" form:id="control7" form:label="Salvar Lista de Peças" office:target-frame="" form:delay-for-repeat="PT0.050000000S" form:image-position="center">
              <form:properties>
                <form:property form:property-name="DefaultControl" office:value-type="string" office:string-value="com.sun.star.form.control.CommandButton"/>
                <form:property form:property-name="HelpText" office:value-type="string" office:string-value="Resolver o problema com os itens e quantidades descritas"/>
                <form:property form:property-name="MultiLine" office:value-type="boolean" office:boolean-value="true"/>
              </form:properties>
              <office:event-listeners>
                <script:event-listener script:language="ooo:script" script:event-name="dom:mousedown" xlink:href="vnd.sun.star.script:Standard.ListManager.WriteList?language=Basic&amp;location=document" xlink:type="simple"/>
              </office:event-listeners>
            </form:button>
            <form:button form:name="abrirProjeto" form:control-implementation="ooo:com.sun.star.form.component.CommandButton" xml:id="control8" form:id="control8" form:label="Abrir Lista Salva" form:printable="false" office:target-frame="" form:focus-on-click="false" form:delay-for-repeat="PT0.050000000S" form:image-position="center">
              <form:properties>
                <form:property form:property-name="DefaultControl" office:value-type="string" office:string-value="com.sun.star.form.control.CommandButton"/>
                <form:property form:property-name="HelpText" office:value-type="string" office:string-value="Resolver o problema com os itens e quantidades descritas"/>
                <form:property form:property-name="MultiLine" office:value-type="boolean" office:boolean-value="true"/>
              </form:properties>
              <office:event-listeners>
                <script:event-listener script:language="ooo:script" script:event-name="dom:mouseup" xlink:href="vnd.sun.star.script:Standard.ListManager.ReadList?language=Basic&amp;location=document" xlink:type="simple"/>
              </office:event-listeners>
            </form:button>
            <form:button form:name="limparLista" form:control-implementation="ooo:com.sun.star.form.component.CommandButton" xml:id="control9" form:id="control9" form:label="Limpar" office:target-frame="" form:delay-for-repeat="PT0.050000000S" form:image-position="center">
              <form:properties>
                <form:property form:property-name="DefaultControl" office:value-type="string" office:string-value="com.sun.star.form.control.CommandButton"/>
                <form:property form:property-name="HelpText" office:value-type="string" office:string-value="Resolver o problema com os itens e quantidades descritas"/>
                <form:property form:property-name="MultiLine" office:value-type="boolean" office:boolean-value="true"/>
              </form:properties>
              <office:event-listeners>
                <script:event-listener script:language="ooo:script" script:event-name="dom:mouseup" xlink:href="vnd.sun.star.script:Standard.ListManager.CleanList?language=Basic&amp;location=document" xlink:type="simple"/>
              </office:event-listeners>
            </form:button>
            <form:button form:name="botaoOrganizarPecas" form:control-implementation="ooo:com.sun.star.form.component.CommandButton" xml:id="control10" form:id="control10" form:label="Sugerir Solução" office:target-frame="" form:delay-for-repeat="PT0.050000000S" form:image-position="center">
              <form:properties>
                <form:property form:property-name="DefaultControl" office:value-type="string" office:string-value="com.sun.star.form.control.CommandButton"/>
                <form:property form:property-name="HelpText" office:value-type="string" office:string-value="Resolver o problema com os itens e quantidades descritas"/>
                <form:property form:property-name="MultiLine" office:value-type="boolean" office:boolean-value="true"/>
              </form:properties>
              <office:event-listeners>
                <script:event-listener script:language="ooo:script" script:event-name="dom:mouseup" xlink:href="vnd.sun.star.script:Standard.Util.UnlockSheet?language=Basic&amp;location=document" xlink:type="simple"/>
              </office:event-listeners>
            </form:button>
            <form:button form:name="apagarLista" form:control-implementation="ooo:com.sun.star.form.component.CommandButton" xml:id="control11" form:id="control11" form:label="Apagar Lista Salva" office:target-frame="" form:delay-for-repeat="PT0.050000000S" form:image-position="center">
              <form:properties>
                <form:property form:property-name="DefaultControl" office:value-type="string" office:string-value="com.sun.star.form.control.CommandButton"/>
                <form:property form:property-name="HelpText" office:value-type="string" office:string-value="Resolver o problema com os itens e quantidades descritas"/>
                <form:property form:property-name="MultiLine" office:value-type="boolean" office:boolean-value="true"/>
              </form:properties>
              <office:event-listeners>
                <script:event-listener script:language="ooo:script" script:event-name="dom:mouseup" xlink:href="vnd.sun.star.script:Standard.ListManager.EraseSavedList?language=Basic&amp;location=document" xlink:type="simple"/>
              </office:event-listeners>
            </form:button>
            <form:listbox form:name="escolheForno" form:control-implementation="ooo:com.sun.star.form.component.ListBox" xml:id="control12" form:id="control12" form:dropdown="true" form:size="20" form:input-required="false" form:bound-column="1" form:linked-cell="Forno.F6" form:list-linkage-type="selection">
              <form:properties>
                <form:property form:property-name="ControlTypeinMSO" office:value-type="float" office:value="0"/>
                <form:property form:property-name="DefaultControl" office:value-type="string" office:string-value="com.sun.star.form.control.ListBox"/>
                <form:property form:property-name="MouseWheelBehavior" office:value-type="float" office:value="0"/>
                <form:property form:property-name="ObjIDinMSO" office:value-type="float" office:value="65535"/>
                <form:list-property form:property-name="TypedItemList" office:value-type="float"/>
              </form:properties>
              <office:event-listeners>
                <script:event-listener script:language="ooo:script" script:event-name="form:itemstatechange" xlink:href="vnd.sun.star.script:Standard.KilnManager.KilnSelected?language=Basic&amp;location=document" xlink:type="simple"/>
                <script:event-listener script:language="ooo:script" script:event-name="dom:mousedown" xlink:href="vnd.sun.star.script:Standard.KilnManager.ListKilns?language=Basic&amp;location=document" xlink:type="simple"/>
              </office:event-listeners>
              <form:option form:label="" form:current-selected="true"/>
              <form:option form:label="Forno _Comp:20_Larg:20_Alt:30"/>
              <form:option form:label="Forno _Comp:36_Larg:36_Alt:36"/>
              <form:option form:label="Forno _Comp:22_Larg:20_Alt:20"/>
              <form:option form:label="Forno _Comp:40_Larg:40_Alt:20"/>
              <form:option form:label="Forno _Comp:64_Larg:64_Alt:64"/>
              <form:option form:label="Forno _Comp:45_Larg:45_Alt:45"/>
              <form:option form:label="Forno _Comp:65_Larg:64_Alt:64"/>
              <form:option form:label="Forno _Comp:30_Larg:40_Alt:50"/>
            </form:listbox>
            <form:button form:name="botaoEditarForno" form:control-implementation="ooo:com.sun.star.form.component.CommandButton" xml:id="control13" form:id="control13" form:label="Alterar" office:target-frame="" form:delay-for-repeat="PT0.050000000S" form:image-position="center">
              <form:properties>
                <form:property form:property-name="DefaultControl" office:value-type="string" office:string-value="com.sun.star.form.control.CommandButton"/>
                <form:property form:property-name="HelpText" office:value-type="string" office:string-value="Resolver o problema com os itens e quantidades descritas"/>
                <form:property form:property-name="MultiLine" office:value-type="boolean" office:boolean-value="true"/>
              </form:properties>
              <office:event-listeners>
                <script:event-listener script:language="ooo:script" script:event-name="dom:mouseup" xlink:href="vnd.sun.star.script:Standard.KilnManager.EditKilnButtonAction?language=Basic&amp;location=document" xlink:type="simple"/>
              </office:event-listeners>
            </form:button>
            <form:button form:name="botaoSalvarAltForno" form:control-implementation="ooo:com.sun.star.form.component.CommandButton" xml:id="control14" form:id="control14" form:label="Salvar Alterações" form:disabled="true" office:target-frame="" form:delay-for-repeat="PT0.050000000S" form:image-position="center">
              <form:properties>
                <form:property form:property-name="DefaultControl" office:value-type="string" office:string-value="com.sun.star.form.control.CommandButton"/>
                <form:property form:property-name="EnableVisible" office:value-type="boolean" office:boolean-value="false"/>
                <form:property form:property-name="HelpText" office:value-type="string" office:string-value="Resolver o problema com os itens e quantidades descritas"/>
                <form:property form:property-name="MultiLine" office:value-type="boolean" office:boolean-value="true"/>
              </form:properties>
              <office:event-listeners>
                <script:event-listener script:language="ooo:script" script:event-name="dom:mouseup" xlink:href="vnd.sun.star.script:Standard.KilnManager.SaveKilnEdition?language=Basic&amp;location=document" xlink:type="simple"/>
              </office:event-listeners>
            </form:button>
            <form:button form:name="botaoApagarForno" form:control-implementation="ooo:com.sun.star.form.component.CommandButton" xml:id="control15" form:id="control15" form:label="Apagar Forno" form:disabled="true" office:target-frame="" form:delay-for-repeat="PT0.050000000S" form:image-position="center">
              <form:properties>
                <form:property form:property-name="DefaultControl" office:value-type="string" office:string-value="com.sun.star.form.control.CommandButton"/>
                <form:property form:property-name="EnableVisible" office:value-type="boolean" office:boolean-value="false"/>
                <form:property form:property-name="HelpText" office:value-type="string" office:string-value="Resolver o problema com os itens e quantidades descritas"/>
                <form:property form:property-name="MultiLine" office:value-type="boolean" office:boolean-value="true"/>
              </form:properties>
              <office:event-listeners>
                <script:event-listener script:language="ooo:script" script:event-name="dom:mouseup" xlink:href="vnd.sun.star.script:Standard.KilnManager.EraseKiln?language=Basic&amp;location=document" xlink:type="simple"/>
              </office:event-listeners>
            </form:button>
            <form:button form:name="botaoCancelarAltForno" form:control-implementation="ooo:com.sun.star.form.component.CommandButton" xml:id="control16" form:id="control16" form:label="Cancelar" form:disabled="true" office:target-frame="" form:delay-for-repeat="PT0.050000000S" form:image-position="center">
              <form:properties>
                <form:property form:property-name="DefaultControl" office:value-type="string" office:string-value="com.sun.star.form.control.CommandButton"/>
                <form:property form:property-name="EnableVisible" office:value-type="boolean" office:boolean-value="false"/>
                <form:property form:property-name="HelpText" office:value-type="string" office:string-value="Resolver o problema com os itens e quantidades descritas"/>
                <form:property form:property-name="MultiLine" office:value-type="boolean" office:boolean-value="true"/>
              </form:properties>
              <office:event-listeners>
                <script:event-listener script:language="ooo:script" script:event-name="dom:mouseup" xlink:href="vnd.sun.star.script:Standard.KilnManager.CancelKilnEdition?language=Basic&amp;location=document" xlink:type="simple"/>
              </office:event-listeners>
            </form:button>
          </form:form>
        </office:forms>
        <table:table-column table:style-name="co1" table:number-columns-repeated="4" table:default-cell-style-name="ce5"/>
        <table:table-column table:style-name="co2" table:default-cell-style-name="ce8"/>
        <table:table-column table:style-name="co3" table:default-cell-style-name="ce5"/>
        <table:table-column table:style-name="co4" table:default-cell-style-name="ce5"/>
        <table:table-column table:style-name="co5" table:default-cell-style-name="ce5"/>
        <table:table-column table:style-name="co6" table:default-cell-style-name="ce5"/>
        <table:table-column table:style-name="co7" table:default-cell-style-name="ce5"/>
        <table:table-column table:style-name="co8" table:default-cell-style-name="ce5"/>
        <table:table-column table:style-name="co9" table:default-cell-style-name="ce5"/>
        <table:table-column table:style-name="co10" table:default-cell-style-name="ce5"/>
        <table:table-column table:style-name="co11" table:default-cell-style-name="ce19"/>
        <table:table-column table:style-name="co12" table:default-cell-style-name="ce5"/>
        <table:table-column table:style-name="co13" table:default-cell-style-name="ce5"/>
        <table:table-column table:style-name="co14" table:number-columns-repeated="1008" table:default-cell-style-name="ce5"/>
        <table:table-row table:style-name="ro1">
          <table:table-cell table:style-name="ce1" office:value-type="string" calcext:value-type="string" table:number-columns-spanned="4" table:number-rows-spanned="1">
            <text:p>Novo Item:</text:p>
          </table:table-cell>
          <table:covered-table-cell table:number-columns-repeated="3"/>
          <table:table-cell/>
          <table:table-cell table:style-name="ce16" office:value-type="string" calcext:value-type="string" table:number-columns-spanned="11" table:number-rows-spanned="1">
            <text:p>Novo Forno</text:p>
          </table:table-cell>
          <table:covered-table-cell table:number-columns-repeated="7" table:style-name="ce19"/>
          <table:covered-table-cell/>
          <table:covered-table-cell table:number-columns-repeated="2" table:style-name="ce19"/>
          <table:table-cell table:number-columns-repeated="1008"/>
        </table:table-row>
        <table:table-row table:style-name="ro1">
          <table:table-cell table:style-name="ce2" office:value-type="string" calcext:value-type="string" table:number-columns-spanned="4" table:number-rows-spanned="1">
            <text:p>Formato</text:p>
          </table:table-cell>
          <table:covered-table-cell table:number-columns-repeated="3"/>
          <table:table-cell/>
          <table:table-cell table:style-name="ce2" office:value-type="string" calcext:value-type="string" table:number-columns-spanned="2" table:number-rows-spanned="1">
            <text:p>Comprimento (cm):</text:p>
          </table:table-cell>
          <table:covered-table-cell/>
          <table:table-cell table:style-name="ce20"/>
          <table:table-cell table:style-name="ce2" office:value-type="string" calcext:value-type="string">
            <text:p>Largura (cm):</text:p>
          </table:table-cell>
          <table:table-cell table:style-name="ce23" table:number-columns-spanned="2" table:number-rows-spanned="1"/>
          <table:covered-table-cell table:style-name="ce26"/>
          <table:table-cell table:style-name="ce2" office:value-type="string" calcext:value-type="string" table:number-columns-spanned="2" table:number-rows-spanned="1">
            <text:p>Altura (cm):</text:p>
          </table:table-cell>
          <table:covered-table-cell/>
          <table:table-cell table:style-name="ce23" table:number-columns-spanned="3" table:number-rows-spanned="1"/>
          <table:covered-table-cell table:style-name="ce19"/>
          <table:covered-table-cell table:style-name="ce26"/>
          <table:table-cell table:number-columns-repeated="1008"/>
        </table:table-row>
        <table:table-row table:style-name="ro1">
          <table:table-cell table:style-name="ce3" table:number-columns-spanned="1" table:number-rows-spanned="2">
            <draw:control draw:z-index="1" draw:name="Controle 4" draw:style-name="gr1" draw:text-style-name="P1" svg:width="1.799cm" svg:height="1.799cm" svg:x="0cm" svg:y="0cm" draw:control="control2"/>
          </table:table-cell>
          <table:table-cell office:value-type="string" calcext:value-type="string" table:number-columns-spanned="1" table:number-rows-spanned="2">
            <text:p>Largura (cm):</text:p>
            <draw:control draw:z-index="2" draw:name="Controle 5" draw:style-name="gr1" draw:text-style-name="P1" svg:width="1.799cm" svg:height="1.799cm" svg:x="0cm" svg:y="0cm" draw:control="control3"/>
          </table:table-cell>
          <table:table-cell table:number-columns-spanned="1" table:number-rows-spanned="2">
            <draw:control draw:z-index="3" draw:name="Controle 6" draw:style-name="gr1" draw:text-style-name="P1" svg:width="1.8cm" svg:height="1.799cm" svg:x="0cm" svg:y="0cm" draw:control="control4"/>
          </table:table-cell>
          <table:table-cell table:number-columns-spanned="1" table:number-rows-spanned="2">
            <draw:control draw:z-index="4" draw:name="Controle 7" draw:style-name="gr1" draw:text-style-name="P1" svg:width="1.799cm" svg:height="1.799cm" svg:x="0cm" svg:y="0cm" draw:control="control5"/>
          </table:table-cell>
          <table:table-cell/>
          <table:table-cell table:style-name="ce2" office:value-type="string" calcext:value-type="string" table:number-columns-spanned="3" table:number-rows-spanned="1">
            <text:p>Alturas dos suportes (cm):</text:p>
          </table:table-cell>
          <table:covered-table-cell/>
          <table:covered-table-cell table:style-name="ce21"/>
          <table:table-cell table:style-name="ce20" table:number-columns-spanned="8" table:number-rows-spanned="1"/>
          <table:covered-table-cell table:number-columns-repeated="7" table:style-name="ce31"/>
          <table:table-cell table:number-columns-repeated="1008"/>
        </table:table-row>
        <table:table-row table:style-name="ro1">
          <table:covered-table-cell table:number-columns-repeated="4"/>
          <table:table-cell/>
          <table:table-cell table:style-name="ce8" table:number-columns-spanned="3" table:number-rows-spanned="1"/>
          <table:covered-table-cell table:number-columns-repeated="2" table:style-name="ce8"/>
          <table:table-cell table:style-name="ce8" office:value-type="string" calcext:value-type="string" table:number-columns-spanned="2" table:number-rows-spanned="1">
            <text:p>3</text:p>
            <draw:control draw:z-index="0" draw:name="Controle 2" draw:style-name="gr2" draw:text-style-name="P2" svg:width="5.923cm" svg:height="0.899cm" svg:x="0cm" svg:y="0cm" draw:control="control1"/>
          </table:table-cell>
          <table:covered-table-cell table:style-name="ce8"/>
          <table:table-cell table:style-name="ce8" table:number-columns-spanned="6" table:number-rows-spanned="1"/>
          <table:covered-table-cell table:number-columns-repeated="5" table:style-name="ce8"/>
          <table:table-cell table:number-columns-repeated="1008"/>
        </table:table-row>
        <table:table-row table:style-name="ro1">
          <table:table-cell table:style-name="ce6" office:value-type="string" calcext:value-type="string" table:number-columns-spanned="2" table:number-rows-spanned="1">
            <text:p>Tipo:</text:p>
          </table:table-cell>
          <table:covered-table-cell table:style-name="ce9" office:value-type="string" calcext:value-type="string">
            <text:p>Comp. (cm):</text:p>
          </table:covered-table-cell>
          <table:table-cell table:style-name="ce12" office:value-type="string" calcext:value-type="string" table:number-columns-spanned="2" table:number-rows-spanned="1">
            <text:p>Triângulo</text:p>
          </table:table-cell>
          <table:covered-table-cell table:style-name="ce15"/>
          <table:table-cell/>
          <table:table-cell table:style-name="ce1" office:value-type="string" calcext:value-type="string" table:number-columns-spanned="11" table:number-rows-spanned="1">
            <text:p>Escolha o Forno</text:p>
          </table:table-cell>
          <table:covered-table-cell table:number-columns-repeated="7"/>
          <table:covered-table-cell table:style-name="ce5"/>
          <table:covered-table-cell table:number-columns-repeated="2"/>
          <table:table-cell table:number-columns-repeated="1008"/>
        </table:table-row>
        <table:table-row table:style-name="ro1">
          <table:table-cell table:style-name="ce6" office:value-type="string" calcext:value-type="string" table:number-columns-spanned="2" table:number-rows-spanned="1">
            <text:p>Descrição:</text:p>
          </table:table-cell>
          <table:covered-table-cell table:style-name="ce9"/>
          <table:table-cell table:style-name="ce27" office:value-type="string" calcext:value-type="string" table:number-columns-spanned="2" table:number-rows-spanned="1">
            <text:p>video</text:p>
          </table:table-cell>
          <table:covered-table-cell table:style-name="ce15"/>
          <table:table-cell/>
          <table:table-cell table:number-columns-spanned="11" table:number-rows-spanned="1">
            <draw:control table:end-cell-address="Forno.P6" table:end-x="1.718cm" table:end-y="0.9cm" draw:z-index="11" draw:name="Control 1" draw:style-name="gr3" draw:text-style-name="P3" svg:width="22.468cm" svg:height="0.9cm" svg:x="0cm" svg:y="0cm" draw:control="control12"/>
          </table:table-cell>
          <table:covered-table-cell table:number-columns-repeated="7"/>
          <table:covered-table-cell table:style-name="ce5"/>
          <table:covered-table-cell table:number-columns-repeated="2"/>
          <table:table-cell table:number-columns-repeated="1008"/>
        </table:table-row>
        <table:table-row table:style-name="ro1">
          <table:table-cell table:style-name="ce6" office:value-type="string" calcext:value-type="string" table:number-columns-spanned="2" table:number-rows-spanned="1">
            <text:p>Altura Peça (cm):</text:p>
          </table:table-cell>
          <table:covered-table-cell table:style-name="ce9"/>
          <table:table-cell table:style-name="ce27" office:value-type="string" calcext:value-type="string" table:number-columns-spanned="2" table:number-rows-spanned="1">
            <text:p>60</text:p>
          </table:table-cell>
          <table:covered-table-cell table:style-name="ce15"/>
          <table:table-cell/>
          <table:table-cell table:style-name="ce2" office:value-type="string" calcext:value-type="string" table:number-columns-spanned="2" table:number-rows-spanned="1">
            <text:p>Comprimento (cm):</text:p>
          </table:table-cell>
          <table:covered-table-cell/>
          <table:table-cell table:style-name="ce21"/>
          <table:table-cell table:style-name="ce2" office:value-type="string" calcext:value-type="string">
            <text:p>Largura (cm):</text:p>
          </table:table-cell>
          <table:table-cell table:style-name="ce28" table:number-columns-spanned="2" table:number-rows-spanned="1"/>
          <table:covered-table-cell table:style-name="ce26"/>
          <table:table-cell table:style-name="ce2" office:value-type="string" calcext:value-type="string" table:number-columns-spanned="2" table:number-rows-spanned="1">
            <text:p>Altura (cm):</text:p>
          </table:table-cell>
          <table:covered-table-cell/>
          <table:table-cell table:style-name="ce28" table:number-columns-spanned="3" table:number-rows-spanned="1"/>
          <table:covered-table-cell table:style-name="ce35"/>
          <table:covered-table-cell table:style-name="ce26"/>
          <table:table-cell table:number-columns-repeated="1008"/>
        </table:table-row>
        <table:table-row table:style-name="ro1">
          <table:table-cell table:style-name="ce6" office:value-type="string" calcext:value-type="string" table:number-columns-spanned="2" table:number-rows-spanned="1">
            <text:p>Lado (cm):</text:p>
          </table:table-cell>
          <table:covered-table-cell table:style-name="ce9"/>
          <table:table-cell table:style-name="ce27" office:value-type="string" calcext:value-type="string" table:number-columns-spanned="2" table:number-rows-spanned="1">
            <text:p>52</text:p>
          </table:table-cell>
          <table:covered-table-cell table:style-name="ce15"/>
          <table:table-cell/>
          <table:table-cell table:style-name="ce2" office:value-type="string" calcext:value-type="string" table:number-columns-spanned="2" table:number-rows-spanned="1">
            <text:p>Alt. dos suportes (cm):</text:p>
          </table:table-cell>
          <table:covered-table-cell/>
          <table:table-cell table:style-name="ce21" table:number-columns-spanned="9" table:number-rows-spanned="1"/>
          <table:covered-table-cell table:number-columns-repeated="8" table:style-name="ce25"/>
          <table:table-cell table:number-columns-repeated="1008"/>
        </table:table-row>
        <table:table-row table:style-name="ro1">
          <table:table-cell table:style-name="ce6" table:number-columns-spanned="2" table:number-rows-spanned="1"/>
          <table:covered-table-cell table:style-name="ce9"/>
          <table:table-cell table:style-name="ce12" table:number-columns-spanned="2" table:number-rows-spanned="1"/>
          <table:covered-table-cell table:style-name="ce15"/>
          <table:table-cell/>
          <table:table-cell table:style-name="ce8" table:number-columns-spanned="2" table:number-rows-spanned="1"/>
          <table:covered-table-cell table:style-name="ce8"/>
          <table:table-cell table:style-name="ce8">
            <draw:control table:end-cell-address="Forno.H9" table:end-x="2.286cm" table:end-y="0.899cm" draw:z-index="12" draw:name="Controle 3" draw:style-name="gr2" draw:text-style-name="P2" svg:width="2.286cm" svg:height="0.899cm" svg:x="0cm" svg:y="0cm" draw:control="control13"/>
          </table:table-cell>
          <table:table-cell table:style-name="ce8">
            <draw:control table:end-cell-address="Forno.I9" table:end-x="4.362cm" table:end-y="0.899cm" draw:z-index="13" draw:name="Controle 12" draw:style-name="gr2" draw:text-style-name="P2" svg:width="4.362cm" svg:height="0.899cm" svg:x="0cm" svg:y="0cm" draw:control="control14"/>
          </table:table-cell>
          <table:table-cell table:style-name="ce8" table:number-columns-spanned="2" table:number-rows-spanned="1">
            <draw:control table:end-cell-address="Forno.K9" table:end-x="2.062cm" table:end-y="0.899cm" draw:z-index="14" draw:name="Controle 14" draw:style-name="gr4" draw:text-style-name="P2" svg:width="3.665cm" svg:height="0.899cm" svg:x="0cm" svg:y="0cm" draw:control="control15"/>
          </table:table-cell>
          <table:covered-table-cell table:style-name="ce8"/>
          <table:table-cell table:style-name="ce8" table:number-columns-spanned="2" table:number-rows-spanned="1">
            <draw:control table:end-cell-address="Forno.M9" table:end-x="1cm" table:end-y="0.899cm" draw:z-index="15" draw:name="Controle 15" draw:style-name="gr5" draw:text-style-name="P2" svg:width="3.004cm" svg:height="0.899cm" svg:x="0cm" svg:y="0cm" draw:control="control16"/>
          </table:table-cell>
          <table:covered-table-cell table:style-name="ce8"/>
          <table:table-cell table:style-name="ce8" table:number-columns-spanned="3" table:number-rows-spanned="1"/>
          <table:covered-table-cell table:number-columns-repeated="2" table:style-name="ce8"/>
          <table:table-cell table:number-columns-repeated="1008"/>
        </table:table-row>
        <table:table-row table:style-name="ro1">
          <table:table-cell office:value-type="string" calcext:value-type="string" table:number-columns-spanned="4" table:number-rows-spanned="1">
            <text:p>1</text:p>
            <draw:control table:end-cell-address="Forno.D10" table:end-x="1.83cm" table:end-y="0.9cm" draw:z-index="5" draw:name="Controle 1" draw:style-name="gr2" draw:text-style-name="P2" svg:width="7.317cm" svg:height="0.9cm" svg:x="0cm" svg:y="0cm" draw:control="control6"/>
          </table:table-cell>
          <table:covered-table-cell table:number-columns-repeated="3"/>
          <table:table-cell/>
          <table:table-cell table:style-name="ce1" office:value-type="string" calcext:value-type="string" table:number-columns-spanned="9" table:number-rows-spanned="1">
            <text:p>Lista de Itens</text:p>
          </table:table-cell>
          <table:covered-table-cell table:number-columns-repeated="7"/>
          <table:covered-table-cell table:style-name="ce5">
            <draw:control draw:z-index="10" draw:name="Controle 10" draw:style-name="gr4" draw:text-style-name="P2" svg:width="2.72cm" svg:height="0.9cm" svg:x="1.469cm" svg:y="0cm" draw:control="control9"/>
          </table:covered-table-cell>
          <table:table-cell table:number-columns-spanned="2" table:number-rows-spanned="1"/>
          <table:covered-table-cell/>
          <table:table-cell table:number-columns-repeated="1008"/>
        </table:table-row>
        <table:table-row table:style-name="ro1">
          <table:table-cell table:style-name="ce8" table:number-columns-spanned="4" table:number-rows-spanned="1"/>
          <table:covered-table-cell table:number-columns-repeated="3"/>
          <table:table-cell/>
          <table:table-cell table:style-name="ce2" office:value-type="string" calcext:value-type="string" table:number-columns-spanned="1" table:number-rows-spanned="2">
            <text:p>Tipo</text:p>
          </table:table-cell>
          <table:table-cell table:style-name="ce2" office:value-type="string" calcext:value-type="string" table:number-columns-spanned="3" table:number-rows-spanned="2">
            <text:p>Descrição</text:p>
          </table:table-cell>
          <table:covered-table-cell table:number-columns-repeated="2" table:style-name="ce2" office:value-type="string" calcext:value-type="string">
            <text:p>Descrição</text:p>
          </table:covered-table-cell>
          <table:table-cell table:style-name="ce2" office:value-type="string" calcext:value-type="string" table:number-columns-spanned="3" table:number-rows-spanned="1">
            <text:p>Dimensões (cm)</text:p>
          </table:table-cell>
          <table:covered-table-cell table:number-columns-repeated="2" table:style-name="ce2" office:value-type="string" calcext:value-type="string">
            <text:p>Dimensões</text:p>
          </table:covered-table-cell>
          <table:table-cell table:style-name="ce2" office:value-type="string" calcext:value-type="string" table:number-columns-spanned="3" table:number-rows-spanned="2">
            <text:p>Quantidade</text:p>
          </table:table-cell>
          <table:covered-table-cell table:number-columns-repeated="2" table:style-name="ce2" office:value-type="string" calcext:value-type="string">
            <text:p>Quantidade</text:p>
          </table:covered-table-cell>
          <table:table-cell table:style-name="ce2" office:value-type="string" calcext:value-type="string" table:number-columns-spanned="1" table:number-rows-spanned="2">
            <text:p>Excluir</text:p>
          </table:table-cell>
          <table:table-cell table:number-columns-repeated="1008"/>
        </table:table-row>
        <table:table-row table:style-name="ro1">
          <table:table-cell table:style-name="ce8" table:number-columns-spanned="4" table:number-rows-spanned="1"/>
          <table:covered-table-cell table:number-columns-repeated="3"/>
          <table:table-cell/>
          <table:covered-table-cell table:number-columns-repeated="4" table:style-name="ce2"/>
          <table:table-cell table:style-name="ce2" office:value-type="string" calcext:value-type="string">
            <text:p>Alt</text:p>
          </table:table-cell>
          <table:table-cell table:style-name="ce2" office:value-type="string" calcext:value-type="string">
            <text:p>Larg</text:p>
          </table:table-cell>
          <table:table-cell table:style-name="ce2" office:value-type="string" calcext:value-type="string">
            <text:p>Comp</text:p>
          </table:table-cell>
          <table:covered-table-cell table:number-columns-repeated="3" table:style-name="ce2" office:value-type="string" calcext:value-type="string">
            <text:p>Quantidade</text:p>
          </table:covered-table-cell>
          <table:covered-table-cell table:style-name="ce2"/>
          <table:table-cell table:number-columns-repeated="1008"/>
        </table:table-row>
        <table:table-row table:style-name="ro1">
          <table:table-cell table:style-name="ce8" table:number-columns-spanned="4" table:number-rows-spanned="1">
            <draw:control draw:z-index="7" draw:name="Controle 9" draw:style-name="gr6" draw:text-style-name="P2" svg:width="7.317cm" svg:height="0.9cm" svg:x="0cm" svg:y="0cm" draw:control="control8"/>
          </table:table-cell>
          <table:covered-table-cell table:number-columns-repeated="3"/>
          <table:table-cell/>
          <table:table-cell table:style-name="ce18" office:value-type="string" calcext:value-type="string">
            <text:p>Triângulo</text:p>
          </table:table-cell>
          <table:table-cell table:style-name="ce18" office:value-type="string" calcext:value-type="string" table:number-columns-spanned="3" table:number-rows-spanned="1">
            <text:p>video</text:p>
          </table:table-cell>
          <table:covered-table-cell table:number-columns-repeated="2" table:style-name="ce18"/>
          <table:table-cell table:style-name="ce18" office:value-type="string" calcext:value-type="string">
            <text:p>60</text:p>
          </table:table-cell>
          <table:table-cell table:style-name="ce18" office:value-type="string" calcext:value-type="string">
            <text:p>52</text:p>
          </table:table-cell>
          <table:table-cell table:style-name="ce18"/>
          <table:table-cell table:style-name="ce30" office:value-type="string" calcext:value-type="string" table:number-columns-spanned="3" table:number-rows-spanned="1">
            <text:p>10</text:p>
          </table:table-cell>
          <table:covered-table-cell table:number-columns-repeated="2" table:style-name="ce30"/>
          <table:table-cell table:style-name="ce34" office:value-type="string" calcext:value-type="string">
            <text:p>X</text:p>
          </table:table-cell>
          <table:table-cell table:number-columns-repeated="1008"/>
        </table:table-row>
        <table:table-row table:style-name="ro1">
          <table:table-cell table:number-columns-spanned="4" table:number-rows-spanned="1">
            <draw:control draw:z-index="6" draw:name="Controle 8" draw:style-name="gr2" draw:text-style-name="P2" svg:width="7.317cm" svg:height="0.899cm" svg:x="0cm" svg:y="0cm" draw:control="control7"/>
          </table:table-cell>
          <table:covered-table-cell table:number-columns-repeated="3"/>
          <table:table-cell/>
          <table:table-cell table:style-name="ce18" office:value-type="string" calcext:value-type="string">
            <text:p>Triângulo</text:p>
          </table:table-cell>
          <table:table-cell table:style-name="ce18" office:value-type="string" calcext:value-type="string" table:number-columns-spanned="3" table:number-rows-spanned="1">
            <text:p>video</text:p>
          </table:table-cell>
          <table:covered-table-cell table:number-columns-repeated="2" table:style-name="ce18"/>
          <table:table-cell table:style-name="ce18" office:value-type="string" calcext:value-type="string">
            <text:p>60</text:p>
          </table:table-cell>
          <table:table-cell table:style-name="ce18" office:value-type="string" calcext:value-type="string">
            <text:p>52</text:p>
          </table:table-cell>
          <table:table-cell table:style-name="ce18"/>
          <table:table-cell table:style-name="ce30" office:value-type="string" calcext:value-type="string" table:number-columns-spanned="3" table:number-rows-spanned="1">
            <text:p>20</text:p>
          </table:table-cell>
          <table:covered-table-cell table:number-columns-repeated="2" table:style-name="ce30"/>
          <table:table-cell table:style-name="ce34" office:value-type="string" calcext:value-type="string">
            <text:p>X</text:p>
          </table:table-cell>
          <table:table-cell table:number-columns-repeated="1008"/>
        </table:table-row>
        <table:table-row table:style-name="ro1">
          <table:table-cell table:number-columns-spanned="4" table:number-rows-spanned="1">
            <draw:control draw:z-index="9" draw:name="Controle 13" draw:style-name="gr4" draw:text-style-name="P2" svg:width="7.317cm" svg:height="0.9cm" svg:x="0cm" svg:y="0cm" draw:control="control11"/>
          </table:table-cell>
          <table:covered-table-cell table:number-columns-repeated="3"/>
          <table:table-cell/>
          <table:table-cell table:style-name="ce18" office:value-type="string" calcext:value-type="string">
            <text:p>Triângulo</text:p>
          </table:table-cell>
          <table:table-cell table:style-name="ce18" office:value-type="string" calcext:value-type="string" table:number-columns-spanned="3" table:number-rows-spanned="1">
            <text:p>video</text:p>
          </table:table-cell>
          <table:covered-table-cell table:number-columns-repeated="2" table:style-name="ce18"/>
          <table:table-cell table:style-name="ce18" office:value-type="string" calcext:value-type="string">
            <text:p>60</text:p>
          </table:table-cell>
          <table:table-cell table:style-name="ce18" office:value-type="string" calcext:value-type="string">
            <text:p>52</text:p>
          </table:table-cell>
          <table:table-cell table:style-name="ce18"/>
          <table:table-cell table:style-name="ce30" office:value-type="string" calcext:value-type="string" table:number-columns-spanned="3" table:number-rows-spanned="1">
            <text:p>30</text:p>
          </table:table-cell>
          <table:covered-table-cell table:number-columns-repeated="2" table:style-name="ce30"/>
          <table:table-cell table:style-name="ce34" office:value-type="string" calcext:value-type="string">
            <text:p>X</text:p>
          </table:table-cell>
          <table:table-cell table:number-columns-repeated="1008"/>
        </table:table-row>
        <table:table-row table:style-name="ro1">
          <table:table-cell table:style-name="ce8" table:number-columns-spanned="4" table:number-rows-spanned="1"/>
          <table:covered-table-cell table:number-columns-repeated="3"/>
          <table:table-cell/>
          <table:table-cell table:style-name="ce18" office:value-type="string" calcext:value-type="string">
            <text:p>Triângulo</text:p>
          </table:table-cell>
          <table:table-cell table:style-name="ce18" office:value-type="string" calcext:value-type="string" table:number-columns-spanned="3" table:number-rows-spanned="1">
            <text:p>video</text:p>
          </table:table-cell>
          <table:covered-table-cell table:number-columns-repeated="2" table:style-name="ce18"/>
          <table:table-cell table:style-name="ce18" office:value-type="string" calcext:value-type="string">
            <text:p>60</text:p>
          </table:table-cell>
          <table:table-cell table:style-name="ce18" office:value-type="string" calcext:value-type="string">
            <text:p>52</text:p>
          </table:table-cell>
          <table:table-cell table:style-name="ce18"/>
          <table:table-cell table:style-name="ce30" office:value-type="string" calcext:value-type="string" table:number-columns-spanned="3" table:number-rows-spanned="1">
            <text:p>4</text:p>
          </table:table-cell>
          <table:covered-table-cell table:number-columns-repeated="2" table:style-name="ce30"/>
          <table:table-cell table:style-name="ce34" office:value-type="string" calcext:value-type="string">
            <text:p>X</text:p>
          </table:table-cell>
          <table:table-cell table:number-columns-repeated="1008"/>
        </table:table-row>
        <table:table-row table:style-name="ro1">
          <table:table-cell table:style-name="ce8" table:number-columns-spanned="4" table:number-rows-spanned="2">
            <draw:control draw:z-index="8" draw:name="Controle 11" draw:style-name="gr2" draw:text-style-name="P2" svg:width="7.317cm" svg:height="1.8cm" svg:x="0cm" svg:y="0cm" draw:control="control10"/>
          </table:table-cell>
          <table:covered-table-cell table:number-columns-repeated="3"/>
          <table:table-cell/>
          <table:table-cell table:style-name="ce18" office:value-type="string" calcext:value-type="string">
            <text:p>Triângulo</text:p>
          </table:table-cell>
          <table:table-cell table:style-name="ce18" office:value-type="string" calcext:value-type="string" table:number-columns-spanned="3" table:number-rows-spanned="1">
            <text:p>video</text:p>
          </table:table-cell>
          <table:covered-table-cell table:number-columns-repeated="2" table:style-name="ce18"/>
          <table:table-cell table:style-name="ce18" office:value-type="string" calcext:value-type="string">
            <text:p>60</text:p>
          </table:table-cell>
          <table:table-cell table:style-name="ce18" office:value-type="string" calcext:value-type="string">
            <text:p>52</text:p>
          </table:table-cell>
          <table:table-cell table:style-name="ce18"/>
          <table:table-cell table:style-name="ce30" office:value-type="string" calcext:value-type="string" table:number-columns-spanned="3" table:number-rows-spanned="1">
            <text:p>5</text:p>
          </table:table-cell>
          <table:covered-table-cell table:number-columns-repeated="2" table:style-name="ce30"/>
          <table:table-cell table:style-name="ce34" office:value-type="string" calcext:value-type="string">
            <text:p>X</text:p>
          </table:table-cell>
          <table:table-cell table:number-columns-repeated="1008"/>
        </table:table-row>
        <table:table-row table:style-name="ro1">
          <table:covered-table-cell table:style-name="ce8"/>
          <table:covered-table-cell table:number-columns-repeated="3"/>
          <table:table-cell/>
          <table:table-cell table:style-name="ce18" office:value-type="string" calcext:value-type="string">
            <text:p>Triângulo</text:p>
          </table:table-cell>
          <table:table-cell table:style-name="ce18" office:value-type="string" calcext:value-type="string" table:number-columns-spanned="3" table:number-rows-spanned="1">
            <text:p>video</text:p>
          </table:table-cell>
          <table:covered-table-cell table:number-columns-repeated="2" table:style-name="ce18"/>
          <table:table-cell table:style-name="ce18" office:value-type="string" calcext:value-type="string">
            <text:p>60</text:p>
          </table:table-cell>
          <table:table-cell table:style-name="ce18" office:value-type="string" calcext:value-type="string">
            <text:p>52</text:p>
          </table:table-cell>
          <table:table-cell table:style-name="ce18"/>
          <table:table-cell table:style-name="ce30" office:value-type="string" calcext:value-type="string" table:number-columns-spanned="3" table:number-rows-spanned="1">
            <text:p>6</text:p>
          </table:table-cell>
          <table:covered-table-cell table:number-columns-repeated="2" table:style-name="ce30"/>
          <table:table-cell table:style-name="ce34" office:value-type="string" calcext:value-type="string">
            <text:p>X</text:p>
          </table:table-cell>
          <table:table-cell table:number-columns-repeated="1008"/>
        </table:table-row>
        <table:table-row table:style-name="ro1">
          <table:table-cell table:number-columns-repeated="5"/>
          <table:table-cell table:style-name="ce18" office:value-type="string" calcext:value-type="string">
            <text:p>Retângulo</text:p>
          </table:table-cell>
          <table:table-cell table:style-name="ce18" office:value-type="string" calcext:value-type="string" table:number-columns-spanned="3" table:number-rows-spanned="1">
            <text:p>pao</text:p>
          </table:table-cell>
          <table:covered-table-cell table:number-columns-repeated="2" table:style-name="ce18"/>
          <table:table-cell table:style-name="ce18" office:value-type="string" calcext:value-type="string">
            <text:p>50</text:p>
          </table:table-cell>
          <table:table-cell table:style-name="ce18" office:value-type="string" calcext:value-type="string">
            <text:p>30</text:p>
          </table:table-cell>
          <table:table-cell table:style-name="ce18" office:value-type="string" calcext:value-type="string">
            <text:p>20</text:p>
          </table:table-cell>
          <table:table-cell table:style-name="ce32" office:value-type="string" calcext:value-type="string" table:number-columns-spanned="3" table:number-rows-spanned="1">
            <text:p>9</text:p>
          </table:table-cell>
          <table:covered-table-cell table:number-columns-repeated="2" table:style-name="ce32"/>
          <table:table-cell table:style-name="ce34" office:value-type="string" calcext:value-type="string">
            <text:p>X</text:p>
          </table:table-cell>
          <table:table-cell table:number-columns-repeated="1008"/>
        </table:table-row>
        <table:table-row table:style-name="ro1">
          <table:table-cell table:number-columns-repeated="5"/>
          <table:table-cell table:style-name="ce18" office:value-type="string" calcext:value-type="string">
            <text:p>Retângulo</text:p>
          </table:table-cell>
          <table:table-cell table:style-name="ce18" office:value-type="string" calcext:value-type="string" table:number-columns-spanned="3" table:number-rows-spanned="1">
            <text:p>pao</text:p>
          </table:table-cell>
          <table:covered-table-cell table:number-columns-repeated="2" table:style-name="ce18"/>
          <table:table-cell table:style-name="ce18" office:value-type="string" calcext:value-type="string">
            <text:p>50</text:p>
          </table:table-cell>
          <table:table-cell table:style-name="ce18" office:value-type="string" calcext:value-type="string">
            <text:p>30</text:p>
          </table:table-cell>
          <table:table-cell table:style-name="ce18" office:value-type="string" calcext:value-type="string">
            <text:p>20</text:p>
          </table:table-cell>
          <table:table-cell table:style-name="ce30" office:value-type="string" calcext:value-type="string" table:number-columns-spanned="3" table:number-rows-spanned="1">
            <text:p>10</text:p>
          </table:table-cell>
          <table:covered-table-cell table:number-columns-repeated="2" table:style-name="ce30"/>
          <table:table-cell table:style-name="ce34" office:value-type="string" calcext:value-type="string">
            <text:p>X</text:p>
          </table:table-cell>
          <table:table-cell table:number-columns-repeated="1008"/>
        </table:table-row>
        <table:table-row table:style-name="ro1">
          <table:table-cell table:number-columns-repeated="5"/>
          <table:table-cell table:style-name="ce18" office:value-type="string" calcext:value-type="string">
            <text:p>Retângulo</text:p>
          </table:table-cell>
          <table:table-cell table:style-name="ce18" office:value-type="string" calcext:value-type="string" table:number-columns-spanned="3" table:number-rows-spanned="1">
            <text:p>pao</text:p>
          </table:table-cell>
          <table:covered-table-cell table:number-columns-repeated="2" table:style-name="ce18"/>
          <table:table-cell table:style-name="ce18" office:value-type="string" calcext:value-type="string">
            <text:p>50</text:p>
          </table:table-cell>
          <table:table-cell table:style-name="ce18" office:value-type="string" calcext:value-type="string">
            <text:p>30</text:p>
          </table:table-cell>
          <table:table-cell table:style-name="ce18" office:value-type="string" calcext:value-type="string">
            <text:p>20</text:p>
          </table:table-cell>
          <table:table-cell table:style-name="ce30" office:value-type="string" calcext:value-type="string" table:number-columns-spanned="3" table:number-rows-spanned="1">
            <text:p>11</text:p>
          </table:table-cell>
          <table:covered-table-cell table:number-columns-repeated="2" table:style-name="ce30"/>
          <table:table-cell table:style-name="ce34" office:value-type="string" calcext:value-type="string">
            <text:p>X</text:p>
          </table:table-cell>
          <table:table-cell table:number-columns-repeated="1008"/>
        </table:table-row>
        <table:table-row table:style-name="ro1">
          <table:table-cell table:number-columns-repeated="5"/>
          <table:table-cell table:style-name="ce18" office:value-type="string" calcext:value-type="string">
            <text:p>Retângulo</text:p>
          </table:table-cell>
          <table:table-cell table:style-name="ce18" office:value-type="string" calcext:value-type="string" table:number-columns-spanned="3" table:number-rows-spanned="1">
            <text:p>pao</text:p>
          </table:table-cell>
          <table:covered-table-cell table:number-columns-repeated="2" table:style-name="ce18"/>
          <table:table-cell table:style-name="ce18" office:value-type="string" calcext:value-type="string">
            <text:p>50</text:p>
          </table:table-cell>
          <table:table-cell table:style-name="ce18" office:value-type="string" calcext:value-type="string">
            <text:p>30</text:p>
          </table:table-cell>
          <table:table-cell table:style-name="ce18" office:value-type="string" calcext:value-type="string">
            <text:p>20</text:p>
          </table:table-cell>
          <table:table-cell table:style-name="ce30" office:value-type="string" calcext:value-type="string" table:number-columns-spanned="3" table:number-rows-spanned="1">
            <text:p>1</text:p>
          </table:table-cell>
          <table:covered-table-cell table:number-columns-repeated="2" table:style-name="ce30"/>
          <table:table-cell table:style-name="ce34" office:value-type="string" calcext:value-type="string">
            <text:p>X</text:p>
          </table:table-cell>
          <table:table-cell table:number-columns-repeated="1008"/>
        </table:table-row>
        <table:table-row table:style-name="ro1">
          <table:table-cell table:number-columns-repeated="5"/>
          <table:table-cell table:style-name="ce18" office:value-type="string" calcext:value-type="string">
            <text:p>Retângulo</text:p>
          </table:table-cell>
          <table:table-cell table:style-name="ce18" office:value-type="string" calcext:value-type="string" table:number-columns-spanned="3" table:number-rows-spanned="1">
            <text:p>pao</text:p>
          </table:table-cell>
          <table:covered-table-cell table:number-columns-repeated="2" table:style-name="ce18"/>
          <table:table-cell table:style-name="ce18" office:value-type="string" calcext:value-type="string">
            <text:p>50</text:p>
          </table:table-cell>
          <table:table-cell table:style-name="ce18" office:value-type="string" calcext:value-type="string">
            <text:p>30</text:p>
          </table:table-cell>
          <table:table-cell table:style-name="ce18" office:value-type="string" calcext:value-type="string">
            <text:p>20</text:p>
          </table:table-cell>
          <table:table-cell table:style-name="ce30" office:value-type="string" calcext:value-type="string" table:number-columns-spanned="3" table:number-rows-spanned="1">
            <text:p>2</text:p>
          </table:table-cell>
          <table:covered-table-cell table:number-columns-repeated="2" table:style-name="ce30"/>
          <table:table-cell table:style-name="ce34" office:value-type="string" calcext:value-type="string">
            <text:p>X</text:p>
          </table:table-cell>
          <table:table-cell table:number-columns-repeated="1008"/>
        </table:table-row>
        <table:table-row table:style-name="ro1">
          <table:table-cell table:number-columns-repeated="5"/>
          <table:table-cell table:style-name="ce18" office:value-type="string" calcext:value-type="string">
            <text:p>Retângulo</text:p>
          </table:table-cell>
          <table:table-cell table:style-name="ce18" office:value-type="string" calcext:value-type="string" table:number-columns-spanned="3" table:number-rows-spanned="1">
            <text:p>pao</text:p>
          </table:table-cell>
          <table:covered-table-cell table:number-columns-repeated="2" table:style-name="ce18"/>
          <table:table-cell table:style-name="ce18" office:value-type="string" calcext:value-type="string">
            <text:p>50</text:p>
          </table:table-cell>
          <table:table-cell table:style-name="ce18" office:value-type="string" calcext:value-type="string">
            <text:p>30</text:p>
          </table:table-cell>
          <table:table-cell table:style-name="ce18" office:value-type="string" calcext:value-type="string">
            <text:p>20</text:p>
          </table:table-cell>
          <table:table-cell table:style-name="ce30" office:value-type="string" calcext:value-type="string" table:number-columns-spanned="3" table:number-rows-spanned="1">
            <text:p>30</text:p>
          </table:table-cell>
          <table:covered-table-cell table:number-columns-repeated="2" table:style-name="ce30"/>
          <table:table-cell table:style-name="ce34" office:value-type="string" calcext:value-type="string">
            <text:p>X</text:p>
          </table:table-cell>
          <table:table-cell table:number-columns-repeated="1008"/>
        </table:table-row>
        <table:table-row table:style-name="ro1">
          <table:table-cell table:number-columns-repeated="5"/>
          <table:table-cell table:style-name="ce18" office:value-type="string" calcext:value-type="string">
            <text:p>Retângulo</text:p>
          </table:table-cell>
          <table:table-cell table:style-name="ce18" office:value-type="string" calcext:value-type="string" table:number-columns-spanned="3" table:number-rows-spanned="1">
            <text:p>pao</text:p>
          </table:table-cell>
          <table:covered-table-cell table:number-columns-repeated="2" table:style-name="ce18"/>
          <table:table-cell table:style-name="ce18" office:value-type="string" calcext:value-type="string">
            <text:p>50</text:p>
          </table:table-cell>
          <table:table-cell table:style-name="ce18" office:value-type="string" calcext:value-type="string">
            <text:p>30</text:p>
          </table:table-cell>
          <table:table-cell table:style-name="ce18" office:value-type="string" calcext:value-type="string">
            <text:p>20</text:p>
          </table:table-cell>
          <table:table-cell table:style-name="ce30" office:value-type="string" calcext:value-type="string" table:number-columns-spanned="3" table:number-rows-spanned="1">
            <text:p>3</text:p>
          </table:table-cell>
          <table:covered-table-cell table:number-columns-repeated="2" table:style-name="ce30"/>
          <table:table-cell table:style-name="ce34" office:value-type="string" calcext:value-type="string">
            <text:p>X</text:p>
          </table:table-cell>
          <table:table-cell table:number-columns-repeated="1008"/>
        </table:table-row>
        <table:table-row table:style-name="ro1">
          <table:table-cell table:number-columns-repeated="5"/>
          <table:table-cell table:style-name="ce18" office:value-type="string" calcext:value-type="string">
            <text:p>Retângulo</text:p>
          </table:table-cell>
          <table:table-cell table:style-name="ce18" office:value-type="string" calcext:value-type="string" table:number-columns-spanned="3" table:number-rows-spanned="1">
            <text:p>pao</text:p>
          </table:table-cell>
          <table:covered-table-cell table:number-columns-repeated="2" table:style-name="ce18"/>
          <table:table-cell table:style-name="ce18" office:value-type="string" calcext:value-type="string">
            <text:p>50</text:p>
          </table:table-cell>
          <table:table-cell table:style-name="ce18" office:value-type="string" calcext:value-type="string">
            <text:p>30</text:p>
          </table:table-cell>
          <table:table-cell table:style-name="ce18" office:value-type="string" calcext:value-type="string">
            <text:p>20</text:p>
          </table:table-cell>
          <table:table-cell table:style-name="ce32" office:value-type="string" calcext:value-type="string" table:number-columns-spanned="3" table:number-rows-spanned="1">
            <text:p>65</text:p>
          </table:table-cell>
          <table:covered-table-cell table:number-columns-repeated="2" table:style-name="ce32"/>
          <table:table-cell table:style-name="ce34" office:value-type="string" calcext:value-type="string">
            <text:p>X</text:p>
          </table:table-cell>
          <table:table-cell table:number-columns-repeated="1008"/>
        </table:table-row>
        <table:table-row table:style-name="ro1">
          <table:table-cell table:number-columns-repeated="5"/>
          <table:table-cell table:style-name="ce18" office:value-type="string" calcext:value-type="string">
            <text:p>Retângulo</text:p>
          </table:table-cell>
          <table:table-cell table:style-name="ce18" office:value-type="string" calcext:value-type="string" table:number-columns-spanned="3" table:number-rows-spanned="1">
            <text:p>pao</text:p>
          </table:table-cell>
          <table:covered-table-cell table:number-columns-repeated="2" table:style-name="ce18"/>
          <table:table-cell table:style-name="ce18" office:value-type="string" calcext:value-type="string">
            <text:p>50</text:p>
          </table:table-cell>
          <table:table-cell table:style-name="ce18" office:value-type="string" calcext:value-type="string">
            <text:p>30</text:p>
          </table:table-cell>
          <table:table-cell table:style-name="ce18" office:value-type="string" calcext:value-type="string">
            <text:p>20</text:p>
          </table:table-cell>
          <table:table-cell table:style-name="ce30" office:value-type="string" calcext:value-type="string" table:number-columns-spanned="3" table:number-rows-spanned="1">
            <text:p>97</text:p>
          </table:table-cell>
          <table:covered-table-cell table:number-columns-repeated="2" table:style-name="ce30"/>
          <table:table-cell table:style-name="ce34" office:value-type="string" calcext:value-type="string">
            <text:p>X</text:p>
          </table:table-cell>
          <table:table-cell table:number-columns-repeated="1008"/>
        </table:table-row>
        <table:table-row table:style-name="ro1">
          <table:table-cell table:number-columns-repeated="5"/>
          <table:table-cell table:style-name="ce18" office:value-type="string" calcext:value-type="string">
            <text:p>Retângulo</text:p>
          </table:table-cell>
          <table:table-cell table:style-name="ce18" office:value-type="string" calcext:value-type="string" table:number-columns-spanned="3" table:number-rows-spanned="1">
            <text:p>pao</text:p>
          </table:table-cell>
          <table:covered-table-cell table:number-columns-repeated="2" table:style-name="ce18"/>
          <table:table-cell table:style-name="ce18" office:value-type="string" calcext:value-type="string">
            <text:p>50</text:p>
          </table:table-cell>
          <table:table-cell table:style-name="ce18" office:value-type="string" calcext:value-type="string">
            <text:p>30</text:p>
          </table:table-cell>
          <table:table-cell table:style-name="ce18" office:value-type="string" calcext:value-type="string">
            <text:p>20</text:p>
          </table:table-cell>
          <table:table-cell table:style-name="ce30" office:value-type="string" calcext:value-type="string" table:number-columns-spanned="3" table:number-rows-spanned="1">
            <text:p>21</text:p>
          </table:table-cell>
          <table:covered-table-cell table:number-columns-repeated="2" table:style-name="ce30"/>
          <table:table-cell table:style-name="ce34" office:value-type="string" calcext:value-type="string">
            <text:p>X</text:p>
          </table:table-cell>
          <table:table-cell table:number-columns-repeated="1008"/>
        </table:table-row>
        <table:table-row table:style-name="ro1">
          <table:table-cell table:number-columns-repeated="5"/>
          <table:table-cell table:style-name="ce18" office:value-type="string" calcext:value-type="string">
            <text:p>Retângulo</text:p>
          </table:table-cell>
          <table:table-cell table:style-name="ce18" office:value-type="string" calcext:value-type="string" table:number-columns-spanned="3" table:number-rows-spanned="1">
            <text:p>pao</text:p>
          </table:table-cell>
          <table:covered-table-cell table:number-columns-repeated="2" table:style-name="ce18"/>
          <table:table-cell table:style-name="ce18" office:value-type="string" calcext:value-type="string">
            <text:p>50</text:p>
          </table:table-cell>
          <table:table-cell table:style-name="ce18" office:value-type="string" calcext:value-type="string">
            <text:p>30</text:p>
          </table:table-cell>
          <table:table-cell table:style-name="ce18" office:value-type="string" calcext:value-type="string">
            <text:p>20</text:p>
          </table:table-cell>
          <table:table-cell table:style-name="ce32" office:value-type="string" calcext:value-type="string" table:number-columns-spanned="3" table:number-rows-spanned="1">
            <text:p>3</text:p>
          </table:table-cell>
          <table:covered-table-cell table:number-columns-repeated="2" table:style-name="ce32"/>
          <table:table-cell table:style-name="ce34" office:value-type="string" calcext:value-type="string">
            <text:p>X</text:p>
          </table:table-cell>
          <table:table-cell table:number-columns-repeated="1008"/>
        </table:table-row>
        <table:table-row table:style-name="ro1">
          <table:table-cell table:number-columns-repeated="5"/>
          <table:table-cell table:style-name="ce18" office:value-type="string" calcext:value-type="string">
            <text:p>Retângulo</text:p>
          </table:table-cell>
          <table:table-cell table:style-name="ce18" office:value-type="string" calcext:value-type="string" table:number-columns-spanned="3" table:number-rows-spanned="1">
            <text:p>pao</text:p>
          </table:table-cell>
          <table:covered-table-cell table:number-columns-repeated="2" table:style-name="ce18"/>
          <table:table-cell table:style-name="ce18" office:value-type="string" calcext:value-type="string">
            <text:p>50</text:p>
          </table:table-cell>
          <table:table-cell table:style-name="ce18" office:value-type="string" calcext:value-type="string">
            <text:p>30</text:p>
          </table:table-cell>
          <table:table-cell table:style-name="ce18" office:value-type="string" calcext:value-type="string">
            <text:p>20</text:p>
          </table:table-cell>
          <table:table-cell table:style-name="ce32" office:value-type="string" calcext:value-type="string" table:number-columns-spanned="3" table:number-rows-spanned="1">
            <text:p>0</text:p>
          </table:table-cell>
          <table:covered-table-cell table:number-columns-repeated="2" table:style-name="ce32"/>
          <table:table-cell table:style-name="ce34" office:value-type="string" calcext:value-type="string">
            <text:p>X</text:p>
          </table:table-cell>
          <table:table-cell table:number-columns-repeated="1008"/>
        </table:table-row>
        <table:table-row table:style-name="ro1">
          <table:table-cell table:number-columns-repeated="5"/>
          <table:table-cell table:style-name="ce18" office:value-type="string" calcext:value-type="string">
            <text:p>Retângulo</text:p>
          </table:table-cell>
          <table:table-cell table:style-name="ce18" office:value-type="string" calcext:value-type="string" table:number-columns-spanned="3" table:number-rows-spanned="1">
            <text:p>pao</text:p>
          </table:table-cell>
          <table:covered-table-cell table:number-columns-repeated="2" table:style-name="ce18"/>
          <table:table-cell table:style-name="ce18" office:value-type="string" calcext:value-type="string">
            <text:p>50</text:p>
          </table:table-cell>
          <table:table-cell table:style-name="ce18" office:value-type="string" calcext:value-type="string">
            <text:p>30</text:p>
          </table:table-cell>
          <table:table-cell table:style-name="ce18" office:value-type="string" calcext:value-type="string">
            <text:p>20</text:p>
          </table:table-cell>
          <table:table-cell table:style-name="ce32" office:value-type="string" calcext:value-type="string" table:number-columns-spanned="3" table:number-rows-spanned="1">
            <text:p>0</text:p>
          </table:table-cell>
          <table:covered-table-cell table:number-columns-repeated="2" table:style-name="ce32"/>
          <table:table-cell table:style-name="ce34" office:value-type="string" calcext:value-type="string">
            <text:p>X</text:p>
          </table:table-cell>
          <table:table-cell table:number-columns-repeated="1008"/>
        </table:table-row>
        <table:table-row table:style-name="ro1">
          <table:table-cell table:number-columns-repeated="5"/>
          <table:table-cell table:style-name="ce18" office:value-type="string" calcext:value-type="string">
            <text:p>Retângulo</text:p>
          </table:table-cell>
          <table:table-cell table:style-name="ce18" office:value-type="string" calcext:value-type="string" table:number-columns-spanned="3" table:number-rows-spanned="1">
            <text:p>pao</text:p>
          </table:table-cell>
          <table:covered-table-cell table:number-columns-repeated="2" table:style-name="ce18"/>
          <table:table-cell table:style-name="ce18" office:value-type="string" calcext:value-type="string">
            <text:p>50</text:p>
          </table:table-cell>
          <table:table-cell table:style-name="ce18" office:value-type="string" calcext:value-type="string">
            <text:p>30</text:p>
          </table:table-cell>
          <table:table-cell table:style-name="ce18" office:value-type="string" calcext:value-type="string">
            <text:p>20</text:p>
          </table:table-cell>
          <table:table-cell table:style-name="ce30" office:value-type="string" calcext:value-type="string" table:number-columns-spanned="3" table:number-rows-spanned="1">
            <text:p>0</text:p>
          </table:table-cell>
          <table:covered-table-cell table:number-columns-repeated="2" table:style-name="ce30"/>
          <table:table-cell table:style-name="ce34" office:value-type="string" calcext:value-type="string">
            <text:p>X</text:p>
          </table:table-cell>
          <table:table-cell table:number-columns-repeated="1008"/>
        </table:table-row>
        <table:table-row table:style-name="ro1">
          <table:table-cell table:number-columns-repeated="5"/>
          <table:table-cell table:style-name="ce18" office:value-type="string" calcext:value-type="string">
            <text:p>Retângulo</text:p>
          </table:table-cell>
          <table:table-cell table:style-name="ce18" office:value-type="string" calcext:value-type="string" table:number-columns-spanned="3" table:number-rows-spanned="1">
            <text:p>pao</text:p>
          </table:table-cell>
          <table:covered-table-cell table:number-columns-repeated="2" table:style-name="ce18"/>
          <table:table-cell table:style-name="ce18" office:value-type="string" calcext:value-type="string">
            <text:p>50</text:p>
          </table:table-cell>
          <table:table-cell table:style-name="ce18" office:value-type="string" calcext:value-type="string">
            <text:p>30</text:p>
          </table:table-cell>
          <table:table-cell table:style-name="ce18" office:value-type="string" calcext:value-type="string">
            <text:p>20</text:p>
          </table:table-cell>
          <table:table-cell table:style-name="ce30" office:value-type="string" calcext:value-type="string" table:number-columns-spanned="3" table:number-rows-spanned="1">
            <text:p>0</text:p>
          </table:table-cell>
          <table:covered-table-cell table:number-columns-repeated="2" table:style-name="ce30"/>
          <table:table-cell table:style-name="ce34" office:value-type="string" calcext:value-type="string">
            <text:p>X</text:p>
          </table:table-cell>
          <table:table-cell table:number-columns-repeated="1008"/>
        </table:table-row>
        <table:table-row table:style-name="ro1">
          <table:table-cell table:number-columns-repeated="5"/>
          <table:table-cell table:style-name="ce18" office:value-type="string" calcext:value-type="string">
            <text:p>Retângulo</text:p>
          </table:table-cell>
          <table:table-cell table:style-name="ce18" office:value-type="string" calcext:value-type="string" table:number-columns-spanned="3" table:number-rows-spanned="1">
            <text:p>pao</text:p>
          </table:table-cell>
          <table:covered-table-cell table:number-columns-repeated="2" table:style-name="ce18"/>
          <table:table-cell table:style-name="ce18" office:value-type="string" calcext:value-type="string">
            <text:p>50</text:p>
          </table:table-cell>
          <table:table-cell table:style-name="ce18" office:value-type="string" calcext:value-type="string">
            <text:p>30</text:p>
          </table:table-cell>
          <table:table-cell table:style-name="ce18" office:value-type="string" calcext:value-type="string">
            <text:p>20</text:p>
          </table:table-cell>
          <table:table-cell table:style-name="ce30" office:value-type="string" calcext:value-type="string" table:number-columns-spanned="3" table:number-rows-spanned="1">
            <text:p>0</text:p>
          </table:table-cell>
          <table:covered-table-cell table:number-columns-repeated="2" table:style-name="ce30"/>
          <table:table-cell table:style-name="ce34" office:value-type="string" calcext:value-type="string">
            <text:p>X</text:p>
          </table:table-cell>
          <table:table-cell table:number-columns-repeated="1008"/>
        </table:table-row>
        <table:table-row table:style-name="ro1">
          <table:table-cell table:number-columns-repeated="5"/>
          <table:table-cell table:style-name="ce18" office:value-type="string" calcext:value-type="string">
            <text:p>Círculo</text:p>
          </table:table-cell>
          <table:table-cell table:style-name="ce18" office:value-type="string" calcext:value-type="string" table:number-columns-spanned="3" table:number-rows-spanned="1">
            <text:p>asd</text:p>
          </table:table-cell>
          <table:covered-table-cell table:number-columns-repeated="2" table:style-name="ce18"/>
          <table:table-cell table:number-columns-repeated="2" table:style-name="ce18" office:value-type="string" calcext:value-type="string">
            <text:p>30</text:p>
          </table:table-cell>
          <table:table-cell table:style-name="ce18"/>
          <table:table-cell table:style-name="ce32" office:value-type="string" calcext:value-type="string" table:number-columns-spanned="3" table:number-rows-spanned="1">
            <text:p>0</text:p>
          </table:table-cell>
          <table:covered-table-cell table:number-columns-repeated="2" table:style-name="ce32"/>
          <table:table-cell table:style-name="ce34" office:value-type="string" calcext:value-type="string">
            <text:p>X</text:p>
          </table:table-cell>
          <table:table-cell table:number-columns-repeated="1008"/>
        </table:table-row>
        <table:table-row table:style-name="ro1">
          <table:table-cell table:number-columns-repeated="5"/>
          <table:table-cell table:style-name="ce18" office:value-type="string" calcext:value-type="string">
            <text:p>Círculo</text:p>
          </table:table-cell>
          <table:table-cell table:style-name="ce18" office:value-type="string" calcext:value-type="string" table:number-columns-spanned="3" table:number-rows-spanned="1">
            <text:p>asd</text:p>
          </table:table-cell>
          <table:covered-table-cell table:number-columns-repeated="2" table:style-name="ce18"/>
          <table:table-cell table:number-columns-repeated="2" table:style-name="ce18" office:value-type="string" calcext:value-type="string">
            <text:p>30</text:p>
          </table:table-cell>
          <table:table-cell table:style-name="ce18"/>
          <table:table-cell table:style-name="ce30" office:value-type="string" calcext:value-type="string" table:number-columns-spanned="3" table:number-rows-spanned="1">
            <text:p>0</text:p>
          </table:table-cell>
          <table:covered-table-cell table:number-columns-repeated="2" table:style-name="ce30"/>
          <table:table-cell table:style-name="ce34" office:value-type="string" calcext:value-type="string">
            <text:p>X</text:p>
          </table:table-cell>
          <table:table-cell table:number-columns-repeated="1008"/>
        </table:table-row>
        <table:table-row table:style-name="ro1">
          <table:table-cell table:number-columns-repeated="5"/>
          <table:table-cell table:style-name="ce18" office:value-type="string" calcext:value-type="string">
            <text:p>Círculo</text:p>
          </table:table-cell>
          <table:table-cell table:style-name="ce18" office:value-type="string" calcext:value-type="string" table:number-columns-spanned="3" table:number-rows-spanned="1">
            <text:p>asd</text:p>
          </table:table-cell>
          <table:covered-table-cell table:number-columns-repeated="2" table:style-name="ce18"/>
          <table:table-cell table:number-columns-repeated="2" table:style-name="ce18" office:value-type="string" calcext:value-type="string">
            <text:p>30</text:p>
          </table:table-cell>
          <table:table-cell table:style-name="ce18"/>
          <table:table-cell table:style-name="ce30" office:value-type="string" calcext:value-type="string" table:number-columns-spanned="3" table:number-rows-spanned="1">
            <text:p>0</text:p>
          </table:table-cell>
          <table:covered-table-cell table:number-columns-repeated="2" table:style-name="ce30"/>
          <table:table-cell table:style-name="ce34" office:value-type="string" calcext:value-type="string">
            <text:p>X</text:p>
          </table:table-cell>
          <table:table-cell table:number-columns-repeated="1008"/>
        </table:table-row>
        <table:table-row table:style-name="ro1">
          <table:table-cell table:number-columns-repeated="5"/>
          <table:table-cell table:style-name="ce18" office:value-type="string" calcext:value-type="string">
            <text:p>Círculo</text:p>
          </table:table-cell>
          <table:table-cell table:style-name="ce18" office:value-type="string" calcext:value-type="string" table:number-columns-spanned="3" table:number-rows-spanned="1">
            <text:p>asd</text:p>
          </table:table-cell>
          <table:covered-table-cell table:number-columns-repeated="2" table:style-name="ce18"/>
          <table:table-cell table:number-columns-repeated="2" table:style-name="ce18" office:value-type="string" calcext:value-type="string">
            <text:p>30</text:p>
          </table:table-cell>
          <table:table-cell table:style-name="ce18"/>
          <table:table-cell table:style-name="ce32" office:value-type="string" calcext:value-type="string" table:number-columns-spanned="3" table:number-rows-spanned="1">
            <text:p>0</text:p>
          </table:table-cell>
          <table:covered-table-cell table:number-columns-repeated="2" table:style-name="ce32"/>
          <table:table-cell table:style-name="ce34" office:value-type="string" calcext:value-type="string">
            <text:p>X</text:p>
          </table:table-cell>
          <table:table-cell table:number-columns-repeated="1008"/>
        </table:table-row>
        <table:table-row table:style-name="ro1">
          <table:table-cell table:number-columns-repeated="5"/>
          <table:table-cell table:style-name="ce18" office:value-type="string" calcext:value-type="string">
            <text:p>Círculo</text:p>
          </table:table-cell>
          <table:table-cell table:style-name="ce18" office:value-type="string" calcext:value-type="string" table:number-columns-spanned="3" table:number-rows-spanned="1">
            <text:p>asd</text:p>
          </table:table-cell>
          <table:covered-table-cell table:number-columns-repeated="2" table:style-name="ce18"/>
          <table:table-cell table:number-columns-repeated="2" table:style-name="ce18" office:value-type="string" calcext:value-type="string">
            <text:p>30</text:p>
          </table:table-cell>
          <table:table-cell table:style-name="ce18"/>
          <table:table-cell table:style-name="ce30" office:value-type="string" calcext:value-type="string" table:number-columns-spanned="3" table:number-rows-spanned="1">
            <text:p>0</text:p>
          </table:table-cell>
          <table:covered-table-cell table:number-columns-repeated="2" table:style-name="ce30"/>
          <table:table-cell table:style-name="ce34" office:value-type="string" calcext:value-type="string">
            <text:p>X</text:p>
          </table:table-cell>
          <table:table-cell table:number-columns-repeated="1008"/>
        </table:table-row>
        <table:table-row table:style-name="ro1">
          <table:table-cell table:number-columns-repeated="5"/>
          <table:table-cell table:style-name="ce18" office:value-type="string" calcext:value-type="string">
            <text:p>Círculo</text:p>
          </table:table-cell>
          <table:table-cell table:style-name="ce18" office:value-type="string" calcext:value-type="string" table:number-columns-spanned="3" table:number-rows-spanned="1">
            <text:p>asdasdad</text:p>
          </table:table-cell>
          <table:covered-table-cell table:number-columns-repeated="2" table:style-name="ce18"/>
          <table:table-cell table:style-name="ce18" office:value-type="string" calcext:value-type="string">
            <text:p>10</text:p>
          </table:table-cell>
          <table:table-cell table:style-name="ce18" office:value-type="string" calcext:value-type="string">
            <text:p>15</text:p>
          </table:table-cell>
          <table:table-cell table:style-name="ce18"/>
          <table:table-cell table:style-name="ce30" office:value-type="string" calcext:value-type="string" table:number-columns-spanned="3" table:number-rows-spanned="1">
            <text:p>20</text:p>
          </table:table-cell>
          <table:covered-table-cell table:number-columns-repeated="2" table:style-name="ce30"/>
          <table:table-cell table:style-name="ce34" office:value-type="string" calcext:value-type="string">
            <text:p>X</text:p>
          </table:table-cell>
          <table:table-cell table:number-columns-repeated="1008"/>
        </table:table-row>
        <table:table-row table:style-name="ro1">
          <table:table-cell table:number-columns-repeated="5"/>
          <table:table-cell table:style-name="ce18" office:value-type="string" calcext:value-type="string">
            <text:p>Círculo</text:p>
          </table:table-cell>
          <table:table-cell table:style-name="ce18" office:value-type="string" calcext:value-type="string" table:number-columns-spanned="3" table:number-rows-spanned="1">
            <text:p>asdasdad</text:p>
          </table:table-cell>
          <table:covered-table-cell table:number-columns-repeated="2" table:style-name="ce18"/>
          <table:table-cell table:style-name="ce18" office:value-type="string" calcext:value-type="string">
            <text:p>10</text:p>
          </table:table-cell>
          <table:table-cell table:style-name="ce18" office:value-type="string" calcext:value-type="string">
            <text:p>15</text:p>
          </table:table-cell>
          <table:table-cell table:style-name="ce18"/>
          <table:table-cell table:style-name="ce30" office:value-type="string" calcext:value-type="string" table:number-columns-spanned="3" table:number-rows-spanned="1">
            <text:p>30</text:p>
          </table:table-cell>
          <table:covered-table-cell table:number-columns-repeated="2" table:style-name="ce30"/>
          <table:table-cell table:style-name="ce34" office:value-type="string" calcext:value-type="string">
            <text:p>X</text:p>
          </table:table-cell>
          <table:table-cell table:number-columns-repeated="1008"/>
        </table:table-row>
        <table:table-row table:style-name="ro1">
          <table:table-cell table:number-columns-repeated="5"/>
          <table:table-cell table:style-name="ce18" office:value-type="string" calcext:value-type="string">
            <text:p>Círculo</text:p>
          </table:table-cell>
          <table:table-cell table:style-name="ce18" office:value-type="string" calcext:value-type="string" table:number-columns-spanned="3" table:number-rows-spanned="1">
            <text:p>asdasdad</text:p>
          </table:table-cell>
          <table:covered-table-cell table:number-columns-repeated="2" table:style-name="ce18"/>
          <table:table-cell table:style-name="ce18" office:value-type="string" calcext:value-type="string">
            <text:p>10</text:p>
          </table:table-cell>
          <table:table-cell table:style-name="ce18" office:value-type="string" calcext:value-type="string">
            <text:p>15</text:p>
          </table:table-cell>
          <table:table-cell table:style-name="ce18"/>
          <table:table-cell table:style-name="ce30" office:value-type="string" calcext:value-type="string" table:number-columns-spanned="3" table:number-rows-spanned="1">
            <text:p>50</text:p>
          </table:table-cell>
          <table:covered-table-cell table:number-columns-repeated="2" table:style-name="ce30"/>
          <table:table-cell table:style-name="ce34" office:value-type="string" calcext:value-type="string">
            <text:p>X</text:p>
          </table:table-cell>
          <table:table-cell table:number-columns-repeated="1008"/>
        </table:table-row>
        <table:table-row table:style-name="ro1">
          <table:table-cell table:number-columns-repeated="5"/>
          <table:table-cell table:style-name="ce18" office:value-type="string" calcext:value-type="string">
            <text:p>Círculo</text:p>
          </table:table-cell>
          <table:table-cell table:style-name="ce18" office:value-type="string" calcext:value-type="string" table:number-columns-spanned="3" table:number-rows-spanned="1">
            <text:p>asdasdad</text:p>
          </table:table-cell>
          <table:covered-table-cell table:number-columns-repeated="2" table:style-name="ce18"/>
          <table:table-cell table:style-name="ce18" office:value-type="string" calcext:value-type="string">
            <text:p>10</text:p>
          </table:table-cell>
          <table:table-cell table:style-name="ce18" office:value-type="string" calcext:value-type="string">
            <text:p>15</text:p>
          </table:table-cell>
          <table:table-cell table:style-name="ce18"/>
          <table:table-cell table:style-name="ce30" office:value-type="string" calcext:value-type="string" table:number-columns-spanned="3" table:number-rows-spanned="1">
            <text:p>10</text:p>
          </table:table-cell>
          <table:covered-table-cell table:number-columns-repeated="2" table:style-name="ce30"/>
          <table:table-cell table:style-name="ce34" office:value-type="string" calcext:value-type="string">
            <text:p>X</text:p>
          </table:table-cell>
          <table:table-cell table:number-columns-repeated="1008"/>
        </table:table-row>
        <table:table-row table:style-name="ro1">
          <table:table-cell table:number-columns-repeated="5"/>
          <table:table-cell table:style-name="ce18" office:value-type="string" calcext:value-type="string">
            <text:p>Quadrado</text:p>
          </table:table-cell>
          <table:table-cell table:style-name="ce18" office:value-type="string" calcext:value-type="string" table:number-columns-spanned="3" table:number-rows-spanned="1">
            <text:p>Quadrado</text:p>
          </table:table-cell>
          <table:covered-table-cell table:number-columns-repeated="2" table:style-name="ce18"/>
          <table:table-cell table:style-name="ce18" office:value-type="string" calcext:value-type="string">
            <text:p>20</text:p>
          </table:table-cell>
          <table:table-cell table:style-name="ce18" office:value-type="string" calcext:value-type="string">
            <text:p>30</text:p>
          </table:table-cell>
          <table:table-cell table:style-name="ce18"/>
          <table:table-cell table:style-name="ce30" office:value-type="string" calcext:value-type="string" table:number-columns-spanned="3" table:number-rows-spanned="1">
            <text:p>50</text:p>
          </table:table-cell>
          <table:covered-table-cell table:number-columns-repeated="2" table:style-name="ce30"/>
          <table:table-cell table:style-name="ce34" office:value-type="string" calcext:value-type="string">
            <text:p>X</text:p>
          </table:table-cell>
          <table:table-cell table:number-columns-repeated="1008"/>
        </table:table-row>
        <table:table-row table:style-name="ro1">
          <table:table-cell table:number-columns-repeated="5"/>
          <table:table-cell table:style-name="ce18" office:value-type="string" calcext:value-type="string">
            <text:p>Quadrado</text:p>
          </table:table-cell>
          <table:table-cell table:style-name="ce18" office:value-type="string" calcext:value-type="string" table:number-columns-spanned="3" table:number-rows-spanned="1">
            <text:p>Quadrado</text:p>
          </table:table-cell>
          <table:covered-table-cell table:number-columns-repeated="2" table:style-name="ce18"/>
          <table:table-cell table:style-name="ce18" office:value-type="string" calcext:value-type="string">
            <text:p>20</text:p>
          </table:table-cell>
          <table:table-cell table:style-name="ce18" office:value-type="string" calcext:value-type="string">
            <text:p>30</text:p>
          </table:table-cell>
          <table:table-cell table:style-name="ce18"/>
          <table:table-cell table:style-name="ce30" office:value-type="string" calcext:value-type="string" table:number-columns-spanned="3" table:number-rows-spanned="1">
            <text:p>20</text:p>
          </table:table-cell>
          <table:covered-table-cell table:number-columns-repeated="2" table:style-name="ce30"/>
          <table:table-cell table:style-name="ce34" office:value-type="string" calcext:value-type="string">
            <text:p>X</text:p>
          </table:table-cell>
          <table:table-cell table:number-columns-repeated="1008"/>
        </table:table-row>
        <table:table-row table:style-name="ro1">
          <table:table-cell table:number-columns-repeated="5"/>
          <table:table-cell table:style-name="ce18" office:value-type="string" calcext:value-type="string">
            <text:p>Quadrado</text:p>
          </table:table-cell>
          <table:table-cell table:style-name="ce18" office:value-type="string" calcext:value-type="string" table:number-columns-spanned="3" table:number-rows-spanned="1">
            <text:p>Quadrado</text:p>
          </table:table-cell>
          <table:covered-table-cell table:number-columns-repeated="2" table:style-name="ce18"/>
          <table:table-cell table:style-name="ce18" office:value-type="string" calcext:value-type="string">
            <text:p>20</text:p>
          </table:table-cell>
          <table:table-cell table:style-name="ce18" office:value-type="string" calcext:value-type="string">
            <text:p>30</text:p>
          </table:table-cell>
          <table:table-cell table:style-name="ce18"/>
          <table:table-cell table:style-name="ce30" office:value-type="string" calcext:value-type="string" table:number-columns-spanned="3" table:number-rows-spanned="1">
            <text:p>6</text:p>
          </table:table-cell>
          <table:covered-table-cell table:number-columns-repeated="2" table:style-name="ce30"/>
          <table:table-cell table:style-name="ce34" office:value-type="string" calcext:value-type="string">
            <text:p>X</text:p>
          </table:table-cell>
          <table:table-cell table:number-columns-repeated="1008"/>
        </table:table-row>
        <table:table-row table:style-name="ro1">
          <table:table-cell table:number-columns-repeated="5"/>
          <table:table-cell table:style-name="ce18" office:value-type="string" calcext:value-type="string">
            <text:p>Quadrado</text:p>
          </table:table-cell>
          <table:table-cell table:style-name="ce18" office:value-type="string" calcext:value-type="string" table:number-columns-spanned="3" table:number-rows-spanned="1">
            <text:p>Quadrado</text:p>
          </table:table-cell>
          <table:covered-table-cell table:number-columns-repeated="2" table:style-name="ce18"/>
          <table:table-cell table:style-name="ce18" office:value-type="string" calcext:value-type="string">
            <text:p>20</text:p>
          </table:table-cell>
          <table:table-cell table:style-name="ce18" office:value-type="string" calcext:value-type="string">
            <text:p>30</text:p>
          </table:table-cell>
          <table:table-cell table:style-name="ce18"/>
          <table:table-cell table:style-name="ce30" office:value-type="string" calcext:value-type="string" table:number-columns-spanned="3" table:number-rows-spanned="1">
            <text:p>4</text:p>
          </table:table-cell>
          <table:covered-table-cell table:number-columns-repeated="2" table:style-name="ce30"/>
          <table:table-cell table:style-name="ce34" office:value-type="string" calcext:value-type="string">
            <text:p>X</text:p>
          </table:table-cell>
          <table:table-cell table:number-columns-repeated="1008"/>
        </table:table-row>
        <table:table-row table:style-name="ro1">
          <table:table-cell table:number-columns-repeated="5"/>
          <table:table-cell table:style-name="ce18" office:value-type="string" calcext:value-type="string">
            <text:p>Quadrado</text:p>
          </table:table-cell>
          <table:table-cell table:style-name="ce18" office:value-type="string" calcext:value-type="string" table:number-columns-spanned="3" table:number-rows-spanned="1">
            <text:p>Quadrado</text:p>
          </table:table-cell>
          <table:covered-table-cell table:number-columns-repeated="2" table:style-name="ce18"/>
          <table:table-cell table:style-name="ce18" office:value-type="string" calcext:value-type="string">
            <text:p>20</text:p>
          </table:table-cell>
          <table:table-cell table:style-name="ce18" office:value-type="string" calcext:value-type="string">
            <text:p>30</text:p>
          </table:table-cell>
          <table:table-cell table:style-name="ce18"/>
          <table:table-cell table:style-name="ce30" office:value-type="string" calcext:value-type="string" table:number-columns-spanned="3" table:number-rows-spanned="1">
            <text:p>8</text:p>
          </table:table-cell>
          <table:covered-table-cell table:number-columns-repeated="2" table:style-name="ce30"/>
          <table:table-cell table:style-name="ce34" office:value-type="string" calcext:value-type="string">
            <text:p>X</text:p>
          </table:table-cell>
          <table:table-cell table:number-columns-repeated="1008"/>
        </table:table-row>
        <table:table-row table:style-name="ro1">
          <table:table-cell table:number-columns-repeated="5"/>
          <table:table-cell table:style-name="ce18" office:value-type="string" calcext:value-type="string">
            <text:p>Quadrado</text:p>
          </table:table-cell>
          <table:table-cell table:style-name="ce18" office:value-type="string" calcext:value-type="string" table:number-columns-spanned="3" table:number-rows-spanned="1">
            <text:p>Quadrado</text:p>
          </table:table-cell>
          <table:covered-table-cell table:number-columns-repeated="2" table:style-name="ce18"/>
          <table:table-cell table:style-name="ce18" office:value-type="string" calcext:value-type="string">
            <text:p>20</text:p>
          </table:table-cell>
          <table:table-cell table:style-name="ce18" office:value-type="string" calcext:value-type="string">
            <text:p>30</text:p>
          </table:table-cell>
          <table:table-cell table:style-name="ce18"/>
          <table:table-cell table:style-name="ce30" office:value-type="string" calcext:value-type="string" table:number-columns-spanned="3" table:number-rows-spanned="1">
            <text:p>50</text:p>
          </table:table-cell>
          <table:covered-table-cell table:number-columns-repeated="2" table:style-name="ce30"/>
          <table:table-cell table:style-name="ce34" office:value-type="string" calcext:value-type="string">
            <text:p>X</text:p>
          </table:table-cell>
          <table:table-cell table:number-columns-repeated="1008"/>
        </table:table-row>
        <table:table-row table:style-name="ro1">
          <table:table-cell table:number-columns-repeated="5"/>
          <table:table-cell table:style-name="ce18" office:value-type="string" calcext:value-type="string">
            <text:p>Quadrado</text:p>
          </table:table-cell>
          <table:table-cell table:style-name="ce18" office:value-type="string" calcext:value-type="string" table:number-columns-spanned="3" table:number-rows-spanned="1">
            <text:p>Quadrado</text:p>
          </table:table-cell>
          <table:covered-table-cell table:number-columns-repeated="2" table:style-name="ce18"/>
          <table:table-cell table:style-name="ce18" office:value-type="string" calcext:value-type="string">
            <text:p>20</text:p>
          </table:table-cell>
          <table:table-cell table:style-name="ce18" office:value-type="string" calcext:value-type="string">
            <text:p>30</text:p>
          </table:table-cell>
          <table:table-cell table:style-name="ce18"/>
          <table:table-cell table:style-name="ce30" office:value-type="string" calcext:value-type="string" table:number-columns-spanned="3" table:number-rows-spanned="1">
            <text:p>6</text:p>
          </table:table-cell>
          <table:covered-table-cell table:number-columns-repeated="2" table:style-name="ce30"/>
          <table:table-cell table:style-name="ce34" office:value-type="string" calcext:value-type="string">
            <text:p>X</text:p>
          </table:table-cell>
          <table:table-cell table:number-columns-repeated="1008"/>
        </table:table-row>
        <table:table-row table:style-name="ro1">
          <table:table-cell table:number-columns-repeated="5"/>
          <table:table-cell table:style-name="ce18" office:value-type="string" calcext:value-type="string">
            <text:p>Quadrado</text:p>
          </table:table-cell>
          <table:table-cell table:style-name="ce18" office:value-type="string" calcext:value-type="string" table:number-columns-spanned="3" table:number-rows-spanned="1">
            <text:p>Quadrado</text:p>
          </table:table-cell>
          <table:covered-table-cell table:number-columns-repeated="2" table:style-name="ce18"/>
          <table:table-cell table:style-name="ce18" office:value-type="string" calcext:value-type="string">
            <text:p>20</text:p>
          </table:table-cell>
          <table:table-cell table:style-name="ce18" office:value-type="string" calcext:value-type="string">
            <text:p>30</text:p>
          </table:table-cell>
          <table:table-cell table:style-name="ce18"/>
          <table:table-cell table:style-name="ce30" office:value-type="string" calcext:value-type="string" table:number-columns-spanned="3" table:number-rows-spanned="1">
            <text:p>70</text:p>
          </table:table-cell>
          <table:covered-table-cell table:number-columns-repeated="2" table:style-name="ce30"/>
          <table:table-cell table:style-name="ce34" office:value-type="string" calcext:value-type="string">
            <text:p>X</text:p>
          </table:table-cell>
          <table:table-cell table:number-columns-repeated="1008"/>
        </table:table-row>
        <table:table-row table:style-name="ro1">
          <table:table-cell table:number-columns-repeated="5"/>
          <table:table-cell table:style-name="ce18" office:value-type="string" calcext:value-type="string">
            <text:p>Retângulo</text:p>
          </table:table-cell>
          <table:table-cell table:style-name="ce18" office:value-type="string" calcext:value-type="string" table:number-columns-spanned="3" table:number-rows-spanned="1">
            <text:p>apapa</text:p>
          </table:table-cell>
          <table:covered-table-cell table:number-columns-repeated="2" table:style-name="ce18"/>
          <table:table-cell table:style-name="ce18" office:value-type="string" calcext:value-type="string">
            <text:p>10</text:p>
          </table:table-cell>
          <table:table-cell table:style-name="ce18" office:value-type="string" calcext:value-type="string">
            <text:p>20</text:p>
          </table:table-cell>
          <table:table-cell table:style-name="ce18" office:value-type="string" calcext:value-type="string">
            <text:p>5</text:p>
          </table:table-cell>
          <table:table-cell table:style-name="ce30" office:value-type="string" calcext:value-type="string" table:number-columns-spanned="3" table:number-rows-spanned="1">
            <text:p>5</text:p>
          </table:table-cell>
          <table:covered-table-cell table:number-columns-repeated="2" table:style-name="ce30"/>
          <table:table-cell table:style-name="ce34" office:value-type="string" calcext:value-type="string">
            <text:p>X</text:p>
          </table:table-cell>
          <table:table-cell table:number-columns-repeated="1008"/>
        </table:table-row>
        <table:table-row table:style-name="ro1" table:number-rows-repeated="1048523">
          <table:table-cell table:number-columns-repeated="1024"/>
        </table:table-row>
        <table:table-row table:style-name="ro1">
          <table:table-cell table:number-columns-repeated="1024"/>
        </table:table-row>
      </table:table>
      <table:table table:name="KilnStorage" table:style-name="ta1" table:protected="true" table:protection-key="btWDPPNShuv4Zit7WUnw10K77D8=" table:protection-key-digest-algorithm="http://www.w3.org/2000/09/xmldsig#sha1">
        <loext:table-protection loext:select-protected-cells="true" loext:select-unprotected-cells="true"/>
        <table:table-column table:style-name="co15" table:default-cell-style-name="Default"/>
        <table:table-column table:style-name="co14" table:number-columns-repeated="4" table:default-cell-style-name="ce37"/>
        <table:table-column table:style-name="co14" table:number-columns-repeated="7" table:default-cell-style-name="Default"/>
        <table:table-row table:style-name="ro2">
          <table:table-cell office:value-type="string" calcext:value-type="string">
            <text:p>Forno _Comp:20_Larg:20_Alt:30</text:p>
          </table:table-cell>
          <table:table-cell table:number-columns-repeated="2" office:value-type="string" calcext:value-type="string">
            <text:p>20</text:p>
          </table:table-cell>
          <table:table-cell office:value-type="string" calcext:value-type="string">
            <text:p>30</text:p>
          </table:table-cell>
          <table:table-cell office:value-type="string" calcext:value-type="string">
            <text:p>20</text:p>
          </table:table-cell>
          <table:table-cell table:style-name="ce37" table:number-columns-repeated="2"/>
          <table:table-cell table:number-columns-repeated="2"/>
          <table:table-cell table:style-name="ce37" table:number-columns-repeated="3"/>
        </table:table-row>
        <table:table-row table:style-name="ro2">
          <table:table-cell office:value-type="string" calcext:value-type="string">
            <text:p>Forno _Comp:36_Larg:36_Alt:36</text:p>
          </table:table-cell>
          <table:table-cell table:number-columns-repeated="3" office:value-type="string" calcext:value-type="string">
            <text:p>36</text:p>
          </table:table-cell>
          <table:table-cell office:value-type="string" calcext:value-type="string">
            <text:p>20</text:p>
          </table:table-cell>
          <table:table-cell table:number-columns-repeated="7"/>
        </table:table-row>
        <table:table-row table:style-name="ro2">
          <table:table-cell office:value-type="string" calcext:value-type="string">
            <text:p>Forno _Comp:22_Larg:20_Alt:20</text:p>
          </table:table-cell>
          <table:table-cell office:value-type="string" calcext:value-type="string">
            <text:p>22</text:p>
          </table:table-cell>
          <table:table-cell table:number-columns-repeated="2" office:value-type="string" calcext:value-type="string">
            <text:p>20</text:p>
          </table:table-cell>
          <table:table-cell office:value-type="string" calcext:value-type="string">
            <text:p>10</text:p>
          </table:table-cell>
          <table:table-cell table:number-columns-repeated="7"/>
        </table:table-row>
        <table:table-row table:style-name="ro2">
          <table:table-cell office:value-type="string" calcext:value-type="string">
            <text:p>Forno _Comp:40_Larg:40_Alt:20</text:p>
          </table:table-cell>
          <table:table-cell table:number-columns-repeated="2" office:value-type="string" calcext:value-type="string">
            <text:p>40</text:p>
          </table:table-cell>
          <table:table-cell office:value-type="string" calcext:value-type="string">
            <text:p>20</text:p>
          </table:table-cell>
          <table:table-cell office:value-type="string" calcext:value-type="string">
            <text:p>30</text:p>
          </table:table-cell>
          <table:table-cell table:number-columns-repeated="7"/>
        </table:table-row>
        <table:table-row table:style-name="ro2">
          <table:table-cell office:value-type="string" calcext:value-type="string">
            <text:p>Forno _Comp:64_Larg:64_Alt:64</text:p>
          </table:table-cell>
          <table:table-cell table:number-columns-repeated="3" office:value-type="string" calcext:value-type="string">
            <text:p>64</text:p>
          </table:table-cell>
          <table:table-cell office:value-type="string" calcext:value-type="string">
            <text:p>20</text:p>
          </table:table-cell>
          <table:table-cell table:style-name="ce37" office:value-type="string" calcext:value-type="string">
            <text:p>30</text:p>
          </table:table-cell>
          <table:table-cell table:style-name="ce37" office:value-type="string" calcext:value-type="string">
            <text:p>10</text:p>
          </table:table-cell>
          <table:table-cell table:number-columns-repeated="5"/>
        </table:table-row>
        <table:table-row table:style-name="ro2">
          <table:table-cell office:value-type="string" calcext:value-type="string">
            <text:p>Forno _Comp:45_Larg:452_Alt:45</text:p>
          </table:table-cell>
          <table:table-cell office:value-type="string" calcext:value-type="string">
            <text:p>45</text:p>
          </table:table-cell>
          <table:table-cell office:value-type="string" calcext:value-type="string">
            <text:p>452</text:p>
          </table:table-cell>
          <table:table-cell office:value-type="string" calcext:value-type="string">
            <text:p>45</text:p>
          </table:table-cell>
          <table:table-cell office:value-type="string" calcext:value-type="string">
            <text:p>23</text:p>
          </table:table-cell>
          <table:table-cell table:number-columns-repeated="7"/>
        </table:table-row>
        <table:table-row table:style-name="ro2">
          <table:table-cell office:value-type="string" calcext:value-type="string">
            <text:p>Forno _Comp:65_Larg:64_Alt:64</text:p>
          </table:table-cell>
          <table:table-cell office:value-type="string" calcext:value-type="string">
            <text:p>65</text:p>
          </table:table-cell>
          <table:table-cell table:number-columns-repeated="2" office:value-type="string" calcext:value-type="string">
            <text:p>64</text:p>
          </table:table-cell>
          <table:table-cell office:value-type="string" calcext:value-type="string">
            <text:p>30</text:p>
          </table:table-cell>
          <table:table-cell table:style-name="ce37" office:value-type="string" calcext:value-type="string">
            <text:p>20</text:p>
          </table:table-cell>
          <table:table-cell table:style-name="ce37" office:value-type="string" calcext:value-type="string">
            <text:p>10</text:p>
          </table:table-cell>
          <table:table-cell table:number-columns-repeated="5"/>
        </table:table-row>
        <table:table-row table:style-name="ro2">
          <table:table-cell office:value-type="string" calcext:value-type="string">
            <text:p>Forno _Comp:30_Larg:40_Alt:50</text:p>
          </table:table-cell>
          <table:table-cell office:value-type="string" calcext:value-type="string">
            <text:p>30</text:p>
          </table:table-cell>
          <table:table-cell office:value-type="string" calcext:value-type="string">
            <text:p>40</text:p>
          </table:table-cell>
          <table:table-cell office:value-type="string" calcext:value-type="string">
            <text:p>50</text:p>
          </table:table-cell>
          <table:table-cell office:value-type="string" calcext:value-type="string">
            <text:p>40</text:p>
          </table:table-cell>
          <table:table-cell table:style-name="ce37" office:value-type="string" calcext:value-type="string">
            <text:p>30</text:p>
          </table:table-cell>
          <table:table-cell table:style-name="ce37" office:value-type="string" calcext:value-type="string">
            <text:p>20</text:p>
          </table:table-cell>
          <table:table-cell table:style-name="ce37" office:value-type="string" calcext:value-type="string">
            <text:p>10</text:p>
          </table:table-cell>
          <table:table-cell table:number-columns-repeated="4"/>
        </table:table-row>
        <table:table-row table:style-name="ro2">
          <table:table-cell/>
          <table:table-cell table:style-name="Default" table:number-columns-repeated="2"/>
          <table:table-cell/>
          <table:table-cell table:style-name="Default"/>
          <table:table-cell table:number-columns-repeated="7"/>
        </table:table-row>
        <table:table-row table:style-name="ro2">
          <table:table-cell/>
          <table:table-cell table:style-name="Default" table:number-columns-repeated="2"/>
          <table:table-cell/>
          <table:table-cell table:style-name="Default"/>
          <table:table-cell table:number-columns-repeated="7"/>
        </table:table-row>
      </table:table>
      <table:named-expressions>
        <table:named-range table:name="itemsListHeader" table:base-cell-address="$Forno.$F$11" table:cell-range-address="$Forno.$F$11:.$P$12"/>
        <table:named-range table:name="itemsListTitle" table:base-cell-address="$Forno.$F$10" table:cell-range-address="$Forno.$F$10:.$N$10"/>
        <table:named-range table:name="mergedAltura" table:base-cell-address="$Forno.$A$5" table:cell-range-address="$Forno.$A$7:.$B$7"/>
        <table:named-range table:name="mergedAlturaInput" table:base-cell-address="$Forno.$A$5" table:cell-range-address="$Forno.$C$7:.$D$7"/>
        <table:named-range table:name="mergedComprimento" table:base-cell-address="$Forno.$A$5" table:cell-range-address="$Forno.$A$9:.$B$9"/>
        <table:named-range table:name="mergedComprimentoInput" table:base-cell-address="$Forno.$Q$4" table:cell-range-address="$Forno.$C$9:.$D$9"/>
        <table:named-range table:name="mergedDescricao" table:base-cell-address="$Forno.$A$5" table:cell-range-address="$Forno.$A$6:.$B$6"/>
        <table:named-range table:name="mergedDescricaoInput" table:base-cell-address="$Forno.$A$5" table:cell-range-address="$Forno.$C$6:.$D$6"/>
        <table:named-range table:name="mergedFornoInput" table:base-cell-address="$Forno.$N$7" table:cell-range-address="$Forno.$N$7:.$P$7"/>
        <table:named-range table:name="mergedLargura" table:base-cell-address="$Forno.$A$5" table:cell-range-address="$Forno.$A$8:.$B$8"/>
        <table:named-range table:name="mergedLarguraInput" table:base-cell-address="$Forno.$A$5" table:cell-range-address="$Forno.$C$8:.$D$8"/>
        <table:named-range table:name="mergedNovoFornoInput" table:base-cell-address="$Forno.$N$2" table:cell-range-address="$Forno.$N$2:.$P$2"/>
        <table:named-range table:name="mergedTipo" table:base-cell-address="$Forno.$A$5" table:cell-range-address="$Forno.$A$5:.$B$5"/>
        <table:named-range table:name="mergedTipoInput" table:base-cell-address="$Forno.$A$5" table:cell-range-address="$Forno.$C$5:.$D$5"/>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font-size="10pt" fo:language="pt" fo:country="BR" style:font-name-asian="Noto Sans CJK SC" style:font-size-asian="10pt" style:language-asian="zh" style:country-asian="CN" style:font-name-complex="Lohit Devanagari" style:font-size-complex="10pt"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pt" fo:country="BR" style:letter-kerning="true" style:font-family-asian="'DejaVu Sans'" style:font-family-generic-asian="system" style:font-pitch-asian="variable" style:font-size-asian="12pt" style:language-asian="zh" style:country-asian="CN" style:font-family-complex="'DejaVu Sans'" style:font-family-generic-complex="system" style:font-pitch-complex="variable" style:font-size-complex="12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ágina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16T16:30:16.279187681</meta:creation-date>
    <meta:generator>LibreOffice/7.3.7.2$Linux_X86_64 LibreOffice_project/30$Build-2</meta:generator>
    <dc:date>2023-11-21T19:09:35.444761912</dc:date>
    <meta:editing-duration>P2DT14H38M4S</meta:editing-duration>
    <meta:editing-cycles>3600</meta:editing-cycles>
    <meta:document-statistic meta:table-count="2" meta:cell-count="346" meta:object-count="16"/>
  </office:meta>
</office:document-meta>
</file>

<file path=Basic/Standard/CellButton.xml><?xml version="1.0" encoding="utf-8"?>
<!DOCTYPE module  PUBLIC '-//OpenOffice.org//DTD OfficeDocument 1.0//EN'  'module.dtd'>
<script:module xmlns:script="http://openoffice.org/2000/script" script:name="CellButton" script:language="StarBasic" script:moduleType="normal">REM  *****  BASIC  *****

Function CellIsButton(cell As Object) As Boolean

	cellRow = GetCellRowIndex(cell)
	cellColumn = GetCellColumnIndex(cell)
	
	headerCell = GetLastCellOfListHeader()
	column = GetCellColumnIndex(headerCell)
	listFirstRow = GetCellRowIndex(GetCellNextRowSameColumn(headerCell))

	If (cellRow &gt;= listFirstRow And cellColumn = column) Then
		CellIsButton = True
		Exit Function
	EndIf

'	While (headerCell.GetString() &lt;&gt; headerLableQtd)
'		headerCell = headerCell.GetSameRowPreviousColumn(headerCell)
'	WEnd

'	column = GetCellColumnIndex(headerColumn)

'	If (cellRow &gt;= firstListRow And (cellColumn = column Or cellColumn = column + 2)) Then
'		CellIsButton = True
'		Exit Function
'	EndIf

	CellIsButton = False

End Function

Function ExecuteCellAction(cell As Object)


	cellRow = GetCellRowIndex(cell)
	cellColumn = GetCellColumnIndex(cell)
	
	headerCell = GetLastCellOfListHeader()
	column = GetCellColumnIndex(headerCell)

	listFirstRow = GetCellRowIndex(GetCellNextRowSameColumn(headerCell))

	If (cellRow &gt;= listFirstRow And cellColumn = column) Then
		RemoveItemLine(cell)
		Exit Function
	EndIf


'	While (headerCell.GetString() &lt;&gt; headerLableQtd)
'		headerCell = headerCell.GetSameRowPreviousColumn(headerCell)
'	WEnd
'
'	column = GetCellColumnIndex(headerColumn)
'
'	If (cellRow &gt;= firstListRow And cellColumn = column) Then
'		CellIsButton = True
'		Exit Function
'	EndIf
'	
'	If (cellRow &gt;= firstListRow And cellColumn = column + 2) Then
'		Exit Function
'	EndIf
	
End Function

</script:module>
</file>

<file path=Basic/Standard/ConstantsAndGlobals.xml><?xml version="1.0" encoding="utf-8"?>
<!DOCTYPE module  PUBLIC '-//OpenOffice.org//DTD OfficeDocument 1.0//EN'  'module.dtd'>
<script:module xmlns:script="http://openoffice.org/2000/script" script:name="ConstantsAndGlobals" script:language="StarBasic" script:moduleType="normal">REM  *****  BASIC  *****

'Cell Ranges that are named
Global Const tipoNamedRange = "mergedTipo"
Global Const tipoInputNamedRange = "mergedTipoInput"
Global Const alturaNamedRange = "mergedAltura"
Global Const alturaInputNamedRange = "mergedAlturaInput"
Global Const descricaoNamedRange = "mergedDescricao"
Global Const descricaoInputNamedRange = "mergedDescricaoInput"
Global Const larguraNamedRange = "mergedLargura"
Global Const larguraInputNamedRange = "mergedLarguraInput"
Global Const comprimentoNamedRange = "mergedComprimento"
Global Const comprimentoInputNamedRange = "mergedComprimentoInput"
Global Const listaItensTituloNamedRange = "itemsListTitle"
Global Const listaItensHeaderNamedRange = "itemsListHeader"
Global Const fornoBDHeaderNamedRange = "kilnStorageHeader"

Global Const typeCircle = "Círculo"
Global Const typeSquare = "Quadrado"
Global Const typeRectangle = "Retângulo"
Global Const typeTriangle = "Triângulo"


Global Const headerLableTipo = "Tipo"
Global Const headerLableDescricao = "Descrição"
Global Const headerLableDimensao = "Dimensões (cm)"
Global Const headerLableQtd = "Quantidade"
Global Const headerLableExcluir = "Excluir"

'Buttons Names Prefixes
Global Const buttonPrefix = "botao"
Global Const buttonIncrementPrefix = "botaoIncremento"
Global Const buttonDecrementPrefix = "botaoDecremento"
Global Const buttonTrashPrefix = "botaoLixo"


Global Const buttonCreateKiln = "botaoCriarForno"
Global Const buttonEditKiln = "botaoEditarForno"
Global Const buttonSaveKilnEdition = "botaoSalvarAltForno"
Global Const buttonEraseKiln = "botaoApagarForno"
Global Const buttonCancelKilnEdition = "botaoCancelarAltForno"

Global Const buttonCircle = "botaoCirculo"


'App images directory name
Global Const imgDirectoryName = "images"

'Button Images Names
Global Const imgButtonIncrement = "incrementar_item.png"
Global Const imgButtonDecrement = "decrementar_item.png"
Global Const imgButtonTrash = "img_lixo.png"

'Prefix for kilns names
Global Const kilnNamePrefix = "Forno"
Global Const kilnSheetDBName = "KilnStorage"

'Combobox name
Global Const comboBoxName = "escolheForno"

'
Global Const defaultProtectSelection = "$Forno.$F$6"

'Automatic Protection Password
Global Const protectionPassword = "123456"


'Global Variables
Global nItems As Integer
Global lastListButtonIndex As Integer
Global mousePressed As Boolean
Global comboListOpen As Boolean

Global canChange As Boolean

Function SetGlobalVariables()
	mousePressed = False
	comboListOpen = False
	UpdateItemsCounters()
End Function


Function SetGUIData()
	'Set circle insertion
	button = GetButtonByName(buttonCircle)
	btnCellAddress = GetButtonLocation(button)
	buttonCell = GetCellObjectByName(btnCellAddress)
	ThisComponent.getCurrentController().Select(buttonCell)
	ReadyInputsForAdd(button, typeCircle)
	
	'Clean inputs for new kiln
	btnCreateKiln = GetButtonByName(buttonCreateKiln)
	buttonCell = GetCellObjectByName(GetButtonLocation(btnCreateKiln))

	cellLableComprimento = GetCellPreviousRowSameColumn(buttonCell)
	cellLableComprimento = GetCellSameRowPreviousColumn(cellLableComprimento)
	cellLableComprimento = GetCellPreviousRowSameColumn(cellLableComprimento)
	CleanKilnInputs(cellLableComprimento)
	
	'Unchoose Kiln
	btnSaveKilnEdition = GetButtonByName(buttonEditKiln)
	buttonCell = GetCellObjectByName(GetButtonLocation(btnSaveKilnEdition))
	
	cellLableComprimento = GetCellPreviousRowSameColumn(buttonCell)
	cellLableComprimento = GetCellSameRowPreviousColumn(cellLableComprimento)
	cellLableComprimento = GetCellPreviousRowSameColumn(cellLableComprimento)
	CleanKilnInputs(cellLableComprimento)

	SelectEmptyKiln()
	DisableKilnEdition()
		
	
End Function


'Set the global variables when file is opened
Sub SetInitialValues()

	PrepareButtonExecution()
	
	SetGlobalVariables()
	SetGUIData()

	canChange = True
	FinishButtonExecution()

End Sub
</script:module>
</file>

<file path=Basic/Standard/FileManager.xml><?xml version="1.0" encoding="utf-8"?>
<!DOCTYPE module  PUBLIC '-//OpenOffice.org//DTD OfficeDocument 1.0//EN'  'module.dtd'>
<script:module xmlns:script="http://openoffice.org/2000/script" script:name="FileManager" script:language="StarBasic" script:moduleType="normal">REM  *****  BASIC  *****

'Verify if apath is for an existent directory or file
Function ExistsFile(path As String) As Boolean
	pathURL = AddURLPrefixOnPath(path)
	ExistsFile = FileExists(pathURL)
End Function

Function SaveFileAsCSV()

    document = ThisComponent

    ' Use the global string tools library to generate a path to save each CSV
    'GlobalScope.BasicLibraries.loadLibrary("Tools")

    ' Work out number of sheets for looping over them later.
    sheets = document.Sheets
    numSheets = sheets.Count - 1

    ' Set up a propval object to store the filter properties
    Dim Propval(1) as New com.sun.star.beans.PropertyValue
    Propval(0).Name = "FilterName"
    Propval(0).Value = "Text - txt - csv (StarCalc)"
    Propval(1).Name = "FilterOptions"
    Propval(1).Value ="59,34,0,1,1"   'ASCII  59 = ;  34 = "
	
	problemInputsDir = SOLVER_PATH &amp; "inputs/"
	
	If (Not ExistsFile(problemInputsDir)) Then
		command = "mkdir " &amp; problemInputsDir
		ExecCommand(command)
	EndIf
	
	problemInputsDir = SOLVER_PATH &amp; "inputs/"	
	
	If (Not ExistsFile(problemInputDir)) Then
		command = "mkdir " &amp; problemInputsDir
		ExecCommand(command)
	EndIf
	
	
    For i = 0 to numSheets
        document.getCurrentController.setActiveSheet(sheets(i))
		fileName = ""
		If (i = 0) Then
	        fileName = "Pecas.csv"
	    ElseIf (i = 1) Then
	    	fileName = "Forno.csv"
	    EndIf
	    
	    fileURL = AddURLPrefixOnPath(problemInputsDir &amp; fileName)
        document.StoreToURL(fileURL, Propval())
        
    Next i

End Function


Function ReadTextFile(pathToFile As String) As String

	path = AddURLPrefixOnPath(pathToFile)

	Dim objSimpleFileAccess As Object

	If (Not ExistsFile(pathToFile)) Then
		MsgBox("Arquivo não existe.")
		Stop
	EndIf

	objSimpleFileAccess = createUNOService("com.sun.star.ucb.SimpleFileAccess") 


	inStream = objSimpleFileAccess.openFileRead(path) 

	inTextInput = createUNOService("com.sun.star.io.TextInputStream")
	inTextInput.setInputStream(inStream) 
	inTextInput.setEncoding("UTF-8")

	textRead = inTextInput.readString(array(), False)
	inTextInput.closeInput() 

	ReadTextFile = textRead


End Function


Function WriteTextFile(pathToFile As String, textToWrite As String)

	path = AddURLPrefixOnPath(pathToFile)

	Dim objSimpleFileAccess As Object

	objSimpleFileAccess	 = createUNOService ("com.sun.star.ucb.SimpleFileAccess") 
	
	' If file exists overwrite it by deleting first
    If (ExistsFile(path)) Then
      objSimpleFileAccess.kill(path)
    EndIf

	Dim outStream as Object	
	outStream = objSimpleFileAccess.openFileWrite(path) 

	Dim outText as Object
	outText = createUNOService ("com.sun.star.io.TextOutputStream") 
	outText.setOutputStream(outStream) 

	outText.WriteString(textToWrite) 
	outText.closeOutput() 

End Function

Function EraseFile(pathToFile As String)

	path = AddURLPrefixOnPath(pathToFile)

	Dim objSimpleFileAccess As Object

	objSimpleFileAccess	 = createUNOService ("com.sun.star.ucb.SimpleFileAccess") 
	
    If (ExistsFile(path)) Then
      objSimpleFileAccess.kill(path)
    EndIf

End Function
</script:module>
</file>

<file path=Basic/Standard/ItemManager.xml><?xml version="1.0" encoding="utf-8"?>
<!DOCTYPE module  PUBLIC '-//OpenOffice.org//DTD OfficeDocument 1.0//EN'  'module.dtd'>
<script:module xmlns:script="http://openoffice.org/2000/script" script:name="ItemManager" script:language="StarBasic" script:moduleType="normal">REM  *****  BASIC  *****


'Get Tipo Input cell
Function GetFirstInputCell(cell As Object) As Object
	If (cell.GetString() &lt;&gt; "Tipo:") Then
		MsgBox("Erro! Esperado célula para preenchimento de dados.")
		Stop
	EndIf
	
	cellInput = GetCellSameRowNextColumn(cell)
	GetFirstInputCell = cellInput
	
End Function


'Clean item type inputs
Function CleanItemInputs(cellLableTipo As Object)
	cellInput = GetFirstInputCell(cellLableTipo)

	'Clean Tipo Input
	cellInput.SetString("")

	'Clean Descrição Input
	cellInput = GetCellNextRowSameColumn(cellInput)
	cellInput.SetString("")

	'Clean Altura Input
	cellInput = GetCellNextRowSameColumn(cellInput)
	cellInput.SetString("")

	'Clean Largura Input
	cellInput = GetCellNextRowSameColumn(cellInput)
	cellInput.SetString("")
	
	'Clean Comprimento Input
	cellInput = GetCellNextRowSameColumn(cellInput)
	cellInput.SetString("")

End Function


'Set the item type lables
Function SetInputLables(cellLable As Object, itemType As String)
	two2DMeasures = HasTwo2DMeasures(itemType)

	'Set Tipo Lable
	cellLable.SetString("Tipo:")

	'Clean Descrição Lable
	cellLable = GetCellNextRowSameColumn(cellLable)
	cellLable.SetString("Descrição:")

	'Clean Altura Lable
	cellLable = GetCellNextRowSameColumn(cellLable)
	cellLable.SetString("Altura Peça (cm):")

	'Clean Largura Lable
	cellLable = GetCellNextRowSameColumn(cellLable)
	
	If (itemType = typeCircle) Then
		cellLable.SetString("Diâmetro (cm):")
	ElseIf (itemType = typeSquare or itemType = typeTriangle) Then
		cellLable.SetString("Lado (cm):")
	ElseIf (itemType = typeRectangle) Then
		cellLable.SetString("Largura (cm):")
	EndIf
	
	'Clean Comprimento Lable
	cellLable = GetCellNextRowSameColumn(cellLable)
	UnlockCell(cellLable)
	cellLable.SetString("")
	
	cellInput = GetCellSameRowNextColumn(cellLable)
	LockCell(cellInput)

	If (two2DMeasures) Then
		cellLable.SetString("Comp. (cm):")
		UnlockCell(cellInput)
	Endif
	
	LockCell(cellLable)
End Function


'Get the cell 'Tipo' if it is on the same line
Function GetTipoCellFromSameLine(cell As Object) As Object

	row = GetCellRowIndex(cell)
	column = GetCellColumnIndex(cell)
	
	While (column &gt;= 0 And Not IsInNamedRange(cell, tipoNamedRange))
		column = column - 1
		cell = GetCellObjectByIndex(row, column)
	WEnd
	If (column &lt; 0) Then
		MsgBox("O parêmetro 'cell' tem que estar na mesma linha da célula mesclada com nome 'mergedTipo'")
	EndIf
	
	GetTipoCellFromSameLine = GetFirstCellObjFromNamedRange(tipoNamedRange)
	
End Function


'Get the cell 'Tipo' if it is on the same column
Function GetTipoCellFromSameColumn(cell As Object) As Object

	row = GetCellRowIndex(cell)
	column = GetCellColumnIndex(cell)
	
	While (row &gt;= 0 And Not IsInNamedRange(cell, tipoNamedRange))
		row = row - 1
		cell = GetCellObjectByIndex(row, column)
	WEnd
	If (row &lt; 0) Then
		MsgBox("O parêmetro 'cell' tem que estar na mesma linha da célula mesclada com nome 'mergedTipo'")
	EndIf
	
	GetTipoCellFromSameColumn = GetFirstCellObjFromNamedRange(tipoNamedRange)
	
End Function


'Set the lables and inputs for reading an item data
Function ReadyInputsForAdd(button As Object, itemType As String)

	cellBellow = GetCellBellowButton(button)
	cellBellow = GetTipoCellFromSameLine(cellBellow)
	
	SetInputLables(cellBellow, itemType)
	
	cellInput = GetFirstInputCell(cellBellow)
	CleanItemInputs(cellBellow)
	
	cellInput.SetString(itemType)

End Function


'Button circle action: Set the lables and inputs for reading an circle data
Function CircleSelected(buttonShape As Object)
	PrepareButtonExecution()	
	
	button = buttonShape.Source.Model
	btnCellAddress = GetButtonLocation(button)
	buttonCell = GetCellObjectByName(btnCellAddress)
	ThisComponent.getCurrentController().Select(buttonCell)
	
	ReadyInputsForAdd(button, typeCircle)
	
	FinishButtonExecution()
	
End Function


'Button square action: Set the lables and inputs for reading an square data
Function SquareSelected(buttonShape As Object)
	
	PrepareButtonExecution()
	
	button = buttonShape.Source.Model
	btnCellAddress = GetButtonLocation(button)
	buttonCell = GetCellObjectByName(btnCellAddress)
	ThisComponent.getCurrentController().Select(buttonCell)
	
	ReadyInputsForAdd(button, typeSquare)

	FinishButtonExecution()

End Function


'Button rectangle action: Set the lables and inputs for reading an rectangle data
Function RectangleSelected(buttonShape As Object)

	PrepareButtonExecution()

	button = buttonShape.Source.Model
	btnCellAddress = GetButtonLocation(button)
	buttonCell = GetCellObjectByName(btnCellAddress)
	ThisComponent.getCurrentController().Select(buttonCell)
	
	ReadyInputsForAdd(button, typeRectangle)

	FinishButtonExecution()
	
End Function


'Button triangle action: Set the lables and inputs for reading an triangle data
Function TriangleSelected(buttonShape As Object)

	PrepareButtonExecution()

	button = buttonShape.Source.Model
	btnCellAddress = GetButtonLocation(button)
	buttonCell = GetCellObjectByName(btnCellAddress)
	ThisComponent.getCurrentController().Select(buttonCell)
	
	ReadyInputsForAdd(button, typeTriangle)

	FinishButtonExecution()
		
End Function


'Read the input data for adding an item
Function ReadItemInputData(cellLableTipo As Object) As Object
	numberInputs = 3
	
	'Get 'tipo' input cell
	inputCell = GetCellSameRowNextColumn(cellLableTipo)
	itemType = inputCell.GetString()
	If (itemType = "") Then
		ReadItemInputData = AllFieldsAreNeededError()
		Exit Function
	EndIf
	
	'Read cells bellow
	inputCell = GetCellNextRowSameColumn(inputCell)
	itemDescription = inputCell.GetString()
	If (itemDescription = "") Then
		ReadItemInputData = AllFieldsAreNeededError()
		Exit Function
	EndIf

	inputCell = GetCellNextRowSameColumn(inputCell)
	itemHeight = inputCell.GetString()
	If (itemHeight = "") Then
		ReadItemInputData = ReadingError()
		Exit Function
	EndIf

	If (Not IsNumeric(itemHeight)) Then
		ReadItemInputData = InputMustBeANumberError(inputCell)
		Exit Function
	Else
		itemHeight = CInt(itemHeight) &amp; ""
	EndIf
	
	inputCell = GetCellNextRowSameColumn(inputCell)
	itemWidth = inputCell.GetString()
	If (itemWidth = "") Then
		ReadItemInputData = AllFieldsAreNeededError()
		Exit Function
	EndIf
	
	If (Not IsNumeric(itemWidth)) Then
		ReadItemInputData = InputMustBeANumberError(inputCell)
		Exit Function
	Else
		itemWidth = CInt(itemWidth) &amp; ""
	EndIf
	

	'Read three dimensions only if there are three dimensions to be read
	two2DMeasures = HasTwo2DMeasures(itemType)	
	If (two2DMeasures) Then
		inputCell = GetCellNextRowSameColumn(inputCell)
		itemLength = inputCell.GetString()
		If (itemLength = "") Then
			ReadItemInputData = AllFieldsAreNeededError()
			Exit Function
		EndIf
		
		If (Not IsNumeric(itemLength)) Then
			ReadItemInputData = InputMustBeANumberError(inputCell)
			Exit Function
		Else
			itemLength = CInt(itemLength) &amp; ""
			
		EndIf
		
		numberInputs = 4
	EndIf

	'Create an array with the input data
	Dim data(numberInputs) As String
	
	data(0) = itemType
	data(1) = itemDescription
	data(2) = itemHeight
	data(3) = itemWidth
	If (two2DMeasures) Then
		data(4) = itemLength
	EndIf

	ReadItemInputData = data
End Function


'Button 'Adicionar Item' action: Add an item to the list
Function AddItem(buttonShape As Object)

	PrepareButtonExecution()

	'Avoid more clicks in button
	button = buttonShape.Source.Model	
	button.Enabled = False

	buttonCellAddr = GetButtonLocation(button)
	buttonCell = GetCellObjectByName(buttonCellAddr)
	
	ThisComponent.getCurrentController().Select(buttonCell)

	'Get cell to read data	
	cellAbove = GetCellPreviousRowSameColumn(buttonCell)	
	cellLableTipo = GetTipoCellFromSameColumn(cellAbove)
	
	'Read data.
	'If an error occured enable the button
	inputData = ReadItemInputData(cellLableTipo)
	If inputData(0) = "" Then
		button.Enabled = True
		FinishButtonExecution()
		Stop
	EndIf
	
	'Insert item in list
	InsertInListAtStart(inputData)
	
	'Reset input values
'	CleanItemInputs(cellLableTipo)

	'Enable AddItem button
	button.Enabled = True
	
	FinishButtonExecution()
	
End Function
</script:module>
</file>

<file path=Basic/Standard/KilnManager.xml><?xml version="1.0" encoding="utf-8"?>
<!DOCTYPE module  PUBLIC '-//OpenOffice.org//DTD OfficeDocument 1.0//EN'  'module.dtd'>
<script:module xmlns:script="http://openoffice.org/2000/script" script:name="KilnManager" script:language="StarBasic" script:moduleType="normal">REM  *****  BASIC  *****

Function CreateKilnSheet()

	sheets = ThisComponent.getSheets()  
	sheets.InsertNewByName(kilnSheetDBName, 1)
	
	sheet = GetSheetByName(kilnSheetDBName)
	'sheet.IsVisible = False

End Function

Function SelectEmptyKiln()
	
	sheet = GetCurrentSheet()
	form = sheet.DrawPage.Forms.GetByIndex(0)
	controller = ThisComponent.GetCurrentController()
	
	cbBox = form.GetByName(comboBoxName)

	cbBox.SelectedItems(0) = 0
	cbBox.SelectedValues(0) = ""
	cbBox.SelectedValue = ""

End Function

Function CreateKilnRow(kilnData() As String) As Boolean

	If (Not SheetExists(kilnSheetDBName)) Then
		CreateKilnSheet()
	EndIf
	
	sheet = GetSheetByName(kilnSheetDBName)	

	kilnName = kilnNamePrefix &amp; " _Comp:" &amp; kilnData(0) &amp; "_Larg:" &amp; kilnData(1) &amp; "_Alt:" &amp; kilnData(2)
	
	kilnCell = GetCellObjectByName("$" &amp; sheet.Name &amp; ".$A$1")
	storedKilnName = kilnCell.GetString()
	
	While storedKilnName &lt;&gt; "" And storedKilnName &lt;&gt; kilnName
	
		kilnCell = GetCellNextRowSameColumn(kilnCell)
		storedKilnName = kilnCell.GetString()
	
	WEnd

	If (storedKilnName = kilnName) Then	
		MsgBox("Um forno com essas medidas já foi armazenado.")
		CreateKilnRow = False
		Exit Function
	EndIf
	
	kilnCell.SetString(kilnName)
	
	For i = 0 To UBound(kilnData)
		If (kilnData(i) &lt;&gt; "") Then	
			kilnCell = GetCellSameRowNextColumn(kilnCell)
			kilnCell.SetString(kilnData(i))
		EndIf
	Next i
	
	CreateKilnRow = True

End Function


Function ReadKilnData(cellLableComprimento As Object) As Object
	numberInputs = 3

	inputCell =  GetCellSameRowNextColumn(cellLableComprimento)
	
	length = inputCell.GetString()
	If (length = "") Then
		ReadKilnData = AllFieldsAreNeededError()
		Exit Function
	Endif
	
	'Jump to next input cell ignoring next lable
	inputCell = GetCellSameRowNextColumn(inputCell)
	inputCell = GetCellSameRowNextColumn(inputCell)
	
	width = inputCell.GetString()
	If (width = "") Then
		ReadKilnData = AllFieldsAreNeededError()
		Exit Function
	Endif

	'Jump to next input cell ignoring next lable
	inputCell = GetCellSameRowNextColumn(inputCell)
	inputCell = GetCellSameRowNextColumn(inputCell)
	
	height = inputCell.GetString()
	If (height = "") Then
		ReadKilnData = AllFieldsAreNeededError()
		Exit Function
	Endif
	
	inputCell = GetCellNextRowSameColumn(cellLableComprimento)
	inputCell = GetCellSameRowNextColumn(inputCell)
	
	supports = inputCell.GetString()
	
	supportsSplitted = Split(supports, " ")
	numberOfSupports = 0
	If (UBound(supportsSplitted) &gt; -1) Then
		numberOfSupports = UBound(supportsSplitted) + 1
	EndIf
	
	numberInputs = numberInputs + numberOfSupports - 1
	'Create an array with the input data
	Dim data(numberInputs) As String
	
	data(0) = length
	data(1) = width
	data(2) = height
	If (numberOfSupports &gt; 0) Then
		For i = 3 To UBound(data)
			data(i) = supportsSplitted(UBound(data) - i)
		Next i
	EndIf

	ReadKilnData = data
	
End Function

Function CleanKilnInputs(cellLableComprimento As Object)

	inputCell = GetCellSameRowNextColumn(cellLableComprimento)
	inputCell.SetString("")
		
	inputCell = GetCellSameRowNextColumn(inputCell)
	inputCell = GetCellSameRowNextColumn(inputCell)
	inputCell.SetString("")

	inputCell = GetCellSameRowNextColumn(inputCell)
	inputCell = GetCellSameRowNextColumn(inputCell)
	inputCell.SetString("")
	
	inputCell = GetCellNextRowSameColumn(cellLableComprimento)
	inputCell = GetCellSameRowNextColumn(inputCell)
	inputCell.SetString("")
	
End Function


Function StoreKiln(buttonShape As Object)
	'Avoid more clicks in button
	
	PrepareButtonExecution()

	button = buttonShape.Source.Model
	button.Enabled = False
	
	btnCellAddress = GetButtonLocation(button)
	buttonCell = GetCellObjectByName(btnCellAddress)
	ThisComponent.getCurrentController().Select(buttonCell)

	cellBeforeButton = GetCellSameRowPreviousColumn(buttonCell)
	cellLableComprimento = GetCellPreviousRowSameColumn(cellBeforeButton)
	cellLableComprimento = GetCellPreviousRowSameColumn(cellLableComprimento)
	

	
	On Error GoTo InsertingError
		inputData = ReadKilnData(cellLableComprimento)
		'If an error occured enable the button
		If (inputData(0) = "") Then
			button.Enabled = True
			FinishButtonExecution()
			Stop
		EndIf
		
		If(CreateKilnRow(inputData)) Then
			sheet = GetCurrentSheet()
			form = sheet.DrawPage.Forms.GetByIndex(0)
			controller = ThisComponent.GetCurrentController()			
			cbBox = form.GetByName(comboBoxName)
			
			SelectEmptyKiln()
			
			SetChosenKilnValues("")

			CleanKilnInputs(cellLableComprimento)
			MsgBox("Forno criado com sucesso.")
		EndIf

		button.Enabled = True
		FinishButtonExecution()

		Exit Function
	
	InsertingError:
		'Enable AddItem button
		button.Enabled = True
		FinishButtonExecution()
		MsgBox("Code: " &amp; Err &amp; ", Line: " &amp; Erl &amp; ", Message: " &amp; Error$)
		
End Function


Function GetKilnData(kilnName As String) As Object

	kilnSheet = GetSheetByName(kilnSheetDBName)
	kilnCell = GetCellObjectByIndex(0, 0, kilnSheet.Name)
	
	i = 1
	While (kilnCell.GetString() &lt;&gt; kilnName)
		kilnCell = GetCellObjectByIndex(i, 0, kilnSheet.Name)
		i = i + 1
	WEnd
	
	kilnCell = GetCellSameRowNextColumn(kilnCell)
	kilnLength = kilnCell.GetString()
	
	kilnCell = GetCellSameRowNextColumn(kilnCell)
	kilnWidth = kilnCell.GetString()

	kilnCell = GetCellSameRowNextColumn(kilnCell)
	kilnHeight = kilnCell.GetString()

	kilnCell = GetCellSameRowNextColumn(kilnCell)
	supports = ""
	While (kilnCell.GetString() &lt;&gt; "")
		If (supports &lt;&gt; "") Then
			supports = supports &amp; " " &amp; kilnCell.GetString()
			kilnCell = GetCellSameRowNextColumn(kilnCell)
		Else
			supports = kilnCell.GetString()
			kilnCell = GetCellSameRowNextColumn(kilnCell)
		EndIf
	WEnd
	
	Dim data(3) As String
	data(0) = kilnLength
	data(1) = kilnWidth
	data(2) = kilnHeight
	data(3) = supports

	GetKilnData = data

End Function


Function CountStoredKilns() As Integer

	kilnSheet = GetSheetByName(kilnSheetDBName)
	
	kilnCell = GetCellObjectByName("$" &amp; kilnSheet.Name &amp; ".$A$1")
	
	numberOfKilns = 0
	While (kilnCell.GetString() &lt;&gt; "")
		kilnCell = GetCellNextRowSameColumn(kilnCell)
		numberOfKilns = numberOfKilns + 1
	WEnd
	
	CountStoredKilns = numberOfKilns

End Function


Function ListKilns()
	
	PrepareButtonExecution()
	
	sheet = GetCurrentSheet()
	form = sheet.DrawPage.Forms.GetByIndex(0)
	controller = ThisComponent.GetCurrentController()
	
	cbBox = form.GetByName(comboBoxName)
	boundCell = cbBox.GetValueBinding().BoundCell
	ThisComponent.getCurrentController().Select(boundCell)

	If (cbBox.Dropdown) Then
		numberOfKilns = CountStoredKilns()
		
		Dim kilnList(numberOfKilns) As String
		kilnList(0) = ""

		kilnSheet = GetSheetByName(kilnSheetDBName)
		For i = 0 To numberOfKilns-1
			kilnCell = GetCellObjectByIndex(i, 0, kilnSheet.Name)
			kilnList(i+1) = kilnCell.GetString()
		Next i

		cbBox.StringItemList = kilnList

	EndIf
	
	FinishButtonExecution()

End Function


Function SetChosenKilnValues(kilnName As String)

	PrepareButtonExecution()

	sheet = GetCurrentSheet()
	form = sheet.DrawPage.Forms.GetByIndex(0)
	controller = ThisComponent.GetCurrentController()
	
	cbBox = form.GetByName(comboBoxName)

	boundCell = cbBox.GetValueBinding().BoundCell

	row = boundCell.Row
	column = boundCell.Column
	cellObj = GetCellObjectByIndex(row, column)

	cellObj = GetCellNextRowSameColumn(cellObj)
	cellObj = GetCellSameRowNextColumn(cellObj)	
	cellLength = cellObj
	
	cellObj = GetCellSameRowNextColumn(cellObj)
	cellObj = GetCellSameRowNextColumn(cellObj)		
	cellWidth = cellObj
	
	cellObj = GetCellSameRowNextColumn(cellObj)
	cellObj = GetCellSameRowNextColumn(cellObj)	
	cellHeight = cellObj
	
	cellObj = GetCellNextRowSameColumn(cellObj)
	cellSupports = cellObj

	Dim kilnData(4) As String

	if (kilnName = "") Then
		kilnData(0) = ""
		kilnData(1) = ""
		kilnData(2) = ""
		kilnData(3) = ""
		
	Else
		kilnData = GetKilnData(kilnName)		
	EndIf

	cellLength.SetString(kilnData(0))
	cellWidth.SetString(kilnData(1))
	cellHeight.SetString(kilnData(2))
	cellSupports.SetString(kilnData(3))

	FinishButtonExecution()

End Function


Function KilnSelected(ev)

	PrepareButtonExecution()

	sheet = GetCurrentSheet()
	form = sheet.DrawPage.Forms.GetByIndex(0)
	controller = ThisComponent.GetCurrentController()
	
	cbBox = form.GetByName(comboBoxName)
	ThisComponent.getCurrentController().Select(boundCell)
	
	kilnName = cbBox.SelectedValue
	
	SetChosenKilnValues(kilnName)

	DisableKilnEdition()

	FinishButtonExecution()
	
End Function

Function EnableKilnEdition()

	PrepareButtonExecution()

	buttonEdit = GetButtonByName(buttonEditKiln)
	buttonEdit.Enabled = False
	buttonEdit.EnableVisible = False
	
	buttonSave = GetButtonByName(buttonSaveKilnEdition)	
	buttonSave.Enabled = True
	buttonSave.EnableVisible = True

	buttonErase = GetButtonByName(buttonEraseKiln)
	buttonErase.Enabled = True
	buttonErase.EnableVisible = True
	
	buttonCancel = GetButtonByName(buttonCancelKilnEdition)
	buttonCancel.Enabled = True
	buttonCancel.EnableVisible = True
	
	cellButtonSave = GetButtonLocation(buttonSave)
	cellButtonSave = GetCellObjectByName(cellButtonSave)
	
	inputCell = GetCellPreviousRowSameColumn(cellButtonSave)
	UnlockCell(inputCell)
	
	inputCell = GetCellPreviousRowSameColumn(inputCell)
	UnlockCell(inputCell)
	
	inputCell = GetCellSameRowNextColumn(inputCell)
	inputCell = GetCellSameRowNextColumn(inputCell)
	UnlockCell(inputCell)
	
	inputCell = GetCellSameRowNextColumn(inputCell)
	inputCell = GetCellSameRowNextColumn(inputCell)
	UnlockCell(inputCell)
	
	FinishButtonExecution()

End Function


Function DisableKilnEdition()

	PrepareButtonExecution()

	buttonEdit = GetButtonByName(buttonEditKiln)
	buttonEdit.Enabled = True
	buttonEdit.EnableVisible = True
	
	buttonSave = GetButtonByName(buttonSaveKilnEdition)	
	buttonSave.Enabled = False
	buttonSave.EnableVisible = False

	buttonErase = GetButtonByName(buttonEraseKiln)
	buttonErase.Enabled = Flase
	buttonErase.EnableVisible = False
	
	buttonCancel = GetButtonByName(buttonCancelKilnEdition)
	buttonCancel.Enabled = False
	buttonCancel.EnableVisible = False
	
	cellButtonSave = GetButtonLocation(buttonSave)
	cellButtonSave = GetCellObjectByName(cellButtonSave)

	inputCell = GetCellPreviousRowSameColumn(cellButtonSave)
	LockCell(inputCell)
	
	inputCell = GetCellPreviousRowSameColumn(inputCell)
	LockCell(inputCell)
	
	inputCell = GetCellSameRowNextColumn(inputCell)
	inputCell = GetCellSameRowNextColumn(inputCell)
	LockCell(inputCell)

	inputCell = GetCellSameRowNextColumn(inputCell)
	inputCell = GetCellSameRowNextColumn(inputCell)
	LockCell(inputCell)

	FinishButtonExecution()

End Function


Function EditKilnButtonAction(event)

	PrepareButtonExecution()

	button = event.Source.Model
	buttonCell = GetButtonLocation(button)

	sheet = GetCurrentSheet()
	cellRange = sheet.getCellRangeByName(buttonCell)
	controller = ThisComponent.GetCurrentController()
	controller.Select(cellRange)

	form = sheet.DrawPage.Forms.GetByIndex(0)
	cbBox = form.GetByName(comboBoxName)
	
	kilnName = cbBox.CurrentValue
	
	If (kilnName = "") Then
		MsgBox("Escolha um forno para alterar")
		FinishButtonExecution()
		Stop
	EndIf
	
	EnableKilnEdition()
	
	FinishButtonExecution()
	
End Function


Function SaveKilnEdition(event)

	PrepareButtonExecution()

	button = event.Source.Model
	buttonCell = GetButtonLocation(button)

	sheet = GetCurrentSheet()
	controller = ThisComponent.GetCurrentController()
	
	cellRange = sheet.getCellRangeByName(buttonCell)
	controller = ThisComponent.GetCurrentController()
	controller.Select(cellRange)

	form = sheet.DrawPage.Forms.GetByIndex(0)
	cbBox = form.GetByName(comboBoxName)
	kilnName = cbBox.CurrentValue
	
	kilnSheet = GetSheetByName(kilnSheetDBName)
	
	kilnCell = GetCellObjectByIndex(0, 0, kilnSheet.Name)
	
	While (kilnCell.GetString() &lt;&gt; kilnName)
		kilnCell = GetCellNextRowSameColumn(kilnCell)
	WEnd
	
	cellObj = GetCellObjectByName(buttonCell)
	
	cellObj = GetCellPreviousRowSameColumn(cellObj)
	supports = cellObj.GetString()
	supports = Split(supports, " ")

	cellSupports = cellObj
	
	For i = 0 To UBound(supports)
	
		If (Not IsNumeric(supports(i))) Then
			SaveKilnEdition = InputMustBeANumberError(cellSupports)
		
			SelectEmptyKiln()
		
			cellLableComprimento = GetSameRowPreviousColumn(cellLength)
			CleanKilnInputs(cellLableComprimento)
		
			DisableKilnEdition()
			FinishButtonExecution()
			Exit Function
		Else
			supports(i) = CInt(supports(i)) &amp; ""
		EndIf
	
	Next i 
	
	cellObj = GetCellPreviousRowSameColumn(cellObj)
	kilnLength = cellObj.GetString()
	
	cellLength = cellObj

	If (Not IsNumeric(kilnLength)) Then
		SaveKilnEdition = InputMustBeANumberError(cellLength)

		SelectEmptyKiln()
		
		cellLableComprimento = GetCellSameRowPreviousColumn(cellLength)
		CleanKilnInputs(cellLableComprimento)

		DisableKilnEdition()
		FinishButtonExecution()
		Exit Function
	Else
		kilnLength = CInt(kilnLength) &amp; ""
	EndIf
		
	cellObj = GetCellSameRowNextColumn(cellObj)
	cellObj = GetCellSameRowNextColumn(cellObj)
	kilnWidth = cellObj.GetString()
	
	cellWidth = cellObj
	If (Not IsNumeric(kilnWidth)) Then
		SaveKilnEdition = InputMustBeANumberError(cellWidth)
		SelectEmptyKiln()
	
		cellLableComprimento = GetCellSameRowPreviousColumn(cellLength)
		CleanKilnInputs(cellLableComprimento)
	
		DisableKilnEdition()
		FinishButtonExecution()
		Exit Function
	Else
		kilnWidth = CInt(kilnWidth) &amp; ""
	EndIf
	
	cellObj = GetCellSameRowNextColumn(cellObj)
	cellObj = GetCellSameRowNextColumn(cellObj)
	kilnHeight = cellObj.GetString()

	cellHeight = cellObj
	If (Not IsNumeric(kilnHeight)) Then
		SaveKilnEdition = InputMustBeANumberError(cellHeight)
		SelectEmptyKiln()
	
		cellLableComprimento = GetCellSameRowPreviousColumn(cellLength)
		CleanKilnInputs(cellLableComprimento)
		
		DisableKilnEdition()
		FinishButtonExecution()
		Exit Function
	Else
		kilnHeight = CInt(kilnHeight) &amp; ""
	EndIf
	
	
	While (kilnCell.GetString() &lt;&gt; "")
		kilnCell.SetString("")
		kilnCell = GetCellSameRowNextColumn(kilnCell)
	WEnd
	
	numberOfSupports = UBound(supports) + 1
	Dim data(3+numberOfSupports) As String
	
	data(0) = kilnLength
	data(1) = kilnWidth
	data(2) = kilnHeight
	
	For i = 0 To UBound(supports)
		data(i+3) = supports(i)
	Next i
	
	CreateKilnRow(data)

	cellLength.SetString("")
	cellWidth.SetString("")
	cellHeight.SetString("")
	cellSupports.SetString("")
	
	SelectEmptyKiln


	kilnName = kilnNamePrefix &amp; " _Comp:" &amp; data(0) &amp; "_Larg:" &amp; data(1) &amp; "_Alt:" &amp; data(2)
	MsgBox("Alterações salvas. O forno foi renomeado para " &amp; kilnName)
	
	DisableKilnEdition()

	FinishButtonExecution()

End Function

Function CancelKilnEdition(event)

	PrepareButtonExecution()

	button = event.Source.Model
	buttonCell = GetButtonLocation(button)

	sheet = GetCurrentSheet()
	cellRange = sheet.getCellRangeByName(buttonCell)
	controller = ThisComponent.GetCurrentController()
	controller.Select(cellRange)
		
	DisableKilnEdition()

	FinishButtonExecution()

End Function


Function EraseKiln(event)

	PrepareButtonExecution()

	button = event.Source.Model
	buttonCell = GetButtonLocation(button)

	sheet = GetCurrentSheet()
	cellRange = sheet.getCellRangeByName(buttonCell)
	controller = ThisComponent.GetCurrentController()
	controller.Select(cellRange)
	
	form = sheet.DrawPage.Forms.GetByIndex(0)
	cbBox = form.GetByName(comboBoxName)
	kilnName = cbBox.CurrentValue
	
	kilnSheet = GetSheetByName(kilnSheetDBName)
	
	i = 0	
	kilnCell = GetCellObjectByIndex(i, 0, kilnSheet.Name)

	While (kilnCell.GetString() &lt;&gt; kilnName)
		i = i + 1
		kilnCell = GetCellObjectByIndex(i, 0, kilnSheet.Name)
	WEnd
	
	startColumn = 0
	endColumn = 1
	
	While (kilnCell.GetString() &lt;&gt; "")
		kilnCell = GetCellObjectByIndex(i, endColumn, kilnSheet.Name)
		endColumn = endColumn + 1
	WEnd
	
	RemoveCells(i, i, startColumn, endColumn, kilnSheetDBName)
	
	cellObj = GetCellObjectByName(buttonCell)
	
	cellObj = GetCellPreviousRowSameColumn(cellObj)
	supports = Split(supports, " ")

	cellObj.SetString("")
	
	cellObj = GetCellPreviousRowSameColumn(cellObj)
	cellObj.SetString("")
		
	cellObj = GetCellSameRowNextColumn(cellObj)
	cellObj = GetCellSameRowNextColumn(cellObj)
	cellObj.SetString("")
	
	cellObj = GetCellSameRowNextColumn(cellObj)
	cellObj = GetCellSameRowNextColumn(cellObj)
	cellObj.SetString("")
	
	SelectEmptyKiln()
	
	MsgBox("Forno apagado.")
	DisableKilnEdition()

	FinishButtonExecution()

End Function
</script:module>
</file>

<file path=Basic/Standard/ListManager.xml><?xml version="1.0" encoding="utf-8"?>
<!DOCTYPE module  PUBLIC '-//OpenOffice.org//DTD OfficeDocument 1.0//EN'  'module.dtd'>
<script:module xmlns:script="http://openoffice.org/2000/script" script:name="ListManager" script:language="StarBasic" script:moduleType="normal">REM  *****  BASIC  *****


'Find the first cell of the list header
Function GetFirstCellOfListHeader() As Object
	
	GetFirstCellOfListHeader = 	GetFirstCellObjFromNamedRange(listaItensHeaderNamedRange)
	
End Function

Function GetLastCellOfListHeader() As Object

	GetLastCellOfListHeader = GetLastCellObjFromNamedRange(listaItensHeaderNamedRange)

End Function

Function UpdateItemsCounters()
	'Get list header
	firstListHeaderCell = GetFirstCellOfListHeader()
	cell = GetCellNextRowSameColumn(firstListHeaderCell)
	
	'Count items
	nItems = 0
	While (cell.GetString() &lt;&gt; "")
		nItems = nItems + 1
		cell = GetCellNextRowSameColumn(cell)
	WEnd
	
	'Get index to insert the next item
	lastListButtonIndex = 0

'	If (nItems &gt; 0) Then
'		'Get most recent row inserted
'		cell = GetCellNextRowSameColumn(firstListHeaderCell)
'		While (InStr(cell.GetString(), buttonPrefix) = 0)
''			cell = GetCellSameRowNextColumn(cell)
'		WEnd
'		
'		buttonName = cell.GetString()
'		'Get line button name index
'		If (InStr(buttonName, buttonIncrementPrefix)) Then
'			lastListButtonIndex = Mid(buttonName, Len(buttonIncrementPrefix), Len(buttonName)-Len(buttonIncrementPrefix))
''		ElseIf (InStr(buttonName, buttonDecrementPrefix)) Then
'			lastListButtonIndex = Mid(buttonName, Len(buttonDecrementPrefix)+1, Len(buttonName)-Len(buttonDecrementPrefix))
'		ElseIf (InStr(buttonName, buttonTrashPrefix)) Then
'			lastListButtonIndex = Mid(buttonName, Len(buttonTrashPrefix), Len(buttonName)-Len(buttonTrashPrefix))
'		EndIf
'	EndIf

	lastListButtonIndex = lastListButtonIndex  + 1

End Function


Function SetRowsStyles(startRow As Integer, endRow As Integer)

	PrepareButtonExecution()

	firstCellHeaderList = GetFirstCellOfListHeader()
	lastCellHeaderList = GetLastCellOfListHeader()

	headerRow = GetCellRowIndex(firstCellHeaderList)

	startColumn = GetCellColumnIndex(firstCellHeaderList)
	endColumn = GetCellColumnIndex(lastCellHeaderList)
	
	For column = startColumn To endColumn
		cellHeader = GetCellObjectByIndex(headerRow, column)
		cellRange = GetRangeByIndex(startRow, endRow, column, column)
		If cellHeader.GetString() = headerLableQtd Then
			cellRange.CellBackColor = RGB(114, 196, 226)
			UnlockCell(cellRange)
		ElseIf (cellHeader.GetString() = headerLableExcluir) Then
			cellRange.CellBackColor = RGB(255, 0, 0)
			values = cellRange.GetDataArray()
			For i = 0 To UBound(values, 1)
				values(i)(0) = "X"
			Next i
			cellRange.SetDataArray(values)
		Else
			cellRange.CellBackColor = RGB(107, 121, 137)	
		EndIf
		
		cellRange.CharColor = RGB(255, 255, 255)
		cellRange.CharFont = 5
		cellRange.CharFontFamily = 5
		cellRange.CharHeight = 12
		cellRange.CharWeight = com.sun.star.awt.FontWeight.BOLD
		cellRange.IsTextWrapped = True
		cellRange.HoriJustify= com.sun.star.table.CellHoriJustify.CENTER
		cellRange.VertJustify = com.sun.star.table.CellVertJustify.CENTER
	Next column
	
	column = startColumn
	For row = startRow To endRow
		While (column &lt;= endColumn)
			cell = GetCellObjectByIndex(row, column)
	
			headerCell = GetCellObjectByIndex(headerRow, column)
	
			nextHeaderCell = GetCellSameRowNextColumn(headerCell)		
			nextHeaderColumn = GetCellColumnIndex(nextHeaderCell)
	
			numberOfCellsToMerge = nextHeaderColumn - column - 1
	
			sheet = GetCurrentSheet()
			
			If (numberOfCellsToMerge &gt; 0 And headerCell.GetString() &lt;&gt; headerLableDimensao) Then
				rangeToMerge = sheet.GetCellRangeByPosition(column, row, (column + numberOfCellsToMerge), row)
				rangeToMerge.merge(True)
			EndIf
			
			column = nextHeaderColumn
		WEnd
		column = startColumn
	next row
	
	FinishButtonExecution()

End Function


'Change a list row cell style. Merges included.
Function SetListRowCellsStyles(row As Integer)

	PrepareButtonExecution()

	firstCellHeaderList = GetFirstCellOfListHeader()
	lastCellHeaderList = GetLastCellOfListHeader()

	headerRow = GetCellRowIndex(firstCellHeaderList)


	startColumn = GetCellColumnIndex(firstCellHeaderList)
	endColumn = GetCellColumnIndex(lastCellHeaderList)
	
	For column = startColumn To endColumn
		cell = GetCellObjectByIndex(row, column)
		cellHeader = GetCellObjectByIndex(headerRow, column)
		If cellHeader.GetString() = headerLableQtd Then
			cell.CellBackColor = RGB(114, 196, 226)
			UnlockCell(cell)
		ElseIf (cellHeader.GetString() = headerLableExcluir) Then
			cell.CellBackColor = RGB(255, 0, 0)
			cell.SetString("X")
		Else
			cell.CellBackColor = RGB(107, 121, 137)	
		EndIf
		
		cell.CharColor = RGB(255, 255, 255)
		cell.CharFont = 5
		cell.CharFontFamily = 5
		cell.CharHeight = 12
		cell.CharWeight = com.sun.star.awt.FontWeight.BOLD
		cell.IsTextWrapped = True
		cell.HoriJustify= com.sun.star.table.CellHoriJustify.CENTER
		cell.VertJustify = com.sun.star.table.CellVertJustify.CENTER
		
	Next column
	
	For i = firstCellColumnIndex To lastCellColumnIndex
		cellObj = GetCellObjectByIndex(row, i)
	Next i
	
	column = startColumn
	While (column &lt;= endColumn)
		cell = GetCellObjectByIndex(row, column)

		headerCell = GetCellObjectByIndex(headerRow, column)

		nextHeaderCell = GetCellSameRowNextColumn(headerCell)		
		nextHeaderColumn = GetCellColumnIndex(nextHeaderCell)

		numberOfCellsToMerge = nextHeaderColumn - column - 1

		sheet = GetCurrentSheet()
		
		If (numberOfCellsToMerge &gt; 0 And headerCell.GetString() &lt;&gt; headerLableDimensao) Then
			rangeToMerge = sheet.GetCellRangeByPosition(column, row, (column + numberOfCellsToMerge), row)
			rangeToMerge.merge(True)
		EndIf
		
		column = nextHeaderColumn
	WEnd
	
	FinishButtonExecution()
	
End Function


'Set the values of the inserted list item
Function SetItemValues(insertData, row, startColumn)
	
	PrepareButtonExecution()
	
	cell = GetCellObjectByIndex(row, startColumn)
	For i = 0 To UBound(insertData)
		cell.SetString(insertData(i))
		cell = GetCellSameRowNextColumn(cell)
	Next i

	FinishButtonExecution()
	
End Function



Function GetButtonIndexOnForm(controlObj As Object, formObj As Object) As Integer
	Dim nIndex As Integer
	nIndex = -1
	For i = 0 To formObj.getCount() - 1 step 1
		If EqualUnoObjects(controlObj, formObj.getByIndex(i)) Then
			nIndex = i
			Exit For
		End If
	Next
	GetButtonIndexOnForm = nIndex
End Function

Function AddMacroToButton(eventType As String, listenerType As String, macroName As String, index As Integer, formObj As Object)

	sScriptURL = "vnd.sun.star.script:" &amp; macroName &amp; "?language=Basic&amp;location=document"
	aEvent = CreateUnoStruct("com.sun.star.script.ScriptEventDescriptor")
	
	With aEvent
		.AddListenerParam = ""
		.EventMethod = eventType
		.ListenerType = listenerType
		.ScriptCode = sScriptURL
		.ScriptType = "Script"
    End With
  
	formObj.registerScriptEvent(index, aEvent)
 

End Function


' assign sScriptURL event as css.awt.XActionListener::actionPerformed.
' event is assigned to the control described by the nIndex in the oForm container
Function AddMacroReleasedToButton(macroName As String, buttonIndex As Integer, formObj As Object)
	AddMacroToButton("mouseReleased", "XMouseListener", macroName, buttonIndex, formObj)
End Function

Function AddMacroPressedToButton(macroName As String, buttonIndex As Integer, formObj As Object)
	AddMacroToButton("mousePressed", "XMouseListener", macroName, buttonIndex, formObj)
End Function



Function AssignMacros(buttonObj As Object, macroReleased As String, macroPressed As String)

	sheet = GetCurrentSheet()
	formObj = sheet.DrawPage.getForms().getByIndex(0)
	btnIndex = GetButtonIndexOnForm(buttonObj, formObj)
	
	AddMacroReleasedToButton(macroReleased, btnIndex, formObj)
	If (macroPressed &lt;&gt; "") Then
		AddMacroPressedToButton(macroPressed, btnIndex, formObj)
	EndIf
	
End Function


'Create a button with an image in a cell
Function CreateButton(buttonName As String, cellObj As Object, imgPath As String) As Object

	'Create the button
	buttonObj = CreateUnoService("com.sun.star.form.component.CommandButton")
	buttonObj.Name = buttonName
	buttonObj.ImageURL = AddURLPrefixOnPath(imgPath)

	'Create the shape to contain it	
	shapeObj = ThisComponent.createInstance("com.sun.star.drawing.ControlShape")
	shapeObj.Name = "shape_" &amp; buttonObj.Name
	
	sheet = GetCurrentSheet()

	'Add the shape to the page, set anchor and position, size
	shapeObj.setControl(buttonObj)
	sheet.DrawPage.add(shapeObj)
	shapeObj.Anchor = cellObj
	shapeObj.setSize(cellObj.Size)
	shapeObj.setPosition(cellObj.Position)
	
	'Set button name on cell
	cellObj.SetString(buttonName)
    cellObj.IsTextWrapped = True
	
	CreateButton = buttonObj

End Function


'Get an image of a button path
Function GetButtonImagePath(imageName As String) As String
	dirPath = GetCurrentDirPath()
	
	Dim imagePathArray(1) As String
	imagePathArray(0) = dirPath
	imagePathArray(1) = imgDirectoryName
	
	imgPath = JoinPath(imagePathArray) &amp; imageName

	GetButtonImagePath = imgPath

End Function


'Create a button for decrementing Qtd column value
Function CreateButtonDecrement(buttonName As String, cellObj As Object)

	decrementImgPath = GetButtonImagePath(imgButtonDecrement)
	btn = CreateButton(buttonName, cellObj, decrementImgPath)
	AssignMacros(btn, "Standard.ListManager.DecrementStop", "Standard.ListManager.DecrementItem")
		
End Function


'Create a button for incrementing Qtd column value
Function CreateButtonIncrement(buttonName As String, cellObj As Object)

	incrementImgPath = GetButtonImagePath(imgButtonIncrement)
	btn = CreateButton(buttonName, cellObj, incrementImgPath)
	AssignMacros(btn, "Standard.ListManager.IncrementStop", "Standard.ListManager.IncrementItem")

End Function


'Create a button for deleting item
Function CreateButtonTrash(buttonName As String, cellObj As Object)

	trashImgPath = GetButtonImagePath(imgButtonTrash)
	btn = CreateButton(buttonName, cellObj, trashImgPath)
	AssignMacros(btn, "Standard.ListManager.RemoveItem", "")
	
End Function


'Create new item buttons
Function CreateButtonsOnListRow(row As Integer)
	
	firstCellHeaderList = GetFirstCellOfListHeader()
	lastCellHeaderList = GetLastCellOfListHeader()

	headerRow = GetCellRowIndex(firstCellHeaderList)

	startColumn = GetCellColumnIndex(firstCellHeaderList)
	endColumn = GetCellColumnIndex(lastCellHeaderList)
	
	column = startColumn
	headerCell = GetCellObjectByIndex(headerRow, column)
	
	While (headerCell.GetString() &lt;&gt; headerLableQtd)
		column = column + 1
		HeaderCell = GetCellObjectByIndex(headerRow, column)
	WEnd
	
	cellDecr = GetCellObjectByIndex(row, column)
	CreateButtonDecrement(buttonDecrementPrefix &amp; lastListButtonIndex, cellDecr)
	
	cellQtd = GetCellSameRowNextColumn(cellDecr)
	cellQtd.SetString("0")

	cellIncr = GetCellSameRowNextColumn(cellQtd)
	CreateButtonIncrement(buttonIncrementPrefix &amp; lastListButtonIndex, cellIncr)
	
	cellTrash = GetCellSameRowNextColumn(cellIncr)
	CreateButtonTrash(buttonTrashPrefix &amp; lastListButtonIndex, cellTrash)	
	
	For i = 0 To nItems
		shapeButtonDecr = GetButtonShapeByName(cellDecr.GetString())
		shapeButtonIncr = GetButtonShapeByName(cellIncr.GetString())
		shapeButtonTrash = GetButtonShapeByName(cellTrash.GetString())
		
		shapeButtonDecr.Position = cellDecr.Position
		shapeButtonIncr.Position = cellIncr.Position
		shapeButtonTrash.Position = cellTrash.Position
		
		cellDecr = GetCellNextRowSameColumn(cellDecr)
		cellIncr = GetCellNextRowSameColumn(cellIncr)
		cellTrash = GetCellNextRowSameColumn(cellTrash)
	Next i
	
End Function

Function InsertOneItem(insertData As Object)

	firstCellHeaderList = GetFirstCellOfListHeader()
	lastCellHeaderList = GetLastCellOfListHeader()
	
	cellReference = GetCellNextRowSameColumn(firstCellHeaderList)
	
	cellRowIndex = GetCellRowIndex(cellReference)
	firstCellColumnIndex = GetCellColumnIndex(firstCellHeaderList)
	lastCellColumnIndex = GetCellColumnIndex(lastCellHeaderList)
	
	For i = firstCellColumnIndex To lastCellColumnIndex
		cellObj = GetCellObjectByIndex(cellRowIndex, i)
	Next i
	
	InsertCellAbove(cellRowIndex, cellRowIndex, firstCellColumnIndex, lastCellColumnIndex)
	
	newRow = cellRowIndex
	SetListRowCellsStyles(newRow)
	SetItemValues(insertData, newRow, firstCellColumnIndex)
	SetItemAmount(newRow, 0)
'	CreateButtonsOnListRow(newRow)

	For i = firstCellColumnIndex To lastCellColumnIndex
		cellObj = GetCellObjectByIndex(cellRowIndex, i)
		cellBellow = GetCellObjectByIndex(cellRowIndex+1, i)

		cellHeader = GetCellObjectByIndex(cellRowIndex-1, i)
		If (cellHeader.GetString() &lt;&gt; headerLableQtd) Then
			LockCell(cellObj)
			LockCell(cellBellow)
		EndIf
	Next i

	nItems = nItems + 1
	lastListButtonIndex = lastListButtonIndex + 1

End Function


'Insert at the top of the list
Function InsertInListAtStart(insertData As Object)

	PrepareButtonExecution()
	
	UpdateItemsCounters()
	InsertOneItem(insertData)
	
	FinishButtonExecution()

End Function


Function DecrementStop(ev as com.sun.star.awt.ActionEvent)
	button = ev.Source.Model
	mousePressed = False	
	wait(200)
End Function


Function DecrementItem(ev as com.sun.star.awt.ActionEvent)	
	
	mousePressed = True
	numberOfClicks = ev.ClickCount

	button = ev.Source.Model

	decrementingValue = 1

	waitingTime = 100
	
	totalTime = 0
		
	limitToSpeedup = 10 * waitingTime

	While (mousePressed)

		cellName = GetButtonLocationByName(button.Name)
		cellObj = GetCellObjectByName(cellName)
		
		cellObj = GetCellSameRowNextColumn(cellObj)
		value = CInt(cellObj.GetString())
		
		newValue = value - decrementingValue
		If (newValue &gt;= 0) Then
			value = newValue
		ElseIf (decrementingValue &gt; 1) Then
			decrementingValue = decrementingValue/2
		EndIf
		
		cellObj.SetString(value &amp; "")
		wait(waitingTime)
		
		totalTime = totalTime + waitingTime
		If (totalTime &gt; limitToSpeedup) Then
			decrementingValue = decrementingValue * 2
			totalTime = 0
		EndIf
		
		If (numberToIncrement &gt; 1) Then
			decrementingValue = 1
			numberOfClicks = 1
		EndIf
	
	WEnd
	
End Function


Function IncrementStop(ev as com.sun.star.awt.ActionEvent)
	button = ev.Source.Model
	mousePressed = False
	wait(200)
End Function


Function IncrementItem(ev as com.sun.star.awt.ActionEvent)
	mousePressed = True
	numberOfClicks = ev.ClickCount

	button = ev.Source.Model

	cellName = GetButtonLocationByName(button.Name)
	cellObj = GetCellObjectByName(cellName)

	incrementingValue = 1

	waitingTime = 100

	totalTime = 0
		
	limitToSpeedup = 10 * waitingTime

	While (mousePressed)
	
		cellObj = GetCellSameRowPreviousColumn(cellObj)
		value = CInt(cellObj.GetString())
		
		newValue = value + incrementingValue
		If (newValue &lt;= 999) Then
			value = newValue
		ElseIf (incrementingValue &gt; 1) Then
			incrementingValue = incrementingValue/2
		EndIf
		
		cellObj.SetString(value &amp; "")
	
		wait(waitingTime)
		
		totalTime = totalTime + waitingTime
		If (totalTime &gt; limitToSpeedup) Then
			incrementingValue = incrementingValue * 2
			totalTime = 0
		EndIf

		If (numberToIncrement &gt; 1) Then
			incrementingValue = 1
			numberOfClicks = 1
		EndIf

	Wend
	
End Function

Function RemoveItemButtons(row As Integer)

	firstHeaderCell = GetFirstCellOfListHeader()
	lastHeaderCell = GetLastCellOfListHeader()
	
	firstColumn = GetCellColumnIndex(firstHeaderCell)
	lastColumn = GetCellColumnIndex(lastHeaderCell)	

	cellObj = GetCellObjectByIndex(row, firstColumn)
	
	column = GetCellColumnIndex(cellObj)	

	While (column &lt;= lastColumn)
		cellObj = GetCellSameRowNextColumn(cellObj)
		
		column = GetCellColumnIndex(cellObj)
		RemoveButton(cellObj.GetString())

	WEnd

End Function

Function RemoveItemLine(cellObj As Object)
	PrepareButtonExecution()
	
	UpdateItemsCounters()
	
	itemRow = GetCellRowIndex(cellObj)
	
	RemoveItemButtons(itemRow)
	
	firstHeaderCell = GetFirstCellOfListHeader()
	lastHeaderCell = GetLastCellOfListHeader()
	
	firstColumn = GetCellColumnIndex(firstHeaderCell)
	lastColumn = GetCellColumnIndex(lastHeaderCell)
	
	RemoveCells(itemRow, itemRow, firstColumn, lastColumn)
	
	For i = firstColumn To lastColumn
		cellObj = GetCellObjectByIndex(itemRow, i)
		LockCell(cellObj)
	Next i

	nItems = nItems - 1

	
	
	FinishButtonExecution()
End Function

Function RemoveItem(ev As com.sun.star.awt.ActionEvent)
	PrepareButtonExecution()
	button = ev.Source.Model

	cellName = GetButtonLocationByName(button.Name)
	cellObj = GetCellObjectByName(cellName)
	
	RemoveItemLine(cellObj)
	
	FinishButtonExecution()

End Function


Function RemoveAllItems()
	PrepareButtonExecution()
	UpdateItemsCounters()
	
	If (nItems = 0) Then
		FinishButtonExecution()
		Exit Function
	EndIf

	firstHeaderCell = GetFirstCellOfListHeader()
	lastHeaderCell = GetLastCellOfListHeader()

	firstColumn = GetCellColumnIndex(firstHeaderCell)
	lastColumn = GetCellColumnIndex(lastHeaderCell)	
	
	firstCell = GetCellNextRowSameColumn(firstHeaderCell)
	
	row = GetCellRowIndex(firstCell)
	
	GetCellRowIndex(firstHeaderCell)
	
	For i = 0 To nItems-1
		RemoveItemButtons(row + i)
	Next i
	
	RemoveCells(row, row+nItems-1, firstColumn, lastColumn)

	nItems = 0
	lastListButtonIndex = 1

	FinishButtonExecution()

End Function


Function SetZeroAllItems()

	If (nItems = 0) Then
		FinishButtonExecution()
		Exit Function
	EndIf
	
	firstHeaderCell = GetFirstCellOfListHeader()
	lastHeaderCell = GetLastCellOfListHeader()

	firstColumn = GetCellColumnIndex(firstHeaderCell)
	lastColumn = GetCellColumnIndex(lastHeaderCell)	
	
	firstCell = GetCellNextRowSameColumn(firstHeaderCell)
	
	row = GetCellRowIndex(firstCell)
	
	GetCellRowIndex(firstHeaderCell)
	

End Function


Function CleanList(buttonShape As Object)

	PrepareButtonExecution()
	UpdateItemsCounters()

	If (nItems = 0) Then
		MsgBox("Não há items para remover")
		FinishButtonExecution()
		Exit Function
	EndIf


	button = buttonShape.Source.Model
	btnCellAddress = GetButtonLocation(button)
	buttonCell = GetCellObjectByName(btnCellAddress)
	ThisComponent.getCurrentController().Select(buttonCell)

	SetZeroAllItems()

	FinishButtonExecution()

End Function


Function GetItemData(row As Integer) As Object

	firstHeaderCell = GetFirstCellOfListHeader()
	startColumn = GetCellColumnIndex(firstHeaderCell)
	
	cell = GetCellObjectByIndex(row, startColumn)
	itemType = cell.GetString()
	
	cell = GetCellSameRowNextColumn(cell)
	itemDescription = cell.GetString()
	
	cell = GetCellSameRowNextColumn(cell)
	itemHeight = cell.GetString()

	cell = GetCellSameRowNextColumn(cell)
	itemWidth = cell.GetString()	
	
	cell = GetCellSameRowNextColumn(cell)
	itemLength = cell.GetString()
	
	cell = GetCellSameRowNextColumn(cell)
	itemCount = cell.GetString()
	
	
	Dim itemData(5) As String
	
	itemData(0) = itemType
	itemData(1) = itemDescription
	itemData(2) = itemHeight
	itemData(3) = itemWidth
	itemData(4) = itemLength
	itemData(5) = itemCount
	
	GetItemData = itemData

End Function


Function GetAllItems() As Object

	UpdateItemsCounters()

	firstHeaderCell = GetFirstCellOfListHeader()
	lastHeaderCell = GetLastCellOfListHeader()
	
	firstItemCell = GetCellNextRowSameColumn(firstHeaderCell)

	row = GetCellRowIndex(firstItemCell)
	lastRow = row + nItems - 1
		
	Dim itemsList(nItems-1) As Object
	
	For i = row To lastRow
		item = GetItemData(i)
		itemsList(i-row) = item
	Next i
	
	GetAllItems = itemsList

End Function

Function WriteList()

	UpdateItemsCounters()

	firstHeaderCell = GetFirstCellOfListHeader()
	lastHeaderCell = GetLastCellOfListHeader()
	
	itemCell = GetCellNextRowSameColumn(firstHeaderCell)

	firstRow = GetCellRowIndex(itemCell)
	lastRow = firstRow + nItems - 1
	
	itemsList = GetAllItems()
	
	If (UBound(itemsList) &lt; 0) Then
		MsgBox("Lista vazia.")
		Stop
	EndIf
	
	textToWrite = ""
	
	For i = 0 To UBound(itemsList)
		item = itemsList(i)
		textToWrite = textToWrite &amp; item(0)
		For j = 1 To UBound(item)
			value = item(j)
			textToWrite = textToWrite &amp; " " &amp; value
		Next j
		If i &lt; UBound(itemsList) Then
			textToWrite = textToWrite &amp; Chr(10)
		EndIf
	Next i

	
	filePath = GetSaveAsFilePathFromUser("Salvar Lista como", GetSavedListsPath())
	
	If (filePath = "") Then
		MsgBox("Erro! Nome do arquivo é necessário para salvar a lista.")
		Stop
	EndIf

	WriteTextFile(filePath, textToWrite)
	MsgBox("Arquivo salvo.")
	
End Function

Function SetItemAmount(row As Integer, itemAmount As String)

	cell = GetFirstCellOfListHeader()
	
	While (cell.GetString() &lt;&gt; headerLableQtd)
		cell = GetCellSameRowNextColumn(cell)
	WEnd
	
	column = GetCellColumnIndex(cell)
	
	cellAmount = GetCellObjectByIndex(row, column)
	
'	cellAmount = GetCellSameRowNextColumn(cellAmount)
	
	cellAmount.SetString(itemAmount)
	
End Function


Function SetListOfItemsValues(startRow As Integer, endRow As Integer, items As Object)
	
	PrepareButtonExecution()
	
	headerCell = GetFirstCellOfListHeader()
	headerCell = GetCellObjectByIndex(GetCellRowIndex(headerCell)+1, GetCellColumnIndex(headerCell))

	i = 0
	While headerCell.GetString() &lt;&gt; headerLableQtd
		column = GetCellColumnIndex(headerCell)
		cellRange = GetRangeByIndex(startRow, endRow, column, column)

		Dim dataCol As Variant
		dataCol = cellRange.GetDataArray()
		For j = 0 To UBound(dataCol, 1)
			dataCol(j)(0) = items(i, j)
		Next j
		cellRange.SetDataArray(dataCol)
		i = i + 1
		headerCell = GetCellSameRowNextColumn(headerCell)
		If headerCell.GetString() = headerLableDimensao Then
			headerCell = GetCellNextRowSameColumn(headerCell)
		EndIf
	WEnd
	
	column = GetCellColumnIndex(headerCell)
	cellRange = GetRangeByIndex(startRow, endRow, column, column)
	
	dataCol = cellRange.GetDataArray()
	For j = 0 To UBound(dataCol, 1)
		dataCol(j)(0) = items(i, j)
	Next j
	cellRange.SetDataArray(dataCol)

	FinishButtonExecution()
	
End Function


Function AddListOfItems(items As Object)
	
	PrepareButtonExecution()

	firstHeaderCell = GetFirstCellOfListHeader()
	lastHeaderCell = GetLastCellOfListHeader()
	
	firstItemCell = GetCellNextRowSameColumn(firstHeaderCell)
	
	startRow = GetCellRowIndex(firstItemCell)
	endRow = startRow + UBound(items)

	startColumn = GetCellColumnIndex(firstHeaderCell)
	endColumn = GetCellColumnIndex(lastHeaderCell)

	InsertCellAbove(startRow, endRow, startColumnt, endColumnt)

	SetRowsStyles(startRow, endRow)

'	For i = startRow To endRow
'		SetListRowCellsStyles(i)
'		CreateButtonsOnListRow(i)
'		lastListButtonIndex = lastListButtonIndex + 1
'	Next i

	For i = 0 To UBound(items)
		item = Split(items(i), " ")
		items(i) = item
	Next i

	Dim columnsData(UBound(items(0)), UBound(items)) As String

	For i = 0 To UBound(items)
		item = items(i)
		For j = 0 To UBound(item)
			columnsData(j, i) = item(j)
		Next j
	Next i

	SetListOfItemsValues(startRow, endRow, columnsData)
	FinishButtonExecution()

End Function


Function ReadList()

	PrepareButtonExecution()

	filePath = GetFileToReadPathFromUser("Escolha Lista a ser carregada", GetSavedListsPath())
	
	If (filpePath = "") Then
		FinishButtonExecution()	
		Exit Function
	EndIf
	
	textItems = ReadTextFile(filePath)

	itemsStr = Split(textItems, Chr(10))
	
	cell = GetFirstCellOfListHeader()
	cell = GetCellNextRowSameColumn(cell)
	row = GetCellRowIndex(cell)

	RemoveAllItems()

	AddListOfItems(itemsStr)
	
	'For i = 0 To UBound(itemsStr)
	'	item = Split(itemsStr(i), " ")
	'	itemAmount = item(UBound(item))
	'	Redim Preserve item(UBound(item) - 1)
	'	InsertInListAtStart(item)
	'	SetItemAmount(row, itemAmount)
	'Next i
	
	FinishButtonExecution()

End Function


Function EraseSavedList()

	PrepareButtonExecution()

	filePath = GetFileToReadPathFromUser("Escolha Lista a ser carregada", GetSavedListsPath())

	If (filePath = "") Then
		FinishButtonExecution()
		Exit Function
	EndIf 

	EraseFile(filePath)
	
	MsgBox("Arquivo apagado.")

	FinishButtonExecution()

End Function
</script:module>
</file>

<file path=Basic/Standard/PathManager.xml><?xml version="1.0" encoding="utf-8"?>
<!DOCTYPE module  PUBLIC '-//OpenOffice.org//DTD OfficeDocument 1.0//EN'  'module.dtd'>
<script:module xmlns:script="http://openoffice.org/2000/script" script:name="PathManager" script:language="StarBasic" script:moduleType="normal">
'Verify ig the sequence of characters hexFirstPart and hexSecondPart are an accented letter in ASCII
Function IsAnPtBrAccentedLetterInASCII(hexFirstPart As String, hexSecondPart As String) As Boolean
	upperFirstPart = UCase(hexFirstPart)
	If (upperFirstPart &lt;&gt; "C3") Then
		IsAnPtBrAccentedLetter = False
		Exit Function
	EndIf
	
	upperSecondPart = UCase(hexSecondPart)
	
	accentedLetter = False
	
	arr = "80,81,82,83,89,8A,8D,93,94,95,9A,9C,87,A0,A1,A2,A3,A9,AA,AD,B3,B4,B5,BA,BC,A7,"
	If (Len(upperSecondPart) = 2 And Instr(arr, upperSecondPart &amp; ",") &lt;&gt; 0) Then
		accentedLetter = True
	EndIf
	IsAnPtBrAccentedLetterInASCII = accentedLetter
End Function

'Verify if a character is an accented letter in pt-br
Function IsAnPtBrAccentedLetter(charact As String) As Boolean
	arr = "À,Á,Â,Ã,É,Ê,Í,Ó,Ô,Õ,Ú,Ü,Ç,à,á,â,ã,é,ê,í,ó,ô,õ,ú,ü,ç,"
	accentedLetter = False
	If (Len(charact) = 1 And Instr(arr, charact &amp; ",") &lt;&gt; 0) Then
		accentedLetter = True
	EndIf
	IsAnPtBrAccentedLetter = accentedLetter
End Function


'Verify if a directory or file path has an accented letter
Function PathHasSpaceOrAccentedLetter(path As String) As Boolean
	i = 1
	hasSpaceOrAccLetter = False
	While i &lt;= Len(path)
		charact = Mid(path, i, 1)
		If (charact = "%") Then
			nextTwoCharact = Ucase(Mid(path, i+1, 2))
			If (nextTwoCharact = "20") Then
				hasSpaceOrAccLetter = True
				i = Len(path)
			Else
				hexSecondPart = UCase(Mid(path, i+4, 2))
				If (IsAnPtBrAccentedLetterInASCII(nextTwoCharact, hexSecondPart)) Then
					hasSpaceOrAccLetter = True
					i = Len(path)
				EndIf
			EndIf
		ElseIf (IsAnPtBrAccentedLetter(charact) Or charact = " ") Then
			hasSpaceOrAccLetter = True
			i = Len(Path)
		EndIf
		i = i + 1
	WEnd
	PathHasSpaceOrAccentedLetter = hasSpaceOrAccLetter
End Function


'Convert an accented letter ASCII code to a UTF-8 letter
Function ConvertASCIIToAccentedLetter(hexFirstPart As String, hexSecondPart As String) As String
	upperFirstPart = UCase(hexFirstPart)
	If (upperFirstPart &lt;&gt; "C3") Then
		ConvertASCIIToAccentedLetter = ""
		Exit Function
	EndIf

	upperSecondPart = UCase(hexSecondPart)

	charact = hexSecondPart
	Select Case upperSecondPart
		Case "80" 
			charact = "À"
		Case "81" 
			charact = "Á"
		Case "82" 
			charact = "Â"
		Case "83" 
			charact = "Ã"
		Case "89" 
			charact = "É"
		Case "8A" 
			charact = "Ê"
		Case "8D" 
			charact = "Í"
		Case "93" 
			charact = "Ó"
		Case "94" 
			charact = "Ô"
		Case "95" 
			charact = "Õ"
		Case "9A" 
			charact = "Ú"
		Case "9C" 
			charact = "Ü"
		Case "87" 
			charact = "Ç"
		'-------------------
		Case "A0" 
			charact = "à"
		Case "A1" 
			charact = "á"
		Case "A2" 
			charact = "â"
		Case "A3" 
			charact = "ã"
		Case "A9" 
			charact = "é"
		Case "AA" 
			charact = "ê"
		Case "AD" 
			charact = "í"
		Case "B3" 
			charact = "ó"
		Case "B4" 
			charact = "ô"
		Case "B5" 
			charact = "õ"
		Case "BA" 
			charact = "ú"
		Case "BC" 
			charact = "ü"
		Case "A7" 
			charact = "ç"	
	End Select
	ConvertASCIIToAccentedLetter = charact
	
End Function


'Convert an ASCII path hex codes to accented letters
Function ConvertASCIIPathAccentedLetters(path As String) As String
	i = 1
	newPath = ""
	While i &lt;= Len(path)
		charact = Mid(path, i, 1)
		newCharact = charact
		numberToAddToI = 1
		If (charact = "%") Then
			nextTwoCharact = Ucase(Mid(path, i+1, 2))
			If nextTwoCharact = "20" Then
				newCharact = "\ "
				numberToAddToI = 3
			ElseIf (nextTwoCharact = "C3") Then
				hexSecondPart = UCase(Mid(path, i+4, 2))
				newCharact = ConvertASCIIToAccentedLetter(nextTwoCharact, hexSecondPart)
				numberToAddToI = 6
			Endif
		EndIf
		newPath = newPath &amp; newCharact
		i = i + numberToAddToI
	WEnd
	ConvertASCIIPathAccentedLetters = newPath
End Function


'Get OS
Function OSName As String
    ''' Return platform name as "MAC", "UNIX", "WIN" '''
    With GlobalScope.Basiclibraries
        If Not .IsLibraryLoaded("Tools") Then .LoadLibrary("Tools")
    End With
    Dim keyNode As Object ' com.sun.star.configuration.ConfigurationAccess '
    keyNode = Tools.Misc.GetRegistryKeyContent("org.openoffice.Office.Common/Help")
    OSName = keyNode.GetByName("System")
    ' inferred from "Tools.UCB.ShowHelperDialog" '
End Function 


'Get unix system home direcotory
Function UnixHomeDir()	
	UnixHomeDir = "/home/" &amp; environ("USER") &amp; "/"
End Function


'Get windows system home directory
Function WindowsHomeDir()
	WindowsHomeDir = "C:\Users\" &amp; environ("USERNAME") &amp; "\Documentos\"
End Function


'Return the system home directory
Function GetHomeDir() As String
	homeDir = ""
	If (OSIsUnix()) Then
		homeDir = AddURLPrefixOnPath(UnixHomeDir())
	ElseIf (OSIsWindows()) Then
		homeDir = AddURLPrefixOnPath(WindowsHomeDir())
	EndIf
	GetHomeDir = homeDir
End Function


'Verify if the system is unix based
Function OSIsUnix() As Boolean
	osN = OSName()
	isUnix = False
	If (osN = "UNIX") Then
		isUnix = True
	EndIf
	OSIsUnix = isUnix
End Function


'Verify if the system is windows based
Function OSIsWindows() As Boolean
	osN = OSName()
	isWindows = False
	If (osN = "Windows") Then
		isWindows = True
	EndIf
	OSIsWindows = isWindows
End Function


'Change a path to an URL for the directory or file
Function AddURLPrefixOnPath(strPath As String) As String
	prefix = ""
	If (OSIsUnix() And Left(strPath, 7) &lt;&gt; "file://") Then
		prefix = "file://"
	ElseIf (OSIsWindows) Then
		prefix = ""
	EndIf
	AddURLPrefixOnPath = prefix &amp; strPath
End Function


'Change an URL to a directory or file path
Function RemoveURLPrefixOnPath(strPath As String) As String
	newPath = strPath
	If (OSIsUnix() And Left(strPath, 7) = "file://") Then
		newPath = Mid(strPath, 8, Len(strPath))
	ElseIf (OSIsWindows) Then
		newPath = strPath
	EndIf
	RemoveURLPrefixOnPath = newPath
End Function


'Add a path separator at the end of a path
Function AddDirSepartorAtPathEnd(strPath As String) As String
	newPath = strPath
	If (OSIsUnix() And Mid(strPath, Len(strPath), 1) &lt;&gt; "/") Then
		newPath = strPath &amp; "/"
	ElseIf (OSIsWindows And Mid(strPath, Len(strPath), 1) &lt;&gt; "\") Then
		newPath = strPath &amp; "\"
	EndIf
	AddDirSepartorAtPathEnd = newPath
End Function


'Remove a path separator at the end of a path
Function RemoveDirSepartorAtPathEnd(strPath As String) As String
	
	newPath = strPath

	If (Len(strPath) = 0) Then
		RemoveDirSepartorAtPathEnd = newPath
		Exit Function
	EndIf

	If (OSIsUnix() And Mid(strPath, Len(strPath), 1) = "/") Then
		newPath = Left(strPath, Len(strPath) - 1)
	ElseIf (OSIsWindows And Mid(strPath, Len(strPath), 1) = "\") Then
		newPath = Left(strPath, Len(strPath) - 1)
	EndIf
	
	RemoveDirSepartorAtPathEnd = newPath
	
End Function


'Split a path on separators
Function SplitPath(path As String) As Object

	If (OSIsUnix()) Then
		SplitPath = Split(path, "/")
	ElseIf (OSIsWindows()) Then
		SplitPath = Split(path, "\")
	EndIf

End Function


'Concatenate direcotories in an array
Function JoinPath(path() As String) As String

	If (OSIsUnix()) Then
	
		For i = 0 To UBound(path())
			path(i) = RemoveDirSepartorAtPathEnd(path(i))
		Next i
		JoinPath = Join(path(), "/") &amp; "/"
	
	ElseIf (OSIsWindows()) Then	
	
		For i = 0 To UBound(path())
			path(i) = RemoveDirSepartorAtPathEnd(path(i))
		Next i
		JoinPath = Join(path(), "\") &amp; "\"
	
	EndIf

End Function


'Open GUI for selecting a directory
Function SelectFolder(strTitle As String, strInitPath As String) As String
	REM Opens the FolderPicker dialog and returns the URL of the selected Folder.
	Dim oFolderPicker : oFolderPicker = CreateUnoService( "com.sun.star.ui.dialogs.FolderPicker" )
	oFolderPicker.setTitle(strTitle)
	oFolderPicker.setDisplayDirectory(strInitPath)
	If oFolderPicker.execute() = 1 Then 
		SelectFolder = oFolderPicker.getDirectory()
	End If
	oFolderPicker.Dispose()
End Function


Function GetFileToReadPathFromUser(strTitle As String, pathInitialDir As String) as String

	urlInitialDir = AddURLPrefixOnPath(pathInitialDir)
	
	Dim file_dialog as Object
	Dim status as Integer
	Dim file_path as String
	Dim init_path as String
	Dim ucb as object
	Dim filterNames(0) as String
	
	filterNames(0) = "*.txt"
	
	GlobalScope.BasicLibraries.LoadLibrary("Tools")
	file_dialog = CreateUnoService("com.sun.star.ui.dialogs.FilePicker")
	ucb = createUnoService("com.sun.star.ucb.SimpleFileAccess")
	
	AddFiltersToDialog(FilterNames(), file_dialog)
	
	If ExistsFile(urlInitialDir) Then
	   file_dialog.SetDisplayDirectory(urlInitialDir)
	Else
		MsgBox("Nenhum aquivo salvo.")
		Stop
	End If
	
	file_dialog.setTitle(strTitle)
	
	status = file_dialog.Execute()
	If status = 1 Then
	   file_path = RemoveURLPrefixOnPath(file_dialog.Files(0))
	   GetFileToReadPathFromUser = file_path
	End If
	file_dialog.Dispose()

End Function



Function GetSaveAsFilePathFromUser(strTitle As String, pathInitialDir As String) As String

	urlInitialDir = AddURLPrefixOnPath(pathInitialDir)
	'Set the Dialog Arguments to a Template for FILESAVE
	sFilePickerArgs = Array(com.sun.star.ui.dialogs.TemplateDescription.FILESAVE_AUTOEXTENSION)
	'register the Service for Filepicker
	oFilePicker = CreateUnoService("com.sun.star.ui.dialogs.FilePicker")
	'Pass some arguments to it

	oFilePicker.Initialize(sFilePickerArgs())
	oFilePicker.setDisplayDirectory(urlInitialDir)
	oFilePicker.appendFilter("listas", "*.txt")
	oFilePicker.setTitle(strTitle)

	'If the savepath is selected return the complete path and display it in an messagebox   
	If oFilePicker.execute() Then
		sFiles = oFilePicker.getFiles()
		fileName = RemoveURLPrefixOnPath(sFiles(0))
		GetSaveAsFilePathFromUser = fileName
	End If
	' Close the Dialog
	oFilePicker.Dispose()

End Function


'Get current file path
Function GetCurrentFilePath() As String
    sUrl = ThisComponent.URL
    GetCurrentFilePath = sURL
End Function


'Get current file directory
Function GetCurrentDirPath() As String

	currentFile = GetCurrentFilePath()
	currentFile = RemoveURLPrefixOnPath(currentFile)
	splittedPath = SplitPath(currentFile)

	Dim dirs(UBound(splittedPath)-1) As String
	
	For i = 0 To UBound(dirs)
		dirs(i) = splittedPath(i)
	Next i
	
	dirPath = JoinPath(dirs)	
	GetCurrentDirPath = dirPath

End Function

Function GetSavedListsPath() As String

	dirPath = GetCurrentDirPath()
	
	Dim pathToJoin(1) As String
	pathToJoin(0) = dirPath
	pathToJoin(1) = "saved_lists"
	
	savedListPath = joinPath(pathToJoin)
	
	If (Not ExistsFile(savedListPath)) Then
		command = "mkdir" &amp; " " &amp; savedListPath
		ExecCommand(command)
	EndIf
	
	GetSavedListsPath = savedListPath

End Function
</script:module>
</file>

<file path=Basic/Standard/SolverManager.xml><?xml version="1.0" encoding="utf-8"?>
<!DOCTYPE module  PUBLIC '-//OpenOffice.org//DTD OfficeDocument 1.0//EN'  'module.dtd'>
<script:module xmlns:script="http://openoffice.org/2000/script" script:name="SolverManager" script:language="StarBasic" script:moduleType="normal">REM  *****  BASIC  *****

Global SOLVER_PATH

Function MakePythonManagerExecutable()

	If (OSIsUnix()) Then
		command = "chmod +x " &amp; SOLVER_PATH &amp; "exec_kiln_solver.py "
		ExecCommand(command)
	ElseIf (OSIsWindows()) Then
		'TODO
	EndIf

End Function

Function PathToSolverPathFile() As String
	homeDir = GetHomeDir()
	fileNameStoreSolverPath = ".caminho_do_solver_macro_libre_office.txt"
	PathToSolverPathFile = AddDirSepartorAtPathEnd(homeDir &amp; fileNameStoreSolverPath)
End Function


Function HasSolverDirectoryVerificationFile(path As String) As Boolean
	verificationFileName = "solver_directory_verification_file.txt"
	
	verificationFilePath = path &amp; verificationFileName
	verificationFilePath = AddURLPrefixOnPath(verificationFilePath)
	
	HasSolverDirectoryVerificationFile = ExistsFile(verificationFilePath)
End Function

Function DefineSolverPath()
	homeDir = GetHomeDir()

	newSolverPath = SelectFolder("Indique a pasta do solver", homeDir)
	If (newSolverPath = "") Then
		MsgBox("É necessário indicar a pasta do solver.", MB_OK)
		Stop
	EndIf

	newSolverPath = RemoveURLPrefixOnPath(newSolverPath)
	newSolverPath = AddDirSepartorAtPathEnd(newSolverPath)
	newSolverPath = ConvertASCIIPathAccentedLetters(newSolverPath)
	
	If (HasSolverDirectoryVerificationFile(newSolverPath)) Then
		SOLVER_PATH = newSolverPath
		WriteTextFile(PathToSolverPathFile(), SOLVER_PATH)
		MsgBox("Pasta do solver definida para: " &amp; SOLVER_PATH, MB_OK)

	Else
		errorText = "Esta pasta não é a pasta do solver, pois não contém o arquivo de verificação do solver."
		If (PathHasSpaceOrAccentedLetter(newSolverPath)) Then
			errorText = errorText &amp; Chr(10)
			errorText = errorText &amp; "Obs: Certifique-se que nenhuma pasta acima da pasta do solver tenha "
			errorText = errorText &amp; "espaços, acentos ou o caractere % (exemplo: não salve a pasta do solver na "
			errorText = errorText &amp; """Área de Trabalho"")."
		EndIf
		MsgBox(errorText, MB_OK)
		Stop
	End If
	
End Function

Function ReadSolverPathFile()

	path = AddURLPrefixOnPath(PathToSolverPathFile())

	SOLVER_PATH = ""
	If (Not ExistsFile(path)) Then
		Exit Function
	EndIf

	Dim Prop(0) As New com.sun.star.beans.PropertyValue

	Prop(0).Name = "Hidden"
	Prop(0).Value = true

	Dim oDoc As Object
	Dim oCursor As Object
	
	oDoc = StarDesktop.loadComponentFromURL(path, "_blank", 0, Prop())
	oCursor = oDoc.CurrentController.viewCursor
	oCursor.gotoStart(false)
	oCursor.gotoEndOfLine(true)

	SOLVER_PATH = oCursor.string

	oDoc.close(true)

End Function




Function VerifyNumberOfSheets()

	document = ThisComponent
	sheets = document.Sheets
	
	If (sheets.Count &lt;&gt; 2) Then
		errorText = "Erro! O número de planilhas deve ser exatamente 2." &amp; Chr(10)
		errorText = errorText &amp; "A primeira deve ser para descrever as peças e suas quantidades e a segunda para o forno e os suportes"
		MsgBox(errorText, MB_OK)
		Stop
	EndIf

End Function


Function GetSolutionOutPutFileLocation() As String
	dirURL = SelectFolder("Selecione a pasta onde deverá ser armazenado o resultado.", GetHomeDir())
	If (dirURL = "") Then
		MsgBox("É necessário indicar a pasta do onde a solução deverá ser armazenada.", MB_OK)
		Stop
	EndIf
	GetSolutionOutPutFileLocation = RemoveURLPrefixOnPath(ConvertASCIIPathAccentedLetters(dirURL))
End Function

Function RunSolver()
	MakePythonManagerExecutable()
	
	solverOutputPath = GetSolutionOutPutFileLocation()
	command = ""
	If (OSIsUnix()) Then
		command = SOLVER_PATH &amp; "exec_kiln_solver.py " &amp; solverOutputPath	
	ElseIf (OSIsWindows()) Then
		'TODO
	EndIf
	MsgBox(command)
	
	ExecCommand(command)

End Function

Sub Solver
	MsgBox("AA", MB_OK)
	VerifyNumberOfSheets()

	sheetPath = GetCurrentFilePath()
	If (sheetPath = "") Then
		MsgBox("Salve o arquivo pela primeira vez para poder executar o solver.", MB_OK)
		Stop
	End If
'	sheetPath = RemoveURLPrefixOnPath(sheetPath)
'	sheetPath = ConvertASCIIPathAccentedLetters(sheetPath)
'	MsgBox(sheetPath, MB_OK)

	ReadSolverPathFile()
	If (SOLVER_PATH = "") Then
		MsgBox("Solver não encontrado. Selecione a pasta onde se encontra o solver.", MB_OK)
		DefineSolverPath()
	EndIf
'	MsgBox(SOLVER_PATH, MB_OK)
	
	SaveFileAsCSV()
	RunSolver()
	
End Sub

Sub RedefinirCaminhoDoSolver
	DefineSolverPath()
End Sub
</script:module>
</file>

<file path=Basic/Standard/Util.xml><?xml version="1.0" encoding="utf-8"?>
<!DOCTYPE module  PUBLIC '-//OpenOffice.org//DTD OfficeDocument 1.0//EN'  'module.dtd'>
<script:module xmlns:script="http://openoffice.org/2000/script" script:name="Util" script:language="StarBasic" script:moduleType="normal">REM  *****  BASIC  *****

Function ExecCommand(command As String)
	
	If (OSIsUnix()) Then
		ExecLinuxCommand(command)
	ElseIf(OsIsWindows()) Then
		'TODO
	EndIf
	
End Function


Function ExecLinuxCommand(command As String)

	shellCommand = "-c '" &amp; command &amp; "'"
	result = Shell("bash", 1, shellCommand, True)

End Function



'Use MRI to see properties of a variable
Function SeeProperties(obj As Object)
	oMRI = CreateUnoService("mytools.Mri")
	oMRI.inspect(obj)
	MsgBox("Close me")
End Function


'Verify if an item type has more two measures (Height, Width and Length)
Function HasTwo2DMeasures(itemType As String) As Boolean
	HasTwo2DMeasures = False
	If (itemType = typeRectangle) Then
		HasTwo2DMeasures = True
	EndIf
End Function



Function IsButtonName(stringToVerify As String) As Boolean
	prefix = Mid(stringToVerify, 1, 5)
	IsButtonName = False
	If (prefix = buttonPrefix) Then
		IsButtonName = CanFindButtonByName(stringToVerify)
	EndIf

End Function


'Search for a button by name and returns True if it was found. Otherwise returns False
Function CanFindButtonByName(buttonName As String) As String
	Dim Doc As Object
	Doc = ThisComponent

	Dim Sheet As Object		
	Sheet = GetCurrentSheet()
	
	Dim pageCount As Integer		
	pageCount = Sheet.DrawPage.count

	Dim FoundIt As Boolean
	FoundIt = False
	
	Dim bSearcher As Object
	
	Do While pageCount &gt;= 1
		bSearcher = Sheet.DrawPage(pageCount - 1)
		If InStr(bSearcher.ShapeType, "ControlShape") &gt; 0 Then
			If bSearcher.Control.Name = buttonName Then
				FoundIt = True
				Exit Do
			EndIf
		EndIf
		pageCount = pageCount - 1
	Loop

	CanFindButtonByName = FoundIt
	
End Function


'Search for a button by name and returns it
Function GetButtonByName(buttonName As String) As Object
	Dim Doc As Object
	Doc = ThisComponent

	Dim Sheet As Object		
	Sheet = GetCurrentSheet()
	
	Dim pageCount As Integer		
	pageCount = Sheet.DrawPage.count

	Dim FoundIt As Boolean
	FoundIt = False
	
	Dim bSearcher As Object
	
	Do While pageCount &gt;= 1
		bSearcher = Sheet.DrawPage(pageCount - 1)
		If InStr(bSearcher.ShapeType, "ControlShape") &gt; 0 Then
			If bSearcher.Control.Name = buttonName Then
				FoundIt = True
				Exit Do
			EndIf
		EndIf
		pageCount = pageCount - 1
	Loop
	If FoundIt Then
		GetButtonByName = bSearcher.Control
	Endif
	
End Function


'Search for a button shape host by button name and returns it
Function GetButtonShapeByName(buttonName As String) As Object
	Dim Doc As Object
	Doc = ThisComponent

	Dim Sheet As Object		
	Sheet = GetCurrentSheet()
	
	Dim pageCount As Integer		
	pageCount = Sheet.DrawPage.count

	Dim FoundIt As Boolean
	FoundIt = False
	
	Dim bSearcher As Object
	
	Do While pageCount &gt;= 1
		bSearcher = Sheet.DrawPage(pageCount - 1)
		If InStr(bSearcher.ShapeType, "ControlShape") &gt; 0 Then
			If bSearcher.Control.Name = buttonName Then
				FoundIt = True
				Exit Do
			EndIf
		EndIf
		pageCount = pageCount - 1
	Loop
	If FoundIt Then
		GetButtonShapeByName = bSearcher
	Endif

End Function



'Search for a button by name and returns its cell
Function GetButtonLocationByName(buttonName As String) As String
	Dim Doc As Object
	Doc = ThisComponent

	Dim Sheet As Object		
	Sheet = GetCurrentSheet()
	
	Dim pageCount As Integer		
	pageCount = Sheet.DrawPage.count

	Dim FoundIt As Boolean
	FoundIt = False
	
	Dim bSearcher As Object
	
	Do While pageCount &gt;= 1
		bSearcher = Sheet.DrawPage(pageCount - 1)
		If InStr(bSearcher.ShapeType, "ControlShape") &gt; 0 Then
			If bSearcher.Control.Name = buttonName Then
				FoundIt = True
				Exit Do
			EndIf
		EndIf
		pageCount = pageCount - 1
	Loop
	
	If FoundIt Then
		GetButtonLocationByName = bSearcher.Anchor.AbsoluteName
	Endif
	
End Function


'Returns a String with sheet, column and row of a cell of a anchored button with unique name = buttonName
'parameters format example -&gt; buttonName:  "myButtonAnchored"
'return format example -&gt; "$sheet1.$A$4";
Function GetButtonLocation(buttonObj As Object) As String
	buttonName = buttonObj.Name
	GetButtonLocation = GetbuttonLocationByName(buttonName)
End Function


Function RemoveButton(buttonName As String)

	If (Not IsButtonName(buttonName)) Then
		Exit Function
	EndIf

	buttonShape = GetButtonShapeByName(buttonName)
	buttonShape.Visible = False
	
	sheet = GetCurrentSheet()
	drawPage = sheet.DrawPage
	drawPage.Remove(buttonShape)
	

End Function



'Get the object that represents the cell with absolute name = cellAbsoluteName
'parameters format example -&gt; cellAbsoluteName:  "$sheet1.$A$2"
'return -&gt; sheet object;
Function GetSheetObjectOfCell(cellAbsoluteName As String) As Object

	addressParts = Split(cellAbsoluteName, ".") 	

	sheetName = addressParts(0)
	sheetName = Mid(sheetName, 2, Len(sheetName)-1)
	sheetObj = ThisComponent.Sheets.GetByName(sheetName)

	GetSheetObjectOfCell = sheetObj

End Function

'Return the current active sheet
Function GetCurrentSheet() As Object

	GetCurrentSheet = ThisComponent.GetCurrentController.ActiveSheet
	
End Function


Function GetSheetByName(sheetName As String) As Object

	GetSheetByName = ThisComponent.Sheets.GetByName(sheetName)
	
End Function


Function SheetExists(sheetName As String) As Boolean

	SheetExists = ThisComponent.Sheets.HasByName(sheetName)

End Function



'Get the object that represents the cell with absolute address = cellName
'If the address is in the current sheet only the position is needed
'parameters format example -&gt; cellAbsoluteName:  "$sheet1.$A$2" (can be "$A$2", if the cell is on the current sheet)
'return -&gt; cell object;
Function GetCellObjectByName(cellName As String) As Object

	addressParts = Split(cellName, ".")
	
	Dim cellAddress As String
	Dim sheetObj As Object
	
	If UBound(addressParts) = 1 Then
		cellAddress = addressParts(1)
		sheetObj = GetSheetObjectOfCell(cellName)
	Else
		cellAddress = cellName
		sheetObj = GetCurrentSheet()
	EndIf
	
	cellObj = sheetObj.GetCellRangeByName(cellAddress)
	GetCellObjectByName = cellObj
	
End Function


'Get the object that represents the cell with row and column
'parameters format example -&gt; row: 0, column: 0
'return -&gt; cell object;
Function GetCellObjectByIndex(row As Integer, column As Integer, Optional sheetName As String) As Object

	If (IsMissing(sheetName)) Then
		sheetObj = GetCurrentSheet()
	Else
		sheetObj = GetSheetByName(sheetName)
	EndIf
	GetCellObjectByIndex = sheetObj.GetCellByPosition(column, row)
	
End Function


'Returns the column index of a cell with absolute name = cellAbsolutename.
'parameters format example -&gt; cellAbsoluteName:  "$sheet1.$A$2" (can be "$A$2", if the cell is on the current sheet)
'return format example -&gt; 3;
Function GetCellColumnIndexByAbsoluteName(cellAbsoluteName As String) As Integer

	cellObj = GetCellObjectByName(cellAbsoluteName)
	GetCellColumnIndexByAbsoluteName = cellObj.getCellAddress().Column
	
End Function


'Same as GetCellColumnIndexByAbsoluteName, but the parameter is a Cell Object
Function GetCellColumnIndex(cellObj As Object) As Integer
	GetCellColumnIndex	 = cellObj.getCellAddress().Column	
End Function


'Returns the row index of a cell with absolute name = cellAbsolutename.
'parameters format example -&gt; cellAbsoluteName:  "$sheet1.$A$2" (can be "$A$2", if the cell is on the current sheet)
'return format example -&gt; 3;
Function GetCellRowIndexByAbsoluteName(cellAbsoluteName As String) As Integer

	cellObj = GetCellObjectByName(cellAbsoluteName)
	GetCellRowIndexByAbsoluteName = cellObj.getCellAddress().Row
	
End Function

'Same as GetCellRowIndexByAbsoluteName, but the parameter is a Cell Object
Function GetCellRowIndex(cellObj As Object) As Integer
	GetCellRowIndex = cellObj.getCellAddress().Row
End Function


Function GetMergeFirstCell(cellObj As Object, sheetObj As Object) As Object

	If (Not cellObj.IsMerged) Then
		cursorObj = sheetObj.CreateCursorByRange(cellObj)
		cursorObj.CollapseToMergedArea()
	
		splittedAddr = Split(cursorObj.AbsoluteName, ":")
		firstPart = splittedAddr(0)
		cellObj = GetCellObjectByName(firstPart)
		GetMergeFirstCell = cellObj
		Exit Function
	EndIf
	
	GetMergeFirstCell = cellObj

End Function


'Returns the cell bellow at the first relative column of a merged. Example: if input cell is a merge B3:D5 it returns the cell B6
'parameters -&gt; cell obj for the first cell object of merged cells
'return -&gt; cell object one row bellow;
Function GetCellNextRowSameColumn(cellObjPar As Object) As Object

	cellObj = cellObjPar
	
	Dim row As Integer
	sheetObj = GetSheetObjectOfCell(cellObj.AbsoluteName)
	'If this is the first cell of a merge, returns it
	If(Not cellObj.IsMerged) Then
		row = GetCellRowIndex(cellObj)
	'Otherwise, if the cell is merged, search for the first cell
	'If the cell is not merged, returns it
	Else
		cursorObj = sheetObj.CreateCursorByRange(cellObj)
		cursorObj.CollapseToMergedArea()
		
		splittedAddr = Split(cursorObj.AbsoluteName, ":")
		firstPart = Split(splittedAddr(0), ".")
		lastPart = splittedAddr(UBound(splittedAddr))
		
		row = GetCellRowIndexByAbsoluteName(lastPart)
	EndIf

	column = GetCellColumnIndex(cellObj)	
	nextRow = row + 1		
	cellObj = GetCellObjectByIndex(nextRow, column, sheetObj.Name)
	
	
	GetCellNextRowSameColumn = GetMergeFirstCell(cellObj, sheetObj)

End Function


'Same as GetCellNextRowSameColumn, but gets the previous row
Function GetCellPreviousRowSameColumn(cellObjPar As Object) As Object
	
	cellObj = cellObjPar
	
	row = GetCellRowIndex(cellObj)
	column = GetCellColumnIndex(cellObj)
	
	If (row = 0) Then
		MsgBox("Erro! Tentando acessar linha -1")
		Stop
	EndIf
	
	prevRow = row - 1
	
	sheetObj = GetSheetObjectOfCell(cellObj.AbsoluteName)
	searchMerge = GetCellObjectByIndex(prevRow, column, sheetObj.Name)
	
	'Search for the first previous merged cell
	While (Not searchMerge.IsMerged and prevRow &gt; 0)
		prevRow = prevRow - 1
		searchMerge = GetCellObjectByIndex(prevRow, column, sheetObj.Name)
	WEnd
	
	'Get the cell in the previous row
	prevCell = GetCellObjectByIndex(row - 1, column)

	'Verify if the cell is merged with the first found merged cell
	If (prevRow &gt; -1) Then

		cursorObj = sheetObj.CreateCursorByRange(searchMerge)
		cursorObj.CollapseToMergedArea()
		
		splittedAddr = Split(cursorObj.AbsoluteName, ":")
		lastCellAddress = splittedAddr(UBound(splittedAddr))
		
		lastRowMerge = GetCellRowIndexByAbsoluteName(lastCellAddress)
		
		'If the previous cell is merged with other cell, returns the other cell
		'Otherwise returns the cell in the previous row
		if (lastRowMerge = row - 1) Then
			prevCell = searchMerge
		EndIf
		
	EndIf
	
	GetCellPreviousRowSameColumn = GetMergeFirstCell(prevCell, sheetObj)

End Function


'Returns the cell on the right at the first relative row of a merged. Example: if input cell is a merge B3:D5 it returns the cell E3
'parameters -&gt; cell obj for the first cell object of merged cells
'return -&gt; cell object one row bellow;
Function GetCellSameRowNextColumn(cellObjPar As Object) As Object

	cellObj = cellObjPar

	Dim column As Integer
	'If this is the first cell of a merge, returns it
	If(Not cellObj.IsMerged) Then
		column = GetCellColumnIndex(cellObj)
	'Otherwise, if the cell is merged, search for the first cell
	'If the cell is not merged, returns it
	Else
		sheetObj = GetSheetObjectOfCell(cellObj.AbsoluteName)
		
		cursorObj = sheetObj.CreateCursorByRange(cellObj)
		cursorObj.CollapseToMergedArea()
	
		splittedAddr = Split(cursorObj.AbsoluteName, ":")
		firstPart = Split(splittedAddr(0), ".")
		lastPart = splittedAddr(UBound(splittedAddr))
		
		column = GetCellColumnIndexByAbsoluteName(lastPart)
	EndIf
	sheetObj = GetSheetObjectOfCell(cellObj.AbsoluteName)
	row = GetCellRowIndex(cellObj)	
	nextColumn = column + 1		
	cellObj = GetCellObjectByIndex(row, nextColumn, sheetObj.Name)
	
	GetCellSameRowNextColumn = GetMergeFirstCell(cellObj, sheetObj)

End Function


'Same as GetCellSameRowNextColumn, but gets the previous column
Function GetCellSameRowPreviousColumn(cellObjPar As Object) As Object

	cellObj = cellObjPar

	column = GetCellColumnIndex(cellObj)
	row = GetCellRowIndex(cellObj)
	
	If column = 0 Then
		MsgBox("Erro! Tentando acessar coluna -1")
		Stop
	EndIf
	
	prevColumn = column - 1
	
	sheetObj = GetSheetObjectOfCell(cellObj.AbsoluteName)
	searchMerge = GetCellObjectByIndex(row, prevColumn, sheetObj.Name)

	'Search for the first previous merged cell
	While (Not searchMerge.IsMerged and prevColumn &gt; 0)
		prevColumn = prevColumn - 1
		searchMerge = GetCellObjectByIndex(row, prevColumn, sheetObj.Name)
	WEnd
	
	'Get the cell in the previous column
	prevCell = GetCellObjectByIndex(row, column - 1)

	'Verify if the cell is merged with the first found merged cell
	If (prevColumn &gt; -1) Then
		
		cursorObj = sheetObj.CreateCursorByRange(searchMerge)
		cursorObj.CollapseToMergedArea()
	
		splittedAddr = Split(cursorObj.AbsoluteName, ":")
		lastCellAddress = splittedAddr(UBound(splittedAddr))
		
		lastColMerge = GetCellColumnIndexByAbsoluteName(lastCellAddress)
		
		'If the previous cell is merged with other cell, returns the other cell
		'Otherwise returns the cell in the previous column
		if (lastColMerge = column - 1) Then
			prevCell = searchMerge
		EndIf
		
	EndIf

	GetCellSameRowPreviousColumn = GetMergeFirstCell(prevCell, sheetObj)

End Function


'Returns the row index of a cell with absolute name = cellAbsolutename.
'parameters -&gt; button object"
'return format example -&gt; "$sheet1.$A$3";
Function GetCellBellowButton(button As Object) As Object
	buttonCellAbsName = GetButtonLocation(button)

	sheetObj = GetSheetObjectOfCell(buttonCellAbsName)	
	
	row = GetCellRowIndexByAbsoluteName(buttonCellAbsName)
	column = GetCellColumnIndexByAbsoluteName(buttonCellAbsName)
	
	cellObj = GetCellObjectByIndex(row, column)
	
	cellBellow = GetCellNextRowSameColumn(cellObj)

	GetCellBellowButton = cellBellow

End Function


'Verify if a cell is in a named range interval
Function IsInNamedRange(cellObj As Object, namedRange As String) As Boolean

	range = ThisComponent.NamedRanges.getByName(namedRange)
	rangeAddr = range.Content
	
	splittedAddr = Split(rangeAddr, ".")
	cellsStr = splittedAddr(1)
	splittedCellsStr = Split(cellsStr, ":")
	
	firstCell = splittedCellsStr(0)
	lastPos = UBound(splittedCellsStr)
	lastCell = splittedCellsStr(lastPos)
	
	firstCellObj = GetCellObjectByName(firstCell)
	lastCellObj = GetCellObjectByName(lastCell)
	
	firstColumn = GetCellColumnIndex(firstCellObj)
	firstRow = GetCellRowIndex(firstCellObj)
	
	lastColumn = GetCellColumnIndex(lastCellObj)
	lastRow = GetCellRowIndex(lastCellObj)
	
	column = GetCellColumnIndex(cellObj)
	row = GetCellRowIndex(cellObj)
	
	If (column &lt; firstColumn and column &gt; lastColumn) Then
		IsInNamedRange = False
	Else
		IsInNamedRange = True
	EndIf

End Function


Function GetRangeByIndex(startRow As Integer, endRow As Integer, startColumn As Integer, endColumn As Integer,	Optional sheetName As String) As Object

	If (IsMissing(sheetName)) Then
		sheetObj = GetCurrentSheet()
	Else
		sheetObj = GetSheetByName(sheetName)
	EndIf

	GetRangeByIndex = sheetObj.getCellRangeByPosition(startColumn, startRow, endColumn, endRow)

End Function

'Get the range address (example: $sheet.$A$10:$B11)
Function GetRangeCellsAddresses(namedRange As String) As Object

	range = ThisComponent.NamedRanges.getByName(namedRange)
	rangeAddr = range.Content
	
	splittedRangeAddr = Split(rangeAddr, ".")
	lastPos = UBound(splittedRangeAddr)
	cellsAddr = Split(splittedRangeAddr(lastPos), ":")
	
	GetRangeCellsAddresses = cellsAddr

End Function


'Get First Cell of a named range
Function GetFirstCellObjFromNamedRange(namedRange As String) As Object

	cellsAddr = GetRangeCellsAddresses(namedRange)
	cellObj = GetCellObjectByName(cellsAddr(0))
	
	GetFirstCellObjFromNamedRange = cellObj

End Function


'Get the last cell of a named range
Function GetLastCellObjFromNamedRange(namedRange As String) As Object

	cellsAddr = GetRangeCellsAddresses(namedRange)
	lastPos = UBound(cellsAddr)
	cellObj = GetCellObjectByName(cellsAddr(lastPos))
	
	GetLastCellObjFromNamedRange = cellObj

End Function


Function UnlockCell(cellObj As Object)
	cellP = cellObj.CellProtection
	cellP.IsLocked = False
	cellObj.CellProtection = cellP
End Function


Function LockCell(cellObj As Object)
	cellP = cellObj.CellProtection
	cellP.IsLocked = True
	cellObj.CellProtection = cellP
End Function


Function UnlockSheet()
	
	sheets = ThisComponent.Sheets
	
	For Each sheet In sheets
		sheet.unprotect(protectionPassword)
	Next sheet

End Function

Function LockSheet()

	sheets = ThisComponent.Sheets
	
	For Each sheet In sheets
		sheet.protect(protectionPassword)
	Next sheet

End Function


Function LockAllControls()

	ThisComponent.lockControllers()

End Function


Function UnlockAllControls()

	ThisComponent.unlockControllers()

End Function

Function PrepareButtonExecution()

	UnlockSheet()
	LockAllControls()

End Function


Function FinishButtonExecution()

	LockSheet()
	UnlockAllControls()	
	ThisComponent.CurrentController.Frame.LayoutManager.HideCurrentUI = true
	ThisComponent.CurrentController.Frame.LayoutManager.HideCurrentUI = false

End Function

'Insert cells from $rowStart$columnStart) To $rowEnd$columnEnd. The cells will be inserted above rowEnd
Function InsertCellAbove(rowStart As Integer, rowEnd As Integer, columnStart As Integer, columnEnd As Integer)
	
	sheet = GetCurrentSheet()
	
	Dim CellRangeAddress As New com.sun.star.table.CellRangeAddress
	cellRangeAddress.Sheet = sheet.RangeAddress.Sheet
	
	cellRangeAddress.StartColumn = columnStart
	cellRangeAddress.StartRow = rowStart
	cellRangeAddress.EndColumn = columnEnd
	cellRangeAddress.EndRow = rowEnd
	
	sheet.insertCells(cellRangeAddress, com.sun.star.sheet.CellInsertMode.DOWN)
End Function

Function RemoveCells(rowStart As Integer, rowEnd As Integer, columnStart As Integer, columnEnd As Integer, Optional sheetName As String)

	If (IsMissing(sheetName)) Then
		sheet = GetCurrentSheet()
	Else
		sheet = GetSheetByName(sheetName)
	EndIf
	
	Dim CellRangeAddress As New com.sun.star.table.CellRangeAddress
	cellRangeAddress.Sheet = sheet.RangeAddress.Sheet
	
	cellRangeAddress.StartColumn = columnStart
	cellRangeAddress.StartRow = rowStart
	cellRangeAddress.EndColumn = columnEnd
	cellRangeAddress.EndRow = rowEnd
	
	sheet.RemoveRange(cellRangeAddress, com.sun.star.sheet.CellDeleteMode.UP)

End Function


'Show box with message asking for data in all fields and returns an empty array
Function AllFieldsAreNeededError() As Object

	MsgBox("Todos os campos são obrigatórios")
	Dim data(1) As String
	data(0) = ""
	AllFieldsAreNeededError = data

End Function

Function InputMustBeANumberError(cell As Object) As Object

	cellName = Split(cell.AbsoluteName, ".")(1)
	cellName = Split(cellName, "$")(1) &amp; Split(cellName, "$")(2)

	MsgBox("Os valores da célula " &amp; cellName &amp; " deve ser inteiros")
	Dim data(1) As String
	
	data(0) = ""
	InputMustBeANumberError = data

End Function


Function LockCellSelection()

	cellObj = ThisComponent.CurrentSelection
	
	isRange = False
	cellName = Split(cellObj.AbsoluteName, ".")(1)
	cellSplittedName = Split(cellName, "$")
	If (UBound(cellSplittedName) &gt; 2) Then
		isRange = True
	EndIf

	protected = cellObj.CellProtection.IsLocked
	
	defaultSelectionCell = GetCellObjectByName(defaultProtectSelection)
	If (Not isRange) Then
		If (CellIsButton(cellObj)) Then
			ExecuteCellAction(cellObj)
		EndIf
	ElseIf (protected And defaultSelectionCell.AbsoluteName &lt;&gt; cellObj.AbsoluteName And canChange) Then
'		canChange = False
'		sheet = GetSheetByName("Forno")
'		cellRange = sheet.getCellRangeByName(defaultSelectionCell.AbsoluteName)
'		controller = ThisComponent.GetCurrentController()
'		controller.Select(cellRange)
'		canChange = True
	EndIf

End Function

Function LockCellEdition(sourceCell As Object)
'
'	If (sourceCell.CellProtection.IsLocked) Then
'		Undo()
'	EndIf
'	
'	controller = ThisComponent.GetCurrentController()
'	selected = controller.getSelection()
'	
'	rowStart = selected.RangeAddress.StartRow
'	rowEnd = selected.RangeAddress.EndRow
'
'	columnStart = selected.RangeAddress.StartColumn
'	columnEnd = selected.RangeAddress.EndColumn
'
'	For i = rowStart To rowEnd
'		For j = columnStart To columnEnd
'			cell = GetCellObjectByIndex(i, j)
'		Next j
'	Next i
		
End Function

Function Undo()

	document   = ThisComponent.CurrentController.Frame
	dispatcher = createUnoService("com.sun.star.frame.DispatchHelper")	
	dispatcher.executeDispatch(document, ".uno:Undo", "", 0, Array())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PathManager"/>
  <library:element library:name="ItemManager"/>
  <library:element library:name="SolverManager"/>
  <library:element library:name="ListManager"/>
  <library:element library:name="Util"/>
  <library:element library:name="KilnManager"/>
  <library:element library:name="ConstantsAndGlobals"/>
  <library:element library:name="FileManager"/>
  <library:element library:name="CellButton"/>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